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7mm"/>
    </style:style>
    <style:style style:name="co3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11"/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11"/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functional.cpp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test_performance.c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memory.cpp</text:p>
          </table:table-cell>
          <table:table-cell table:number-columns-repeated="4"/>
        </table:table-row>
        <table:table-row table:style-name="ro1" table:number-rows-repeated="2358">
          <table:table-cell table:number-columns-repeated="5"/>
        </table:table-row>
        <table:table-row table:style-name="ro1">
          <table:table-cell office:value-type="string" calcext:value-type="string">
            <text:p>HEAD: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ate(/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4.088E-06</text:p>
          </table:table-cell>
          <table:table-cell office:value-type="float" office:value="244588.5" calcext:value-type="float">
            <text:p>244588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1.31E-07</text:p>
          </table:table-cell>
          <table:table-cell office:value-type="float" office:value="7662835.2" calcext:value-type="float">
            <text:p>7662835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2.01E-07</text:p>
          </table:table-cell>
          <table:table-cell office:value-type="float" office:value="4987531.2" calcext:value-type="float">
            <text:p>4987531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2.79E-07</text:p>
          </table:table-cell>
          <table:table-cell office:value-type="float" office:value="3590664.3" calcext:value-type="float">
            <text:p>3590664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5.24E-07</text:p>
          </table:table-cell>
          <table:table-cell office:value-type="float" office:value="1910219.7" calcext:value-type="float">
            <text:p>19102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7.65E-07</text:p>
          </table:table-cell>
          <table:table-cell office:value-type="float" office:value="1308044.5" calcext:value-type="float">
            <text:p>1308044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9.31E-07</text:p>
          </table:table-cell>
          <table:table-cell office:value-type="float" office:value="1074691" calcext:value-type="float">
            <text:p>107469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1.962E-06</text:p>
          </table:table-cell>
          <table:table-cell office:value-type="float" office:value="509813.9" calcext:value-type="float">
            <text:p>509813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3.44E-06</text:p>
          </table:table-cell>
          <table:table-cell office:value-type="float" office:value="290655.4" calcext:value-type="float">
            <text:p>290655.4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6.967E-06</text:p>
          </table:table-cell>
          <table:table-cell office:value-type="float" office:value="143544.1" calcext:value-type="float">
            <text:p>143544.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1.3603E-05</text:p>
          </table:table-cell>
          <table:table-cell office:value-type="float" office:value="73510.5" calcext:value-type="float">
            <text:p>73510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2.5302E-05</text:p>
          </table:table-cell>
          <table:table-cell office:value-type="float" office:value="39523.3" calcext:value-type="float">
            <text:p>39523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9719.7" calcext:value-type="float">
            <text:p>97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4715.5" calcext:value-type="float">
            <text:p>4715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</text:p>
          </table:table-cell>
          <table:table-cell office:value-type="float" office:value="2456.5" calcext:value-type="float">
            <text:p>2456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1182.3" calcext:value-type="float">
            <text:p>1182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</text:p>
          </table:table-cell>
          <table:table-cell office:value-type="float" office:value="631.8" calcext:value-type="float">
            <text:p>631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157.2" calcext:value-type="float">
            <text:p>157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381" calcext:value-type="float">
            <text:p>2.381E-06</text:p>
          </table:table-cell>
          <table:table-cell office:value-type="float" office:value="419903.4" calcext:value-type="float">
            <text:p>419903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215" calcext:value-type="float">
            <text:p>2.15E-07</text:p>
          </table:table-cell>
          <table:table-cell office:value-type="float" office:value="4640371.2" calcext:value-type="float">
            <text:p>464037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95" calcext:value-type="float">
            <text:p>1.95E-07</text:p>
          </table:table-cell>
          <table:table-cell office:value-type="float" office:value="5141388.2" calcext:value-type="float">
            <text:p>5141388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61" calcext:value-type="float">
            <text:p>6.1E-07</text:p>
          </table:table-cell>
          <table:table-cell office:value-type="float" office:value="1640689.1" calcext:value-type="float">
            <text:p>1640689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694" calcext:value-type="float">
            <text:p>6.94E-07</text:p>
          </table:table-cell>
          <table:table-cell office:value-type="float" office:value="1439884.8" calcext:value-type="float">
            <text:p>1439884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1235330.5" calcext:value-type="float">
            <text:p>1235330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318" calcext:value-type="float">
            <text:p>1.318E-06</text:p>
          </table:table-cell>
          <table:table-cell office:value-type="float" office:value="759013.3" calcext:value-type="float">
            <text:p>759013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47" calcext:value-type="float">
            <text:p>9.947E-06</text:p>
          </table:table-cell>
          <table:table-cell office:value-type="float" office:value="100537.9" calcext:value-type="float">
            <text:p>100537.9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793" calcext:value-type="float">
            <text:p>1.5793E-05</text:p>
          </table:table-cell>
          <table:table-cell office:value-type="float" office:value="63321.2" calcext:value-type="float">
            <text:p>6332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9063" calcext:value-type="float">
            <text:p>3.9063E-05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8833" calcext:value-type="float">
            <text:p>6.8833E-05</text:p>
          </table:table-cell>
          <table:table-cell office:value-type="float" office:value="14528" calcext:value-type="float">
            <text:p>1452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8071.3" calcext:value-type="float">
            <text:p>807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3908.3" calcext:value-type="float">
            <text:p>3908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5874" calcext:value-type="float">
            <text:p>0.00065874</text:p>
          </table:table-cell>
          <table:table-cell office:value-type="float" office:value="1518.1" calcext:value-type="float">
            <text:p>1518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839.4" calcext:value-type="float">
            <text:p>83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404.4" calcext:value-type="float">
            <text:p>404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149.4" calcext:value-type="float">
            <text:p>14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8846" calcext:value-type="float">
            <text:p>8.846E-06</text:p>
          </table:table-cell>
          <table:table-cell office:value-type="float" office:value="113051.8" calcext:value-type="float">
            <text:p>113051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98" calcext:value-type="float">
            <text:p>3.98E-07</text:p>
          </table:table-cell>
          <table:table-cell office:value-type="float" office:value="2515723.3" calcext:value-type="float">
            <text:p>2515723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38" calcext:value-type="float">
            <text:p>9.38E-07</text:p>
          </table:table-cell>
          <table:table-cell office:value-type="float" office:value="1065530.1" calcext:value-type="float">
            <text:p>1065530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329" calcext:value-type="float">
            <text:p>3.29E-07</text:p>
          </table:table-cell>
          <table:table-cell office:value-type="float" office:value="3034901.4" calcext:value-type="float">
            <text:p>3034901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5" calcext:value-type="float">
            <text:p>1.45E-06</text:p>
          </table:table-cell>
          <table:table-cell office:value-type="float" office:value="689893.1" calcext:value-type="float">
            <text:p>689893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025" calcext:value-type="float">
            <text:p>1.025E-06</text:p>
          </table:table-cell>
          <table:table-cell office:value-type="float" office:value="976085.9" calcext:value-type="float">
            <text:p>976085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312" calcext:value-type="float">
            <text:p>1.312E-06</text:p>
          </table:table-cell>
          <table:table-cell office:value-type="float" office:value="761904.8" calcext:value-type="float">
            <text:p>761904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265" calcext:value-type="float">
            <text:p>2.65E-06</text:p>
          </table:table-cell>
          <table:table-cell office:value-type="float" office:value="377287.3" calcext:value-type="float">
            <text:p>377287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822" calcext:value-type="float">
            <text:p>4.822E-06</text:p>
          </table:table-cell>
          <table:table-cell office:value-type="float" office:value="207404.3" calcext:value-type="float">
            <text:p>207404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9853" calcext:value-type="float">
            <text:p>9.853E-06</text:p>
          </table:table-cell>
          <table:table-cell office:value-type="float" office:value="101486.8" calcext:value-type="float">
            <text:p>101486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985" calcext:value-type="float">
            <text:p>1.985E-05</text:p>
          </table:table-cell>
          <table:table-cell office:value-type="float" office:value="50379.1" calcext:value-type="float">
            <text:p>5037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7503" calcext:value-type="float">
            <text:p>5.7503E-05</text:p>
          </table:table-cell>
          <table:table-cell office:value-type="float" office:value="17390.5" calcext:value-type="float">
            <text:p>17390.5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8157.6" calcext:value-type="float">
            <text:p>8157.6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4298.7" calcext:value-type="float">
            <text:p>429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2121.7" calcext:value-type="float">
            <text:p>2121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1039.1" calcext:value-type="float">
            <text:p>103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448.7" calcext:value-type="float">
            <text:p>44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154.4" calcext:value-type="float">
            <text:p>154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401" calcext:value-type="float">
            <text:p>4.01E-07</text:p>
          </table:table-cell>
          <table:table-cell office:value-type="float" office:value="2496878.9" calcext:value-type="float">
            <text:p>2496878.9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58" calcext:value-type="float">
            <text:p>1.58E-07</text:p>
          </table:table-cell>
          <table:table-cell office:value-type="float" office:value="6349206.3" calcext:value-type="float">
            <text:p>6349206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44" calcext:value-type="float">
            <text:p>1.44E-07</text:p>
          </table:table-cell>
          <table:table-cell office:value-type="float" office:value="6968641.1" calcext:value-type="float">
            <text:p>696864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5390835.6" calcext:value-type="float">
            <text:p>5390835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98" calcext:value-type="float">
            <text:p>2.98E-07</text:p>
          </table:table-cell>
          <table:table-cell office:value-type="float" office:value="3350083.8" calcext:value-type="float">
            <text:p>335008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46" calcext:value-type="float">
            <text:p>4.6E-07</text:p>
          </table:table-cell>
          <table:table-cell office:value-type="float" office:value="2176278.6" calcext:value-type="float">
            <text:p>2176278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022" calcext:value-type="float">
            <text:p>1.022E-06</text:p>
          </table:table-cell>
          <table:table-cell office:value-type="float" office:value="977995.1" calcext:value-type="float">
            <text:p>97799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774" calcext:value-type="float">
            <text:p>1.774E-06</text:p>
          </table:table-cell>
          <table:table-cell office:value-type="float" office:value="563856.8" calcext:value-type="float">
            <text:p>563856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032" calcext:value-type="float">
            <text:p>4.032E-06</text:p>
          </table:table-cell>
          <table:table-cell office:value-type="float" office:value="247985.1" calcext:value-type="float">
            <text:p>24798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6666" calcext:value-type="float">
            <text:p>6.666E-06</text:p>
          </table:table-cell>
          <table:table-cell office:value-type="float" office:value="150003.8" calcext:value-type="float">
            <text:p>15000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2774" calcext:value-type="float">
            <text:p>1.2774E-05</text:p>
          </table:table-cell>
          <table:table-cell office:value-type="float" office:value="78281" calcext:value-type="float">
            <text:p>7828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2443" calcext:value-type="float">
            <text:p>2.443E-05</text:p>
          </table:table-cell>
          <table:table-cell office:value-type="float" office:value="40932.4" calcext:value-type="float">
            <text:p>40932.4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48397" calcext:value-type="float">
            <text:p>4.8397E-05</text:p>
          </table:table-cell>
          <table:table-cell office:value-type="float" office:value="20662.7" calcext:value-type="float">
            <text:p>20662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98321" calcext:value-type="float">
            <text:p>9.8321E-05</text:p>
          </table:table-cell>
          <table:table-cell office:value-type="float" office:value="10170.8" calcext:value-type="float">
            <text:p>10170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5105.2" calcext:value-type="float">
            <text:p>5105.2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39829" calcext:value-type="float">
            <text:p>0.00039829</text:p>
          </table:table-cell>
          <table:table-cell office:value-type="float" office:value="2510.7" calcext:value-type="float">
            <text:p>2510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1291.1" calcext:value-type="float">
            <text:p>129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643.8" calcext:value-type="float">
            <text:p>64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329.3" calcext:value-type="float">
            <text:p>329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28" calcext:value-type="float">
            <text:p>8.28E-07</text:p>
          </table:table-cell>
          <table:table-cell office:value-type="float" office:value="1208459.2" calcext:value-type="float">
            <text:p>1208459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6" calcext:value-type="float">
            <text:p>3.6E-07</text:p>
          </table:table-cell>
          <table:table-cell office:value-type="float" office:value="2773925.1" calcext:value-type="float">
            <text:p>2773925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95" calcext:value-type="float">
            <text:p>4.95E-07</text:p>
          </table:table-cell>
          <table:table-cell office:value-type="float" office:value="2018163.5" calcext:value-type="float">
            <text:p>2018163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45" calcext:value-type="float">
            <text:p>7.45E-07</text:p>
          </table:table-cell>
          <table:table-cell office:value-type="float" office:value="1341381.6" calcext:value-type="float">
            <text:p>1341381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549" calcext:value-type="float">
            <text:p>1.549E-06</text:p>
          </table:table-cell>
          <table:table-cell office:value-type="float" office:value="645369.5" calcext:value-type="float">
            <text:p>64536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717" calcext:value-type="float">
            <text:p>2.717E-06</text:p>
          </table:table-cell>
          <table:table-cell office:value-type="float" office:value="367985.3" calcext:value-type="float">
            <text:p>367985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84" calcext:value-type="float">
            <text:p>3.984E-06</text:p>
          </table:table-cell>
          <table:table-cell office:value-type="float" office:value="250972.5" calcext:value-type="float">
            <text:p>250972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84" calcext:value-type="float">
            <text:p>6.84E-06</text:p>
          </table:table-cell>
          <table:table-cell office:value-type="float" office:value="146209.5" calcext:value-type="float">
            <text:p>14620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2512" calcext:value-type="float">
            <text:p>1.2512E-05</text:p>
          </table:table-cell>
          <table:table-cell office:value-type="float" office:value="79926.5" calcext:value-type="float">
            <text:p>79926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3557" calcext:value-type="float">
            <text:p>5.3557E-05</text:p>
          </table:table-cell>
          <table:table-cell office:value-type="float" office:value="18671.9" calcext:value-type="float">
            <text:p>18671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498" calcext:value-type="float">
            <text:p>8.1498E-05</text:p>
          </table:table-cell>
          <table:table-cell office:value-type="float" office:value="12270.3" calcext:value-type="float">
            <text:p>12270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14729" calcext:value-type="float">
            <text:p>0.000114729</text:p>
          </table:table-cell>
          <table:table-cell office:value-type="float" office:value="8716.2" calcext:value-type="float">
            <text:p>8716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80596" calcext:value-type="float">
            <text:p>0.000180596</text:p>
          </table:table-cell>
          <table:table-cell office:value-type="float" office:value="5537.2" calcext:value-type="float">
            <text:p>5537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55604" calcext:value-type="float">
            <text:p>0.000355604</text:p>
          </table:table-cell>
          <table:table-cell office:value-type="float" office:value="2812.1" calcext:value-type="float">
            <text:p>2812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34561" calcext:value-type="float">
            <text:p>0.00093456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98376" calcext:value-type="float">
            <text:p>0.001998376</text:p>
          </table:table-cell>
          <table:table-cell office:value-type="float" office:value="500.4" calcext:value-type="float">
            <text:p>500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460973" calcext:value-type="float">
            <text:p>0.004460973</text:p>
          </table:table-cell>
          <table:table-cell office:value-type="float" office:value="224.2" calcext:value-type="float">
            <text:p>224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0137617" calcext:value-type="float">
            <text:p>0.010137617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7258945" calcext:value-type="float">
            <text:p>0.017258945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18" calcext:value-type="float">
            <text:p>8.18E-07</text:p>
          </table:table-cell>
          <table:table-cell office:value-type="float" office:value="1221747.1" calcext:value-type="float">
            <text:p>1221747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48" calcext:value-type="float">
            <text:p>3.48E-07</text:p>
          </table:table-cell>
          <table:table-cell office:value-type="float" office:value="2877697.8" calcext:value-type="float">
            <text:p>2877697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7010.2" calcext:value-type="float">
            <text:p>185701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12" calcext:value-type="float">
            <text:p>7.12E-07</text:p>
          </table:table-cell>
          <table:table-cell office:value-type="float" office:value="1403508.8" calcext:value-type="float">
            <text:p>1403508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93" calcext:value-type="float">
            <text:p>9.93E-07</text:p>
          </table:table-cell>
          <table:table-cell office:value-type="float" office:value="1007556.7" calcext:value-type="float">
            <text:p>100755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55" calcext:value-type="float">
            <text:p>1.355E-06</text:p>
          </table:table-cell>
          <table:table-cell office:value-type="float" office:value="737735.2" calcext:value-type="float">
            <text:p>737735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09" calcext:value-type="float">
            <text:p>2.609E-06</text:p>
          </table:table-cell>
          <table:table-cell office:value-type="float" office:value="383362.1" calcext:value-type="float">
            <text:p>383362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472" calcext:value-type="float">
            <text:p>3.472E-06</text:p>
          </table:table-cell>
          <table:table-cell office:value-type="float" office:value="288059.9" calcext:value-type="float">
            <text:p>288059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143" calcext:value-type="float">
            <text:p>6.143E-06</text:p>
          </table:table-cell>
          <table:table-cell office:value-type="float" office:value="162800.2" calcext:value-type="float">
            <text:p>16280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1049" calcext:value-type="float">
            <text:p>1.1049E-05</text:p>
          </table:table-cell>
          <table:table-cell office:value-type="float" office:value="90501.8" calcext:value-type="float">
            <text:p>90501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0286" calcext:value-type="float">
            <text:p>2.0286E-05</text:p>
          </table:table-cell>
          <table:table-cell office:value-type="float" office:value="49296.3" calcext:value-type="float">
            <text:p>4929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40563" calcext:value-type="float">
            <text:p>4.0563E-05</text:p>
          </table:table-cell>
          <table:table-cell office:value-type="float" office:value="24652.7" calcext:value-type="float">
            <text:p>24652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03774" calcext:value-type="float">
            <text:p>0.000103774</text:p>
          </table:table-cell>
          <table:table-cell office:value-type="float" office:value="9636.3" calcext:value-type="float">
            <text:p>963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08914" calcext:value-type="float">
            <text:p>0.000208914</text:p>
          </table:table-cell>
          <table:table-cell office:value-type="float" office:value="4786.7" calcext:value-type="float">
            <text:p>478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04486" calcext:value-type="float">
            <text:p>0.000304486</text:p>
          </table:table-cell>
          <table:table-cell office:value-type="float" office:value="3284.2" calcext:value-type="float">
            <text:p>3284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812413" calcext:value-type="float">
            <text:p>0.000812413</text:p>
          </table:table-cell>
          <table:table-cell office:value-type="float" office:value="1230.9" calcext:value-type="float">
            <text:p>1230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27935" calcext:value-type="float">
            <text:p>0.001927935</text:p>
          </table:table-cell>
          <table:table-cell office:value-type="float" office:value="518.7" calcext:value-type="float">
            <text:p>518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041856" calcext:value-type="float">
            <text:p>0.004041856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8398117" calcext:value-type="float">
            <text:p>0.008398117</text:p>
          </table:table-cell>
          <table:table-cell office:value-type="float" office:value="119.1" calcext:value-type="float">
            <text:p>119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5825927" calcext:value-type="float">
            <text:p>0.015825927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3.389E-06</text:p>
          </table:table-cell>
          <table:table-cell office:value-type="float" office:value="295028.8" calcext:value-type="float">
            <text:p>295028.8</text:p>
          </table:table-cell>
          <table:table-cell office:value-type="string" calcext:value-type="string">
            <text:p>test_vector_string_to_py_tuple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3.1E-07</text:p>
          </table:table-cell>
          <table:table-cell office:value-type="float" office:value="3231017.8" calcext:value-type="float">
            <text:p>3231017.8</text:p>
          </table:table-cell>
          <table:table-cell office:value-type="string" calcext:value-type="string">
            <text:p>test_vector_string_to_py_tuple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5.63E-07</text:p>
          </table:table-cell>
          <table:table-cell office:value-type="float" office:value="1777777.8" calcext:value-type="float">
            <text:p>1777777.8</text:p>
          </table:table-cell>
          <table:table-cell office:value-type="string" calcext:value-type="string">
            <text:p>test_vector_string_to_py_tuple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6.67E-07</text:p>
          </table:table-cell>
          <table:table-cell office:value-type="float" office:value="1498127.3" calcext:value-type="float">
            <text:p>1498127.3</text:p>
          </table:table-cell>
          <table:table-cell office:value-type="string" calcext:value-type="string">
            <text:p>test_vector_string_to_py_tuple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8.9E-07</text:p>
          </table:table-cell>
          <table:table-cell office:value-type="float" office:value="1124227.1" calcext:value-type="float">
            <text:p>1124227.1</text:p>
          </table:table-cell>
          <table:table-cell office:value-type="string" calcext:value-type="string">
            <text:p>test_vector_string_to_py_tuple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1.393E-06</text:p>
          </table:table-cell>
          <table:table-cell office:value-type="float" office:value="718132.9" calcext:value-type="float">
            <text:p>718132.9</text:p>
          </table:table-cell>
          <table:table-cell office:value-type="string" calcext:value-type="string">
            <text:p>test_vector_string_to_py_tuple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2.042E-06</text:p>
          </table:table-cell>
          <table:table-cell office:value-type="float" office:value="489596.1" calcext:value-type="float">
            <text:p>489596.1</text:p>
          </table:table-cell>
          <table:table-cell office:value-type="string" calcext:value-type="string">
            <text:p>test_vector_string_to_py_tuple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7.312E-06</text:p>
          </table:table-cell>
          <table:table-cell office:value-type="float" office:value="136752.1" calcext:value-type="float">
            <text:p>136752.1</text:p>
          </table:table-cell>
          <table:table-cell office:value-type="string" calcext:value-type="string">
            <text:p>test_vector_string_to_py_tuple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1.5483E-05</text:p>
          </table:table-cell>
          <table:table-cell office:value-type="float" office:value="64584.9" calcext:value-type="float">
            <text:p>64584.9</text:p>
          </table:table-cell>
          <table:table-cell office:value-type="string" calcext:value-type="string">
            <text:p>test_vector_string_to_py_tuple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2.9866E-05</text:p>
          </table:table-cell>
          <table:table-cell office:value-type="float" office:value="33483.5" calcext:value-type="float">
            <text:p>33483.5</text:p>
          </table:table-cell>
          <table:table-cell office:value-type="string" calcext:value-type="string">
            <text:p>test_vector_string_to_py_tuple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5.9652E-05</text:p>
          </table:table-cell>
          <table:table-cell office:value-type="float" office:value="16764" calcext:value-type="float">
            <text:p>16764</text:p>
          </table:table-cell>
          <table:table-cell office:value-type="string" calcext:value-type="string">
            <text:p>test_vector_string_to_py_tuple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test_vector_string_to_py_tuple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3771.2" calcext:value-type="float">
            <text:p>3771.2</text:p>
          </table:table-cell>
          <table:table-cell office:value-type="string" calcext:value-type="string">
            <text:p>test_vector_string_to_py_tuple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2078.5" calcext:value-type="float">
            <text:p>2078.5</text:p>
          </table:table-cell>
          <table:table-cell office:value-type="string" calcext:value-type="string">
            <text:p>test_vector_string_to_py_tuple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</text:p>
          </table:table-cell>
          <table:table-cell office:value-type="float" office:value="999.8" calcext:value-type="float">
            <text:p>999.8</text:p>
          </table:table-cell>
          <table:table-cell office:value-type="string" calcext:value-type="string">
            <text:p>test_vector_string_to_py_tuple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336.6" calcext:value-type="float">
            <text:p>336.6</text:p>
          </table:table-cell>
          <table:table-cell office:value-type="string" calcext:value-type="string">
            <text:p>test_vector_string_to_py_tuple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test_vector_string_to_py_tuple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test_vector_string_to_py_tuple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test_vector_string_to_py_tuple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93" calcext:value-type="float">
            <text:p>2.993E-06</text:p>
          </table:table-cell>
          <table:table-cell office:value-type="float" office:value="334168.8" calcext:value-type="float">
            <text:p>334168.8</text:p>
          </table:table-cell>
          <table:table-cell office:value-type="string" calcext:value-type="string">
            <text:p>test_vector_string_to_py_tuple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68" calcext:value-type="float">
            <text:p>4.68E-07</text:p>
          </table:table-cell>
          <table:table-cell office:value-type="float" office:value="2139037.4" calcext:value-type="float">
            <text:p>2139037.4</text:p>
          </table:table-cell>
          <table:table-cell office:value-type="string" calcext:value-type="string">
            <text:p>test_vector_string_to_py_tuple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9" calcext:value-type="float">
            <text:p>5.9E-07</text:p>
          </table:table-cell>
          <table:table-cell office:value-type="float" office:value="1696352.8" calcext:value-type="float">
            <text:p>1696352.8</text:p>
          </table:table-cell>
          <table:table-cell office:value-type="string" calcext:value-type="string">
            <text:p>test_vector_string_to_py_tuple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04" calcext:value-type="float">
            <text:p>5.04E-07</text:p>
          </table:table-cell>
          <table:table-cell office:value-type="float" office:value="1986097.3" calcext:value-type="float">
            <text:p>1986097.3</text:p>
          </table:table-cell>
          <table:table-cell office:value-type="string" calcext:value-type="string">
            <text:p>test_vector_string_to_py_tuple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338" calcext:value-type="float">
            <text:p>1.338E-06</text:p>
          </table:table-cell>
          <table:table-cell office:value-type="float" office:value="747105" calcext:value-type="float">
            <text:p>747105</text:p>
          </table:table-cell>
          <table:table-cell office:value-type="string" calcext:value-type="string">
            <text:p>test_vector_string_to_py_tuple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695" calcext:value-type="float">
            <text:p>1.695E-06</text:p>
          </table:table-cell>
          <table:table-cell office:value-type="float" office:value="589796.5" calcext:value-type="float">
            <text:p>589796.5</text:p>
          </table:table-cell>
          <table:table-cell office:value-type="string" calcext:value-type="string">
            <text:p>test_vector_string_to_py_tuple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443164.2" calcext:value-type="float">
            <text:p>443164.2</text:p>
          </table:table-cell>
          <table:table-cell office:value-type="string" calcext:value-type="string">
            <text:p>test_vector_string_to_py_tuple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776" calcext:value-type="float">
            <text:p>4.776E-06</text:p>
          </table:table-cell>
          <table:table-cell office:value-type="float" office:value="209358.3" calcext:value-type="float">
            <text:p>209358.3</text:p>
          </table:table-cell>
          <table:table-cell office:value-type="string" calcext:value-type="string">
            <text:p>test_vector_string_to_py_tuple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921" calcext:value-type="float">
            <text:p>8.921E-06</text:p>
          </table:table-cell>
          <table:table-cell office:value-type="float" office:value="112101.3" calcext:value-type="float">
            <text:p>112101.3</text:p>
          </table:table-cell>
          <table:table-cell office:value-type="string" calcext:value-type="string">
            <text:p>test_vector_string_to_py_tuple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7483" calcext:value-type="float">
            <text:p>1.7483E-05</text:p>
          </table:table-cell>
          <table:table-cell office:value-type="float" office:value="57200.1" calcext:value-type="float">
            <text:p>57200.1</text:p>
          </table:table-cell>
          <table:table-cell office:value-type="string" calcext:value-type="string">
            <text:p>test_vector_string_to_py_tuple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4103" calcext:value-type="float">
            <text:p>3.4103E-05</text:p>
          </table:table-cell>
          <table:table-cell office:value-type="float" office:value="29323.4" calcext:value-type="float">
            <text:p>29323.4</text:p>
          </table:table-cell>
          <table:table-cell office:value-type="string" calcext:value-type="string">
            <text:p>test_vector_string_to_py_tuple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9949" calcext:value-type="float">
            <text:p>6.9949E-05</text:p>
          </table:table-cell>
          <table:table-cell office:value-type="float" office:value="14296" calcext:value-type="float">
            <text:p>14296</text:p>
          </table:table-cell>
          <table:table-cell office:value-type="string" calcext:value-type="string">
            <text:p>test_vector_string_to_py_tuple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7480.1" calcext:value-type="float">
            <text:p>7480.1</text:p>
          </table:table-cell>
          <table:table-cell office:value-type="string" calcext:value-type="string">
            <text:p>test_vector_string_to_py_tuple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3159.4" calcext:value-type="float">
            <text:p>3159.4</text:p>
          </table:table-cell>
          <table:table-cell office:value-type="string" calcext:value-type="string">
            <text:p>test_vector_string_to_py_tuple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1830.9" calcext:value-type="float">
            <text:p>1830.9</text:p>
          </table:table-cell>
          <table:table-cell office:value-type="string" calcext:value-type="string">
            <text:p>test_vector_string_to_py_tuple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790.2" calcext:value-type="float">
            <text:p>790.2</text:p>
          </table:table-cell>
          <table:table-cell office:value-type="string" calcext:value-type="string">
            <text:p>test_vector_string_to_py_tuple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264.3" calcext:value-type="float">
            <text:p>264.3</text:p>
          </table:table-cell>
          <table:table-cell office:value-type="string" calcext:value-type="string">
            <text:p>test_vector_string_to_py_tuple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test_vector_string_to_py_tuple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test_vector_string_to_py_tuple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test_vector_string_to_py_tuple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254" calcext:value-type="float">
            <text:p>2.254E-06</text:p>
          </table:table-cell>
          <table:table-cell office:value-type="float" office:value="443754.2" calcext:value-type="float">
            <text:p>443754.2</text:p>
          </table:table-cell>
          <table:table-cell office:value-type="string" calcext:value-type="string">
            <text:p>test_vector_string_to_py_tuple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33" calcext:value-type="float">
            <text:p>6.33E-07</text:p>
          </table:table-cell>
          <table:table-cell office:value-type="float" office:value="1578532" calcext:value-type="float">
            <text:p>1578532</text:p>
          </table:table-cell>
          <table:table-cell office:value-type="string" calcext:value-type="string">
            <text:p>test_vector_string_to_py_tuple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69" calcext:value-type="float">
            <text:p>6.69E-07</text:p>
          </table:table-cell>
          <table:table-cell office:value-type="float" office:value="1495886.3" calcext:value-type="float">
            <text:p>1495886.3</text:p>
          </table:table-cell>
          <table:table-cell office:value-type="string" calcext:value-type="string">
            <text:p>test_vector_string_to_py_tuple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3568.1" calcext:value-type="float">
            <text:p>1853568.1</text:p>
          </table:table-cell>
          <table:table-cell office:value-type="string" calcext:value-type="string">
            <text:p>test_vector_string_to_py_tuple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61" calcext:value-type="float">
            <text:p>1.061E-06</text:p>
          </table:table-cell>
          <table:table-cell office:value-type="float" office:value="942063.1" calcext:value-type="float">
            <text:p>942063.1</text:p>
          </table:table-cell>
          <table:table-cell office:value-type="string" calcext:value-type="string">
            <text:p>test_vector_string_to_py_tuple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8" calcext:value-type="float">
            <text:p>1.788E-06</text:p>
          </table:table-cell>
          <table:table-cell office:value-type="float" office:value="559440.6" calcext:value-type="float">
            <text:p>559440.6</text:p>
          </table:table-cell>
          <table:table-cell office:value-type="string" calcext:value-type="string">
            <text:p>test_vector_string_to_py_tuple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03" calcext:value-type="float">
            <text:p>2.903E-06</text:p>
          </table:table-cell>
          <table:table-cell office:value-type="float" office:value="344530.6" calcext:value-type="float">
            <text:p>344530.6</text:p>
          </table:table-cell>
          <table:table-cell office:value-type="string" calcext:value-type="string">
            <text:p>test_vector_string_to_py_tuple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180034.2" calcext:value-type="float">
            <text:p>180034.2</text:p>
          </table:table-cell>
          <table:table-cell office:value-type="string" calcext:value-type="string">
            <text:p>test_vector_string_to_py_tuple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38" calcext:value-type="float">
            <text:p>9.938E-06</text:p>
          </table:table-cell>
          <table:table-cell office:value-type="float" office:value="100618.8" calcext:value-type="float">
            <text:p>100618.8</text:p>
          </table:table-cell>
          <table:table-cell office:value-type="string" calcext:value-type="string">
            <text:p>test_vector_string_to_py_tuple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971" calcext:value-type="float">
            <text:p>1.9971E-05</text:p>
          </table:table-cell>
          <table:table-cell office:value-type="float" office:value="50073.9" calcext:value-type="float">
            <text:p>50073.9</text:p>
          </table:table-cell>
          <table:table-cell office:value-type="string" calcext:value-type="string">
            <text:p>test_vector_string_to_py_tuple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3637" calcext:value-type="float">
            <text:p>4.3637E-05</text:p>
          </table:table-cell>
          <table:table-cell office:value-type="float" office:value="22916.1" calcext:value-type="float">
            <text:p>22916.1</text:p>
          </table:table-cell>
          <table:table-cell office:value-type="string" calcext:value-type="string">
            <text:p>test_vector_string_to_py_tuple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789" calcext:value-type="float">
            <text:p>8.1789E-05</text:p>
          </table:table-cell>
          <table:table-cell office:value-type="float" office:value="12226.7" calcext:value-type="float">
            <text:p>12226.7</text:p>
          </table:table-cell>
          <table:table-cell office:value-type="string" calcext:value-type="string">
            <text:p>test_vector_string_to_py_tuple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2943.3" calcext:value-type="float">
            <text:p>2943.3</text:p>
          </table:table-cell>
          <table:table-cell office:value-type="string" calcext:value-type="string">
            <text:p>test_vector_string_to_py_tuple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2831.5" calcext:value-type="float">
            <text:p>2831.5</text:p>
          </table:table-cell>
          <table:table-cell office:value-type="string" calcext:value-type="string">
            <text:p>test_vector_string_to_py_tuple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1827.9" calcext:value-type="float">
            <text:p>1827.9</text:p>
          </table:table-cell>
          <table:table-cell office:value-type="string" calcext:value-type="string">
            <text:p>test_vector_string_to_py_tuple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591.6" calcext:value-type="float">
            <text:p>591.6</text:p>
          </table:table-cell>
          <table:table-cell office:value-type="string" calcext:value-type="string">
            <text:p>test_vector_string_to_py_tuple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203.7" calcext:value-type="float">
            <text:p>203.7</text:p>
          </table:table-cell>
          <table:table-cell office:value-type="string" calcext:value-type="string">
            <text:p>test_vector_string_to_py_tuple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test_vector_string_to_py_tuple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test_vector_string_to_py_tuple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test_vector_string_to_py_tuple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206" calcext:value-type="float">
            <text:p>3.206E-06</text:p>
          </table:table-cell>
          <table:table-cell office:value-type="float" office:value="311963.8" calcext:value-type="float">
            <text:p>311963.8</text:p>
          </table:table-cell>
          <table:table-cell office:value-type="string" calcext:value-type="string">
            <text:p>test_vector_string_to_py_tuple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5" calcext:value-type="float">
            <text:p>7.05E-07</text:p>
          </table:table-cell>
          <table:table-cell office:value-type="float" office:value="1417434.4" calcext:value-type="float">
            <text:p>1417434.4</text:p>
          </table:table-cell>
          <table:table-cell office:value-type="string" calcext:value-type="string">
            <text:p>test_vector_string_to_py_tuple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324" calcext:value-type="float">
            <text:p>3.24E-07</text:p>
          </table:table-cell>
          <table:table-cell office:value-type="float" office:value="3091190.1" calcext:value-type="float">
            <text:p>3091190.1</text:p>
          </table:table-cell>
          <table:table-cell office:value-type="string" calcext:value-type="string">
            <text:p>test_vector_string_to_py_tuple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22" calcext:value-type="float">
            <text:p>5.22E-07</text:p>
          </table:table-cell>
          <table:table-cell office:value-type="float" office:value="1917545.5" calcext:value-type="float">
            <text:p>1917545.5</text:p>
          </table:table-cell>
          <table:table-cell office:value-type="string" calcext:value-type="string">
            <text:p>test_vector_string_to_py_tuple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5" calcext:value-type="float">
            <text:p>1.425E-06</text:p>
          </table:table-cell>
          <table:table-cell office:value-type="float" office:value="702000.7" calcext:value-type="float">
            <text:p>702000.7</text:p>
          </table:table-cell>
          <table:table-cell office:value-type="string" calcext:value-type="string">
            <text:p>test_vector_string_to_py_tuple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442" calcext:value-type="float">
            <text:p>1.442E-06</text:p>
          </table:table-cell>
          <table:table-cell office:value-type="float" office:value="693721.8" calcext:value-type="float">
            <text:p>693721.8</text:p>
          </table:table-cell>
          <table:table-cell office:value-type="string" calcext:value-type="string">
            <text:p>test_vector_string_to_py_tuple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38" calcext:value-type="float">
            <text:p>2.638E-06</text:p>
          </table:table-cell>
          <table:table-cell office:value-type="float" office:value="379146.9" calcext:value-type="float">
            <text:p>379146.9</text:p>
          </table:table-cell>
          <table:table-cell office:value-type="string" calcext:value-type="string">
            <text:p>test_vector_string_to_py_tuple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199" calcext:value-type="float">
            <text:p>5.199E-06</text:p>
          </table:table-cell>
          <table:table-cell office:value-type="float" office:value="192326.2" calcext:value-type="float">
            <text:p>192326.2</text:p>
          </table:table-cell>
          <table:table-cell office:value-type="string" calcext:value-type="string">
            <text:p>test_vector_string_to_py_tuple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0128" calcext:value-type="float">
            <text:p>1.0128E-05</text:p>
          </table:table-cell>
          <table:table-cell office:value-type="float" office:value="98731.3" calcext:value-type="float">
            <text:p>98731.3</text:p>
          </table:table-cell>
          <table:table-cell office:value-type="string" calcext:value-type="string">
            <text:p>test_vector_string_to_py_tuple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0794" calcext:value-type="float">
            <text:p>2.0794E-05</text:p>
          </table:table-cell>
          <table:table-cell office:value-type="float" office:value="48089.6" calcext:value-type="float">
            <text:p>48089.6</text:p>
          </table:table-cell>
          <table:table-cell office:value-type="string" calcext:value-type="string">
            <text:p>test_vector_string_to_py_tuple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8808" calcext:value-type="float">
            <text:p>6.8808E-05</text:p>
          </table:table-cell>
          <table:table-cell office:value-type="float" office:value="14533.3" calcext:value-type="float">
            <text:p>14533.3</text:p>
          </table:table-cell>
          <table:table-cell office:value-type="string" calcext:value-type="string">
            <text:p>test_vector_string_to_py_tuple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4999.4" calcext:value-type="float">
            <text:p>4999.4</text:p>
          </table:table-cell>
          <table:table-cell office:value-type="string" calcext:value-type="string">
            <text:p>test_vector_string_to_py_tuple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6292.3" calcext:value-type="float">
            <text:p>6292.3</text:p>
          </table:table-cell>
          <table:table-cell office:value-type="string" calcext:value-type="string">
            <text:p>test_vector_string_to_py_tuple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3070.6" calcext:value-type="float">
            <text:p>3070.6</text:p>
          </table:table-cell>
          <table:table-cell office:value-type="string" calcext:value-type="string">
            <text:p>test_vector_string_to_py_tuple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est_vector_string_to_py_tuple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334.1" calcext:value-type="float">
            <text:p>334.1</text:p>
          </table:table-cell>
          <table:table-cell office:value-type="string" calcext:value-type="string">
            <text:p>test_vector_string_to_py_tuple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722129" calcext:value-type="float">
            <text:p>0.00722129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test_vector_string_to_py_tuple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561237" calcext:value-type="float">
            <text:p>0.01561237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test_vector_string_to_py_tuple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test_vector_string_to_py_tuple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6077188" calcext:value-type="float">
            <text:p>0.0607718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test_vector_string_to_py_tuple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168" calcext:value-type="float">
            <text:p>3.168E-06</text:p>
          </table:table-cell>
          <table:table-cell office:value-type="float" office:value="315706.4" calcext:value-type="float">
            <text:p>315706.4</text:p>
          </table:table-cell>
          <table:table-cell office:value-type="string" calcext:value-type="string">
            <text:p>test_vector_string_to_py_tuple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25" calcext:value-type="float">
            <text:p>4.25E-07</text:p>
          </table:table-cell>
          <table:table-cell office:value-type="float" office:value="2355712.6" calcext:value-type="float">
            <text:p>2355712.6</text:p>
          </table:table-cell>
          <table:table-cell office:value-type="string" calcext:value-type="string">
            <text:p>test_vector_string_to_py_tuple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748" calcext:value-type="float">
            <text:p>7.48E-07</text:p>
          </table:table-cell>
          <table:table-cell office:value-type="float" office:value="1337792.6" calcext:value-type="float">
            <text:p>1337792.6</text:p>
          </table:table-cell>
          <table:table-cell office:value-type="string" calcext:value-type="string">
            <text:p>test_vector_string_to_py_tuple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3" calcext:value-type="float">
            <text:p>4.3E-07</text:p>
          </table:table-cell>
          <table:table-cell office:value-type="float" office:value="2322880.4" calcext:value-type="float">
            <text:p>2322880.4</text:p>
          </table:table-cell>
          <table:table-cell office:value-type="string" calcext:value-type="string">
            <text:p>test_vector_string_to_py_tuple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52" calcext:value-type="float">
            <text:p>9.52E-07</text:p>
          </table:table-cell>
          <table:table-cell office:value-type="float" office:value="1049868.8" calcext:value-type="float">
            <text:p>1049868.8</text:p>
          </table:table-cell>
          <table:table-cell office:value-type="string" calcext:value-type="string">
            <text:p>test_vector_string_to_py_tuple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" calcext:value-type="float">
            <text:p>1.78E-06</text:p>
          </table:table-cell>
          <table:table-cell office:value-type="float" office:value="561955.6" calcext:value-type="float">
            <text:p>561955.6</text:p>
          </table:table-cell>
          <table:table-cell office:value-type="string" calcext:value-type="string">
            <text:p>test_vector_string_to_py_tuple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841" calcext:value-type="float">
            <text:p>2.841E-06</text:p>
          </table:table-cell>
          <table:table-cell office:value-type="float" office:value="352050.7" calcext:value-type="float">
            <text:p>352050.7</text:p>
          </table:table-cell>
          <table:table-cell office:value-type="string" calcext:value-type="string">
            <text:p>test_vector_string_to_py_tuple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88" calcext:value-type="float">
            <text:p>5.588E-06</text:p>
          </table:table-cell>
          <table:table-cell office:value-type="float" office:value="178970.9" calcext:value-type="float">
            <text:p>178970.9</text:p>
          </table:table-cell>
          <table:table-cell office:value-type="string" calcext:value-type="string">
            <text:p>test_vector_string_to_py_tuple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vector_string_to_py_tuple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593" calcext:value-type="float">
            <text:p>2.2593E-05</text:p>
          </table:table-cell>
          <table:table-cell office:value-type="float" office:value="44262.5" calcext:value-type="float">
            <text:p>44262.5</text:p>
          </table:table-cell>
          <table:table-cell office:value-type="string" calcext:value-type="string">
            <text:p>test_vector_string_to_py_tuple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5766" calcext:value-type="float">
            <text:p>4.5766E-05</text:p>
          </table:table-cell>
          <table:table-cell office:value-type="float" office:value="21850.5" calcext:value-type="float">
            <text:p>21850.5</text:p>
          </table:table-cell>
          <table:table-cell office:value-type="string" calcext:value-type="string">
            <text:p>test_vector_string_to_py_tuple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7181.7" calcext:value-type="float">
            <text:p>7181.7</text:p>
          </table:table-cell>
          <table:table-cell office:value-type="string" calcext:value-type="string">
            <text:p>test_vector_string_to_py_tuple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5153.4" calcext:value-type="float">
            <text:p>5153.4</text:p>
          </table:table-cell>
          <table:table-cell office:value-type="string" calcext:value-type="string">
            <text:p>test_vector_string_to_py_tuple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2618.6" calcext:value-type="float">
            <text:p>2618.6</text:p>
          </table:table-cell>
          <table:table-cell office:value-type="string" calcext:value-type="string">
            <text:p>test_vector_string_to_py_tuple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652.1" calcext:value-type="float">
            <text:p>652.1</text:p>
          </table:table-cell>
          <table:table-cell office:value-type="string" calcext:value-type="string">
            <text:p>test_vector_string_to_py_tuple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428628" calcext:value-type="float">
            <text:p>0.00428628</text:p>
          </table:table-cell>
          <table:table-cell office:value-type="float" office:value="233.3" calcext:value-type="float">
            <text:p>233.3</text:p>
          </table:table-cell>
          <table:table-cell office:value-type="string" calcext:value-type="string">
            <text:p>test_vector_string_to_py_tuple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est_vector_string_to_py_tuple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38691" calcext:value-type="float">
            <text:p>0.02238691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test_vector_string_to_py_tuple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test_vector_string_to_py_tuple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vector_string_to_py_tuple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39" calcext:value-type="float">
            <text:p>3.339E-06</text:p>
          </table:table-cell>
          <table:table-cell office:value-type="float" office:value="299446" calcext:value-type="float">
            <text:p>299446</text:p>
          </table:table-cell>
          <table:table-cell office:value-type="string" calcext:value-type="string">
            <text:p>test_vector_string_to_py_tuple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79" calcext:value-type="float">
            <text:p>3.79E-07</text:p>
          </table:table-cell>
          <table:table-cell office:value-type="float" office:value="2635046.1" calcext:value-type="float">
            <text:p>2635046.1</text:p>
          </table:table-cell>
          <table:table-cell office:value-type="string" calcext:value-type="string">
            <text:p>test_vector_string_to_py_tuple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7" calcext:value-type="float">
            <text:p>4.7E-07</text:p>
          </table:table-cell>
          <table:table-cell office:value-type="float" office:value="2129925.5" calcext:value-type="float">
            <text:p>2129925.5</text:p>
          </table:table-cell>
          <table:table-cell office:value-type="string" calcext:value-type="string">
            <text:p>test_vector_string_to_py_tuple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853" calcext:value-type="float">
            <text:p>8.53E-07</text:p>
          </table:table-cell>
          <table:table-cell office:value-type="float" office:value="1171646.2" calcext:value-type="float">
            <text:p>1171646.2</text:p>
          </table:table-cell>
          <table:table-cell office:value-type="string" calcext:value-type="string">
            <text:p>test_vector_string_to_py_tuple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3" calcext:value-type="float">
            <text:p>1.03E-06</text:p>
          </table:table-cell>
          <table:table-cell office:value-type="float" office:value="971345.3" calcext:value-type="float">
            <text:p>971345.3</text:p>
          </table:table-cell>
          <table:table-cell office:value-type="string" calcext:value-type="string">
            <text:p>test_vector_string_to_py_tuple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181" calcext:value-type="float">
            <text:p>2.181E-06</text:p>
          </table:table-cell>
          <table:table-cell office:value-type="float" office:value="458610.4" calcext:value-type="float">
            <text:p>458610.4</text:p>
          </table:table-cell>
          <table:table-cell office:value-type="string" calcext:value-type="string">
            <text:p>test_vector_string_to_py_tuple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4" calcext:value-type="float">
            <text:p>3.894E-06</text:p>
          </table:table-cell>
          <table:table-cell office:value-type="float" office:value="256838.3" calcext:value-type="float">
            <text:p>256838.3</text:p>
          </table:table-cell>
          <table:table-cell office:value-type="string" calcext:value-type="string">
            <text:p>test_vector_string_to_py_tuple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7726" calcext:value-type="float">
            <text:p>7.726E-06</text:p>
          </table:table-cell>
          <table:table-cell office:value-type="float" office:value="129441.5" calcext:value-type="float">
            <text:p>129441.5</text:p>
          </table:table-cell>
          <table:table-cell office:value-type="string" calcext:value-type="string">
            <text:p>test_vector_string_to_py_tuple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5406" calcext:value-type="float">
            <text:p>1.5406E-05</text:p>
          </table:table-cell>
          <table:table-cell office:value-type="float" office:value="64907.7" calcext:value-type="float">
            <text:p>64907.7</text:p>
          </table:table-cell>
          <table:table-cell office:value-type="string" calcext:value-type="string">
            <text:p>test_vector_string_to_py_tuple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394" calcext:value-type="float">
            <text:p>3.1394E-05</text:p>
          </table:table-cell>
          <table:table-cell office:value-type="float" office:value="31852.7" calcext:value-type="float">
            <text:p>31852.7</text:p>
          </table:table-cell>
          <table:table-cell office:value-type="string" calcext:value-type="string">
            <text:p>test_vector_string_to_py_tuple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8289" calcext:value-type="float">
            <text:p>7.8289E-05</text:p>
          </table:table-cell>
          <table:table-cell office:value-type="float" office:value="12773.3" calcext:value-type="float">
            <text:p>12773.3</text:p>
          </table:table-cell>
          <table:table-cell office:value-type="string" calcext:value-type="string">
            <text:p>test_vector_string_to_py_tuple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6707.3" calcext:value-type="float">
            <text:p>6707.3</text:p>
          </table:table-cell>
          <table:table-cell office:value-type="string" calcext:value-type="string">
            <text:p>test_vector_string_to_py_tuple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3579.1" calcext:value-type="float">
            <text:p>3579.1</text:p>
          </table:table-cell>
          <table:table-cell office:value-type="string" calcext:value-type="string">
            <text:p>test_vector_string_to_py_tuple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937.2" calcext:value-type="float">
            <text:p>937.2</text:p>
          </table:table-cell>
          <table:table-cell office:value-type="string" calcext:value-type="string">
            <text:p>test_vector_string_to_py_tuple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test_vector_string_to_py_tuple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134.8" calcext:value-type="float">
            <text:p>134.8</text:p>
          </table:table-cell>
          <table:table-cell office:value-type="string" calcext:value-type="string">
            <text:p>test_vector_string_to_py_tuple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_vector_string_to_py_tuple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test_vector_string_to_py_tuple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test_vector_string_to_py_tuple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_vector_string_to_py_tuple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72" calcext:value-type="float">
            <text:p>2.972E-06</text:p>
          </table:table-cell>
          <table:table-cell office:value-type="float" office:value="336417.2" calcext:value-type="float">
            <text:p>336417.2</text:p>
          </table:table-cell>
          <table:table-cell office:value-type="string" calcext:value-type="string">
            <text:p>test_vector_string_to_py_tuple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93" calcext:value-type="float">
            <text:p>5.93E-07</text:p>
          </table:table-cell>
          <table:table-cell office:value-type="float" office:value="1687763.7" calcext:value-type="float">
            <text:p>1687763.7</text:p>
          </table:table-cell>
          <table:table-cell office:value-type="string" calcext:value-type="string">
            <text:p>test_vector_string_to_py_tuple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42" calcext:value-type="float">
            <text:p>9.42E-07</text:p>
          </table:table-cell>
          <table:table-cell office:value-type="float" office:value="1061008" calcext:value-type="float">
            <text:p>1061008</text:p>
          </table:table-cell>
          <table:table-cell office:value-type="string" calcext:value-type="string">
            <text:p>test_vector_string_to_py_tuple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447" calcext:value-type="float">
            <text:p>1.447E-06</text:p>
          </table:table-cell>
          <table:table-cell office:value-type="float" office:value="690846.3" calcext:value-type="float">
            <text:p>690846.3</text:p>
          </table:table-cell>
          <table:table-cell office:value-type="string" calcext:value-type="string">
            <text:p>test_vector_string_to_py_tuple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899" calcext:value-type="float">
            <text:p>2.899E-06</text:p>
          </table:table-cell>
          <table:table-cell office:value-type="float" office:value="344887" calcext:value-type="float">
            <text:p>344887</text:p>
          </table:table-cell>
          <table:table-cell office:value-type="string" calcext:value-type="string">
            <text:p>test_vector_string_to_py_tuple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5968" calcext:value-type="float">
            <text:p>5.968E-06</text:p>
          </table:table-cell>
          <table:table-cell office:value-type="float" office:value="167574.4" calcext:value-type="float">
            <text:p>167574.4</text:p>
          </table:table-cell>
          <table:table-cell office:value-type="string" calcext:value-type="string">
            <text:p>test_vector_string_to_py_tuple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3" calcext:value-type="float">
            <text:p>1.063E-05</text:p>
          </table:table-cell>
          <table:table-cell office:value-type="float" office:value="94069" calcext:value-type="float">
            <text:p>94069</text:p>
          </table:table-cell>
          <table:table-cell office:value-type="string" calcext:value-type="string">
            <text:p>test_vector_string_to_py_tuple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2843" calcext:value-type="float">
            <text:p>2.2843E-05</text:p>
          </table:table-cell>
          <table:table-cell office:value-type="float" office:value="43776.1" calcext:value-type="float">
            <text:p>43776.1</text:p>
          </table:table-cell>
          <table:table-cell office:value-type="string" calcext:value-type="string">
            <text:p>test_vector_string_to_py_tuple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66467" calcext:value-type="float">
            <text:p>6.6467E-05</text:p>
          </table:table-cell>
          <table:table-cell office:value-type="float" office:value="15044.9" calcext:value-type="float">
            <text:p>15044.9</text:p>
          </table:table-cell>
          <table:table-cell office:value-type="string" calcext:value-type="string">
            <text:p>test_vector_string_to_py_tuple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test_vector_string_to_py_tuple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3978.9" calcext:value-type="float">
            <text:p>3978.9</text:p>
          </table:table-cell>
          <table:table-cell office:value-type="string" calcext:value-type="string">
            <text:p>test_vector_string_to_py_tuple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1977.6" calcext:value-type="float">
            <text:p>1977.6</text:p>
          </table:table-cell>
          <table:table-cell office:value-type="string" calcext:value-type="string">
            <text:p>test_vector_string_to_py_tuple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1056.4" calcext:value-type="float">
            <text:p>1056.4</text:p>
          </table:table-cell>
          <table:table-cell office:value-type="string" calcext:value-type="string">
            <text:p>test_vector_string_to_py_tuple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529.7" calcext:value-type="float">
            <text:p>529.7</text:p>
          </table:table-cell>
          <table:table-cell office:value-type="string" calcext:value-type="string">
            <text:p>test_vector_string_to_py_tuple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30309" calcext:value-type="float">
            <text:p>0.00530309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test_vector_string_to_py_tuple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test_vector_string_to_py_tuple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test_vector_string_to_py_tuple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test_vector_string_to_py_tuple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test_vector_string_to_py_tuple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est_vector_string_to_py_tuple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5831" calcext:value-type="float">
            <text:p>5.831E-06</text:p>
          </table:table-cell>
          <table:table-cell office:value-type="float" office:value="171482.5" calcext:value-type="float">
            <text:p>171482.5</text:p>
          </table:table-cell>
          <table:table-cell office:value-type="string" calcext:value-type="string">
            <text:p>test_vector_string_to_py_tuple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8677.9" calcext:value-type="float">
            <text:p>908677.9</text:p>
          </table:table-cell>
          <table:table-cell office:value-type="string" calcext:value-type="string">
            <text:p>test_vector_string_to_py_tuple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029" calcext:value-type="float">
            <text:p>2.029E-06</text:p>
          </table:table-cell>
          <table:table-cell office:value-type="float" office:value="492732.2" calcext:value-type="float">
            <text:p>492732.2</text:p>
          </table:table-cell>
          <table:table-cell office:value-type="string" calcext:value-type="string">
            <text:p>test_vector_string_to_py_tuple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073" calcext:value-type="float">
            <text:p>3.073E-06</text:p>
          </table:table-cell>
          <table:table-cell office:value-type="float" office:value="325362" calcext:value-type="float">
            <text:p>325362</text:p>
          </table:table-cell>
          <table:table-cell office:value-type="string" calcext:value-type="string">
            <text:p>test_vector_string_to_py_tuple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7963" calcext:value-type="float">
            <text:p>1.7963E-05</text:p>
          </table:table-cell>
          <table:table-cell office:value-type="float" office:value="55668.4" calcext:value-type="float">
            <text:p>55668.4</text:p>
          </table:table-cell>
          <table:table-cell office:value-type="string" calcext:value-type="string">
            <text:p>test_vector_string_to_py_tuple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0217" calcext:value-type="float">
            <text:p>4.0217E-05</text:p>
          </table:table-cell>
          <table:table-cell office:value-type="float" office:value="24864.8" calcext:value-type="float">
            <text:p>24864.8</text:p>
          </table:table-cell>
          <table:table-cell office:value-type="string" calcext:value-type="string">
            <text:p>test_vector_string_to_py_tuple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82872" calcext:value-type="float">
            <text:p>8.2872E-05</text:p>
          </table:table-cell>
          <table:table-cell office:value-type="float" office:value="12066.7" calcext:value-type="float">
            <text:p>12066.7</text:p>
          </table:table-cell>
          <table:table-cell office:value-type="string" calcext:value-type="string">
            <text:p>test_vector_string_to_py_tuple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6252.2" calcext:value-type="float">
            <text:p>6252.2</text:p>
          </table:table-cell>
          <table:table-cell office:value-type="string" calcext:value-type="string">
            <text:p>test_vector_string_to_py_tuple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2907.2" calcext:value-type="float">
            <text:p>2907.2</text:p>
          </table:table-cell>
          <table:table-cell office:value-type="string" calcext:value-type="string">
            <text:p>test_vector_string_to_py_tuple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1487.8" calcext:value-type="float">
            <text:p>1487.8</text:p>
          </table:table-cell>
          <table:table-cell office:value-type="string" calcext:value-type="string">
            <text:p>test_vector_string_to_py_tuple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682.3" calcext:value-type="float">
            <text:p>682.3</text:p>
          </table:table-cell>
          <table:table-cell office:value-type="string" calcext:value-type="string">
            <text:p>test_vector_string_to_py_tuple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330.5" calcext:value-type="float">
            <text:p>330.5</text:p>
          </table:table-cell>
          <table:table-cell office:value-type="string" calcext:value-type="string">
            <text:p>test_vector_string_to_py_tuple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206.9" calcext:value-type="float">
            <text:p>206.9</text:p>
          </table:table-cell>
          <table:table-cell office:value-type="string" calcext:value-type="string">
            <text:p>test_vector_string_to_py_tuple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107.3" calcext:value-type="float">
            <text:p>107.3</text:p>
          </table:table-cell>
          <table:table-cell office:value-type="string" calcext:value-type="string">
            <text:p>test_vector_string_to_py_tuple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test_vector_string_to_py_tuple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test_vector_string_to_py_tuple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test_vector_string_to_py_tuple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vector_string_to_py_tuple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_vector_string_to_py_tuple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st_vector_string_to_py_tuple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411" calcext:value-type="float">
            <text:p>3.411E-06</text:p>
          </table:table-cell>
          <table:table-cell office:value-type="float" office:value="293212.1" calcext:value-type="float">
            <text:p>293212.1</text:p>
          </table:table-cell>
          <table:table-cell office:value-type="string" calcext:value-type="string">
            <text:p>test_vector_string_to_py_tuple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17" calcext:value-type="float">
            <text:p>1.117E-06</text:p>
          </table:table-cell>
          <table:table-cell office:value-type="float" office:value="895656.1" calcext:value-type="float">
            <text:p>895656.1</text:p>
          </table:table-cell>
          <table:table-cell office:value-type="string" calcext:value-type="string">
            <text:p>test_vector_string_to_py_tuple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95" calcext:value-type="float">
            <text:p>1.95E-06</text:p>
          </table:table-cell>
          <table:table-cell office:value-type="float" office:value="512952" calcext:value-type="float">
            <text:p>512952</text:p>
          </table:table-cell>
          <table:table-cell office:value-type="string" calcext:value-type="string">
            <text:p>test_vector_string_to_py_tuple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4069" calcext:value-type="float">
            <text:p>4.069E-06</text:p>
          </table:table-cell>
          <table:table-cell office:value-type="float" office:value="245790.8" calcext:value-type="float">
            <text:p>245790.8</text:p>
          </table:table-cell>
          <table:table-cell office:value-type="string" calcext:value-type="string">
            <text:p>test_vector_string_to_py_tuple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8276" calcext:value-type="float">
            <text:p>8.276E-06</text:p>
          </table:table-cell>
          <table:table-cell office:value-type="float" office:value="120838.6" calcext:value-type="float">
            <text:p>120838.6</text:p>
          </table:table-cell>
          <table:table-cell office:value-type="string" calcext:value-type="string">
            <text:p>test_vector_string_to_py_tuple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5632" calcext:value-type="float">
            <text:p>1.5632E-05</text:p>
          </table:table-cell>
          <table:table-cell office:value-type="float" office:value="63973.4" calcext:value-type="float">
            <text:p>63973.4</text:p>
          </table:table-cell>
          <table:table-cell office:value-type="string" calcext:value-type="string">
            <text:p>test_vector_string_to_py_tuple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1134" calcext:value-type="float">
            <text:p>3.1134E-05</text:p>
          </table:table-cell>
          <table:table-cell office:value-type="float" office:value="32118.7" calcext:value-type="float">
            <text:p>32118.7</text:p>
          </table:table-cell>
          <table:table-cell office:value-type="string" calcext:value-type="string">
            <text:p>test_vector_string_to_py_tuple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4807" calcext:value-type="float">
            <text:p>6.4807E-05</text:p>
          </table:table-cell>
          <table:table-cell office:value-type="float" office:value="15430.3" calcext:value-type="float">
            <text:p>15430.3</text:p>
          </table:table-cell>
          <table:table-cell office:value-type="string" calcext:value-type="string">
            <text:p>test_vector_string_to_py_tuple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7589.6" calcext:value-type="float">
            <text:p>7589.6</text:p>
          </table:table-cell>
          <table:table-cell office:value-type="string" calcext:value-type="string">
            <text:p>test_vector_string_to_py_tuple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1567.9" calcext:value-type="float">
            <text:p>1567.9</text:p>
          </table:table-cell>
          <table:table-cell office:value-type="string" calcext:value-type="string">
            <text:p>test_vector_string_to_py_tuple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649.1" calcext:value-type="float">
            <text:p>649.1</text:p>
          </table:table-cell>
          <table:table-cell office:value-type="string" calcext:value-type="string">
            <text:p>test_vector_string_to_py_tuple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541.6" calcext:value-type="float">
            <text:p>541.6</text:p>
          </table:table-cell>
          <table:table-cell office:value-type="string" calcext:value-type="string">
            <text:p>test_vector_string_to_py_tuple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test_vector_string_to_py_tuple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875484" calcext:value-type="float">
            <text:p>0.00875484</text:p>
          </table:table-cell>
          <table:table-cell office:value-type="float" office:value="114.2" calcext:value-type="float">
            <text:p>114.2</text:p>
          </table:table-cell>
          <table:table-cell office:value-type="string" calcext:value-type="string">
            <text:p>test_vector_string_to_py_tuple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test_vector_string_to_py_tuple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test_vector_string_to_py_tuple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vector_string_to_py_tuple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7749581" calcext:value-type="float">
            <text:p>0.2774958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vector_string_to_py_tuple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vector_string_to_py_tuple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st_vector_string_to_py_tuple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03" calcext:value-type="float">
            <text:p>1.303E-06</text:p>
          </table:table-cell>
          <table:table-cell office:value-type="float" office:value="767754.3" calcext:value-type="float">
            <text:p>767754.3</text:p>
          </table:table-cell>
          <table:table-cell office:value-type="string" calcext:value-type="string">
            <text:p>test_vector_string_to_py_tuple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946" calcext:value-type="float">
            <text:p>2.946E-06</text:p>
          </table:table-cell>
          <table:table-cell office:value-type="float" office:value="339500.9" calcext:value-type="float">
            <text:p>339500.9</text:p>
          </table:table-cell>
          <table:table-cell office:value-type="string" calcext:value-type="string">
            <text:p>test_vector_string_to_py_tuple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948" calcext:value-type="float">
            <text:p>5.948E-06</text:p>
          </table:table-cell>
          <table:table-cell office:value-type="float" office:value="168137.9" calcext:value-type="float">
            <text:p>168137.9</text:p>
          </table:table-cell>
          <table:table-cell office:value-type="string" calcext:value-type="string">
            <text:p>test_vector_string_to_py_tuple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34" calcext:value-type="float">
            <text:p>1.234E-05</text:p>
          </table:table-cell>
          <table:table-cell office:value-type="float" office:value="81034" calcext:value-type="float">
            <text:p>81034</text:p>
          </table:table-cell>
          <table:table-cell office:value-type="string" calcext:value-type="string">
            <text:p>test_vector_string_to_py_tuple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9024" calcext:value-type="float">
            <text:p>4.9024E-05</text:p>
          </table:table-cell>
          <table:table-cell office:value-type="float" office:value="20398.4" calcext:value-type="float">
            <text:p>20398.4</text:p>
          </table:table-cell>
          <table:table-cell office:value-type="string" calcext:value-type="string">
            <text:p>test_vector_string_to_py_tuple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4749.2" calcext:value-type="float">
            <text:p>4749.2</text:p>
          </table:table-cell>
          <table:table-cell office:value-type="string" calcext:value-type="string">
            <text:p>test_vector_string_to_py_tuple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39141" calcext:value-type="float">
            <text:p>0.00039141</text:p>
          </table:table-cell>
          <table:table-cell office:value-type="float" office:value="2554.9" calcext:value-type="float">
            <text:p>2554.9</text:p>
          </table:table-cell>
          <table:table-cell office:value-type="string" calcext:value-type="string">
            <text:p>test_vector_string_to_py_tuple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1305.8" calcext:value-type="float">
            <text:p>1305.8</text:p>
          </table:table-cell>
          <table:table-cell office:value-type="string" calcext:value-type="string">
            <text:p>test_vector_string_to_py_tuple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663.2" calcext:value-type="float">
            <text:p>663.2</text:p>
          </table:table-cell>
          <table:table-cell office:value-type="string" calcext:value-type="string">
            <text:p>test_vector_string_to_py_tuple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546.1" calcext:value-type="float">
            <text:p>546.1</text:p>
          </table:table-cell>
          <table:table-cell office:value-type="string" calcext:value-type="string">
            <text:p>test_vector_string_to_py_tuple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test_vector_string_to_py_tuple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160.8" calcext:value-type="float">
            <text:p>160.8</text:p>
          </table:table-cell>
          <table:table-cell office:value-type="string" calcext:value-type="string">
            <text:p>test_vector_string_to_py_tuple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test_vector_string_to_py_tuple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test_vector_string_to_py_tuple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test_vector_string_to_py_tuple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_vector_string_to_py_tuple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vector_string_to_py_tuple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9832206" calcext:value-type="float">
            <text:p>1.0983220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vector_string_to_py_tuple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st_vector_string_to_py_tuple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232" calcext:value-type="float">
            <text:p>4.232E-06</text:p>
          </table:table-cell>
          <table:table-cell office:value-type="float" office:value="236267" calcext:value-type="float">
            <text:p>236267</text:p>
          </table:table-cell>
          <table:table-cell office:value-type="string" calcext:value-type="string">
            <text:p>test_py_tuple_string_to_vector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83" calcext:value-type="float">
            <text:p>7.83E-07</text:p>
          </table:table-cell>
          <table:table-cell office:value-type="float" office:value="1276324.2" calcext:value-type="float">
            <text:p>1276324.2</text:p>
          </table:table-cell>
          <table:table-cell office:value-type="string" calcext:value-type="string">
            <text:p>test_py_tuple_string_to_vector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9858.5" calcext:value-type="float">
            <text:p>9858.5</text:p>
          </table:table-cell>
          <table:table-cell office:value-type="string" calcext:value-type="string">
            <text:p>test_py_tuple_string_to_vector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82" calcext:value-type="float">
            <text:p>1.182E-06</text:p>
          </table:table-cell>
          <table:table-cell office:value-type="float" office:value="846381.7" calcext:value-type="float">
            <text:p>846381.7</text:p>
          </table:table-cell>
          <table:table-cell office:value-type="string" calcext:value-type="string">
            <text:p>test_py_tuple_string_to_vector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string_to_vector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217" calcext:value-type="float">
            <text:p>3.217E-06</text:p>
          </table:table-cell>
          <table:table-cell office:value-type="float" office:value="310896.9" calcext:value-type="float">
            <text:p>310896.9</text:p>
          </table:table-cell>
          <table:table-cell office:value-type="string" calcext:value-type="string">
            <text:p>test_py_tuple_string_to_vector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4241" calcext:value-type="float">
            <text:p>4.241E-06</text:p>
          </table:table-cell>
          <table:table-cell office:value-type="float" office:value="235821.2" calcext:value-type="float">
            <text:p>235821.2</text:p>
          </table:table-cell>
          <table:table-cell office:value-type="string" calcext:value-type="string">
            <text:p>test_py_tuple_string_to_vector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9" calcext:value-type="float">
            <text:p>5.559E-06</text:p>
          </table:table-cell>
          <table:table-cell office:value-type="float" office:value="179872.3" calcext:value-type="float">
            <text:p>179872.3</text:p>
          </table:table-cell>
          <table:table-cell office:value-type="string" calcext:value-type="string">
            <text:p>test_py_tuple_string_to_vector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865" calcext:value-type="float">
            <text:p>9.865E-06</text:p>
          </table:table-cell>
          <table:table-cell office:value-type="float" office:value="101373.6" calcext:value-type="float">
            <text:p>101373.6</text:p>
          </table:table-cell>
          <table:table-cell office:value-type="string" calcext:value-type="string">
            <text:p>test_py_tuple_string_to_vector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164" calcext:value-type="float">
            <text:p>2.1164E-05</text:p>
          </table:table-cell>
          <table:table-cell office:value-type="float" office:value="47251.2" calcext:value-type="float">
            <text:p>47251.2</text:p>
          </table:table-cell>
          <table:table-cell office:value-type="string" calcext:value-type="string">
            <text:p>test_py_tuple_string_to_vector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132" calcext:value-type="float">
            <text:p>6.132E-05</text:p>
          </table:table-cell>
          <table:table-cell office:value-type="float" office:value="16307.8" calcext:value-type="float">
            <text:p>16307.8</text:p>
          </table:table-cell>
          <table:table-cell office:value-type="string" calcext:value-type="string">
            <text:p>test_py_tuple_string_to_vector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8348.6" calcext:value-type="float">
            <text:p>8348.6</text:p>
          </table:table-cell>
          <table:table-cell office:value-type="string" calcext:value-type="string">
            <text:p>test_py_tuple_string_to_vector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1074.3" calcext:value-type="float">
            <text:p>1074.3</text:p>
          </table:table-cell>
          <table:table-cell office:value-type="string" calcext:value-type="string">
            <text:p>test_py_tuple_string_to_vector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1431.6" calcext:value-type="float">
            <text:p>1431.6</text:p>
          </table:table-cell>
          <table:table-cell office:value-type="string" calcext:value-type="string">
            <text:p>test_py_tuple_string_to_vector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712.7" calcext:value-type="float">
            <text:p>712.7</text:p>
          </table:table-cell>
          <table:table-cell office:value-type="string" calcext:value-type="string">
            <text:p>test_py_tuple_string_to_vector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544.7" calcext:value-type="float">
            <text:p>544.7</text:p>
          </table:table-cell>
          <table:table-cell office:value-type="string" calcext:value-type="string">
            <text:p>test_py_tuple_string_to_vector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est_py_tuple_string_to_vector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st_py_tuple_string_to_vector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test_py_tuple_string_to_vector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test_py_tuple_string_to_vector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55" calcext:value-type="float">
            <text:p>8.55E-07</text:p>
          </table:table-cell>
          <table:table-cell office:value-type="float" office:value="1170275" calcext:value-type="float">
            <text:p>1170275</text:p>
          </table:table-cell>
          <table:table-cell office:value-type="string" calcext:value-type="string">
            <text:p>test_py_tuple_string_to_vector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08" calcext:value-type="float">
            <text:p>5.08E-07</text:p>
          </table:table-cell>
          <table:table-cell office:value-type="float" office:value="1966568.3" calcext:value-type="float">
            <text:p>1966568.3</text:p>
          </table:table-cell>
          <table:table-cell office:value-type="string" calcext:value-type="string">
            <text:p>test_py_tuple_string_to_vector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76" calcext:value-type="float">
            <text:p>6.76E-07</text:p>
          </table:table-cell>
          <table:table-cell office:value-type="float" office:value="1480384.9" calcext:value-type="float">
            <text:p>1480384.9</text:p>
          </table:table-cell>
          <table:table-cell office:value-type="string" calcext:value-type="string">
            <text:p>test_py_tuple_string_to_vector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test_py_tuple_string_to_vector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937" calcext:value-type="float">
            <text:p>1.937E-06</text:p>
          </table:table-cell>
          <table:table-cell office:value-type="float" office:value="516395.6" calcext:value-type="float">
            <text:p>516395.6</text:p>
          </table:table-cell>
          <table:table-cell office:value-type="string" calcext:value-type="string">
            <text:p>test_py_tuple_string_to_vector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794" calcext:value-type="float">
            <text:p>3.794E-06</text:p>
          </table:table-cell>
          <table:table-cell office:value-type="float" office:value="263539.3" calcext:value-type="float">
            <text:p>263539.3</text:p>
          </table:table-cell>
          <table:table-cell office:value-type="string" calcext:value-type="string">
            <text:p>test_py_tuple_string_to_vector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8" calcext:value-type="float">
            <text:p>3.898E-06</text:p>
          </table:table-cell>
          <table:table-cell office:value-type="float" office:value="256574.7" calcext:value-type="float">
            <text:p>256574.7</text:p>
          </table:table-cell>
          <table:table-cell office:value-type="string" calcext:value-type="string">
            <text:p>test_py_tuple_string_to_vector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6527" calcext:value-type="float">
            <text:p>6.527E-06</text:p>
          </table:table-cell>
          <table:table-cell office:value-type="float" office:value="153198" calcext:value-type="float">
            <text:p>153198</text:p>
          </table:table-cell>
          <table:table-cell office:value-type="string" calcext:value-type="string">
            <text:p>test_py_tuple_string_to_vector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py_tuple_string_to_vector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721" calcext:value-type="float">
            <text:p>2.2721E-05</text:p>
          </table:table-cell>
          <table:table-cell office:value-type="float" office:value="44013.1" calcext:value-type="float">
            <text:p>44013.1</text:p>
          </table:table-cell>
          <table:table-cell office:value-type="string" calcext:value-type="string">
            <text:p>test_py_tuple_string_to_vector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3198" calcext:value-type="float">
            <text:p>7.3198E-05</text:p>
          </table:table-cell>
          <table:table-cell office:value-type="float" office:value="13661.5" calcext:value-type="float">
            <text:p>13661.5</text:p>
          </table:table-cell>
          <table:table-cell office:value-type="string" calcext:value-type="string">
            <text:p>test_py_tuple_string_to_vector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test_py_tuple_string_to_vector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4862.2" calcext:value-type="float">
            <text:p>4862.2</text:p>
          </table:table-cell>
          <table:table-cell office:value-type="string" calcext:value-type="string">
            <text:p>test_py_tuple_string_to_vector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2179.4" calcext:value-type="float">
            <text:p>2179.4</text:p>
          </table:table-cell>
          <table:table-cell office:value-type="string" calcext:value-type="string">
            <text:p>test_py_tuple_string_to_vector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1087.6" calcext:value-type="float">
            <text:p>1087.6</text:p>
          </table:table-cell>
          <table:table-cell office:value-type="string" calcext:value-type="string">
            <text:p>test_py_tuple_string_to_vector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est_py_tuple_string_to_vector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279.8" calcext:value-type="float">
            <text:p>279.8</text:p>
          </table:table-cell>
          <table:table-cell office:value-type="string" calcext:value-type="string">
            <text:p>test_py_tuple_string_to_vector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138.9" calcext:value-type="float">
            <text:p>138.9</text:p>
          </table:table-cell>
          <table:table-cell office:value-type="string" calcext:value-type="string">
            <text:p>test_py_tuple_string_to_vector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test_py_tuple_string_to_vector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test_py_tuple_string_to_vector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6" calcext:value-type="float">
            <text:p>9.6E-07</text:p>
          </table:table-cell>
          <table:table-cell office:value-type="float" office:value="1041124.4" calcext:value-type="float">
            <text:p>1041124.4</text:p>
          </table:table-cell>
          <table:table-cell office:value-type="string" calcext:value-type="string">
            <text:p>test_py_tuple_string_to_vector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4" calcext:value-type="float">
            <text:p>1.014E-06</text:p>
          </table:table-cell>
          <table:table-cell office:value-type="float" office:value="985707.2" calcext:value-type="float">
            <text:p>985707.2</text:p>
          </table:table-cell>
          <table:table-cell office:value-type="string" calcext:value-type="string">
            <text:p>test_py_tuple_string_to_vector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475" calcext:value-type="float">
            <text:p>1.475E-06</text:p>
          </table:table-cell>
          <table:table-cell office:value-type="float" office:value="678196" calcext:value-type="float">
            <text:p>678196</text:p>
          </table:table-cell>
          <table:table-cell office:value-type="string" calcext:value-type="string">
            <text:p>test_py_tuple_string_to_vector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409" calcext:value-type="float">
            <text:p>2.409E-06</text:p>
          </table:table-cell>
          <table:table-cell office:value-type="float" office:value="415023.9" calcext:value-type="float">
            <text:p>415023.9</text:p>
          </table:table-cell>
          <table:table-cell office:value-type="string" calcext:value-type="string">
            <text:p>test_py_tuple_string_to_vector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086" calcext:value-type="float">
            <text:p>4.086E-06</text:p>
          </table:table-cell>
          <table:table-cell office:value-type="float" office:value="244708.2" calcext:value-type="float">
            <text:p>244708.2</text:p>
          </table:table-cell>
          <table:table-cell office:value-type="string" calcext:value-type="string">
            <text:p>test_py_tuple_string_to_vector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4799" calcext:value-type="float">
            <text:p>1.4799E-05</text:p>
          </table:table-cell>
          <table:table-cell office:value-type="float" office:value="67569.9" calcext:value-type="float">
            <text:p>67569.9</text:p>
          </table:table-cell>
          <table:table-cell office:value-type="string" calcext:value-type="string">
            <text:p>test_py_tuple_string_to_vector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093" calcext:value-type="float">
            <text:p>1.3093E-05</text:p>
          </table:table-cell>
          <table:table-cell office:value-type="float" office:value="76379.6" calcext:value-type="float">
            <text:p>76379.6</text:p>
          </table:table-cell>
          <table:table-cell office:value-type="string" calcext:value-type="string">
            <text:p>test_py_tuple_string_to_vector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2262" calcext:value-type="float">
            <text:p>3.2262E-05</text:p>
          </table:table-cell>
          <table:table-cell office:value-type="float" office:value="30995.7" calcext:value-type="float">
            <text:p>30995.7</text:p>
          </table:table-cell>
          <table:table-cell office:value-type="string" calcext:value-type="string">
            <text:p>test_py_tuple_string_to_vector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7435" calcext:value-type="float">
            <text:p>5.7435E-05</text:p>
          </table:table-cell>
          <table:table-cell office:value-type="float" office:value="17411.1" calcext:value-type="float">
            <text:p>17411.1</text:p>
          </table:table-cell>
          <table:table-cell office:value-type="string" calcext:value-type="string">
            <text:p>test_py_tuple_string_to_vector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8778.6" calcext:value-type="float">
            <text:p>8778.6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3998.8" calcext:value-type="float">
            <text:p>3998.8</text:p>
          </table:table-cell>
          <table:table-cell office:value-type="string" calcext:value-type="string">
            <text:p>test_py_tuple_string_to_vector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est_py_tuple_string_to_vector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1053.4" calcext:value-type="float">
            <text:p>1053.4</text:p>
          </table:table-cell>
          <table:table-cell office:value-type="string" calcext:value-type="string">
            <text:p>test_py_tuple_string_to_vector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560.6" calcext:value-type="float">
            <text:p>560.6</text:p>
          </table:table-cell>
          <table:table-cell office:value-type="string" calcext:value-type="string">
            <text:p>test_py_tuple_string_to_vector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214.6" calcext:value-type="float">
            <text:p>214.6</text:p>
          </table:table-cell>
          <table:table-cell office:value-type="string" calcext:value-type="string">
            <text:p>test_py_tuple_string_to_vector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133.9" calcext:value-type="float">
            <text:p>133.9</text:p>
          </table:table-cell>
          <table:table-cell office:value-type="string" calcext:value-type="string">
            <text:p>test_py_tuple_string_to_vector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test_py_tuple_string_to_vector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test_py_tuple_string_to_vector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358502" calcext:value-type="float">
            <text:p>0.04358502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test_py_tuple_string_to_vector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_py_tuple_string_to_vector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1395673.4" calcext:value-type="float">
            <text:p>1395673.4</text:p>
          </table:table-cell>
          <table:table-cell office:value-type="string" calcext:value-type="string">
            <text:p>test_py_tuple_string_to_vector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8" calcext:value-type="float">
            <text:p>7.08E-07</text:p>
          </table:table-cell>
          <table:table-cell office:value-type="float" office:value="1413427.6" calcext:value-type="float">
            <text:p>1413427.6</text:p>
          </table:table-cell>
          <table:table-cell office:value-type="string" calcext:value-type="string">
            <text:p>test_py_tuple_string_to_vector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7852.9" calcext:value-type="float">
            <text:p>907852.9</text:p>
          </table:table-cell>
          <table:table-cell office:value-type="string" calcext:value-type="string">
            <text:p>test_py_tuple_string_to_vector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833" calcext:value-type="float">
            <text:p>1.833E-06</text:p>
          </table:table-cell>
          <table:table-cell office:value-type="float" office:value="545405" calcext:value-type="float">
            <text:p>545405</text:p>
          </table:table-cell>
          <table:table-cell office:value-type="string" calcext:value-type="string">
            <text:p>test_py_tuple_string_to_vector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163" calcext:value-type="float">
            <text:p>3.163E-06</text:p>
          </table:table-cell>
          <table:table-cell office:value-type="float" office:value="316105.6" calcext:value-type="float">
            <text:p>316105.6</text:p>
          </table:table-cell>
          <table:table-cell office:value-type="string" calcext:value-type="string">
            <text:p>test_py_tuple_string_to_vector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94" calcext:value-type="float">
            <text:p>6.894E-06</text:p>
          </table:table-cell>
          <table:table-cell office:value-type="float" office:value="145064.2" calcext:value-type="float">
            <text:p>145064.2</text:p>
          </table:table-cell>
          <table:table-cell office:value-type="string" calcext:value-type="string">
            <text:p>test_py_tuple_string_to_vector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79" calcext:value-type="float">
            <text:p>1.0679E-05</text:p>
          </table:table-cell>
          <table:table-cell office:value-type="float" office:value="93637.3" calcext:value-type="float">
            <text:p>93637.3</text:p>
          </table:table-cell>
          <table:table-cell office:value-type="string" calcext:value-type="string">
            <text:p>test_py_tuple_string_to_vector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0366" calcext:value-type="float">
            <text:p>2.0366E-05</text:p>
          </table:table-cell>
          <table:table-cell office:value-type="float" office:value="49100.2" calcext:value-type="float">
            <text:p>49100.2</text:p>
          </table:table-cell>
          <table:table-cell office:value-type="string" calcext:value-type="string">
            <text:p>test_py_tuple_string_to_vector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3923" calcext:value-type="float">
            <text:p>3.923E-05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test_py_tuple_string_to_vector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7119" calcext:value-type="float">
            <text:p>7.7119E-05</text:p>
          </table:table-cell>
          <table:table-cell office:value-type="float" office:value="12966.9" calcext:value-type="float">
            <text:p>12966.9</text:p>
          </table:table-cell>
          <table:table-cell office:value-type="string" calcext:value-type="string">
            <text:p>test_py_tuple_string_to_vector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5694.9" calcext:value-type="float">
            <text:p>5694.9</text:p>
          </table:table-cell>
          <table:table-cell office:value-type="string" calcext:value-type="string">
            <text:p>test_py_tuple_string_to_vector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886" calcext:value-type="float">
            <text:p>0.00034886</text:p>
          </table:table-cell>
          <table:table-cell office:value-type="float" office:value="2866.5" calcext:value-type="float">
            <text:p>2866.5</text:p>
          </table:table-cell>
          <table:table-cell office:value-type="string" calcext:value-type="string">
            <text:p>test_py_tuple_string_to_vector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1576.5" calcext:value-type="float">
            <text:p>1576.5</text:p>
          </table:table-cell>
          <table:table-cell office:value-type="string" calcext:value-type="string">
            <text:p>test_py_tuple_string_to_vector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811.8" calcext:value-type="float">
            <text:p>811.8</text:p>
          </table:table-cell>
          <table:table-cell office:value-type="string" calcext:value-type="string">
            <text:p>test_py_tuple_string_to_vector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389.4" calcext:value-type="float">
            <text:p>389.4</text:p>
          </table:table-cell>
          <table:table-cell office:value-type="string" calcext:value-type="string">
            <text:p>test_py_tuple_string_to_vector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21004" calcext:value-type="float">
            <text:p>0.00521004</text:p>
          </table:table-cell>
          <table:table-cell office:value-type="float" office:value="191.9" calcext:value-type="float">
            <text:p>191.9</text:p>
          </table:table-cell>
          <table:table-cell office:value-type="string" calcext:value-type="string">
            <text:p>test_py_tuple_string_to_vector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test_py_tuple_string_to_vector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_py_tuple_string_to_vector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test_py_tuple_string_to_vector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py_tuple_string_to_vector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96" calcext:value-type="float">
            <text:p>8.96E-07</text:p>
          </table:table-cell>
          <table:table-cell office:value-type="float" office:value="1116694.6" calcext:value-type="float">
            <text:p>1116694.6</text:p>
          </table:table-cell>
          <table:table-cell office:value-type="string" calcext:value-type="string">
            <text:p>test_py_tuple_string_to_vector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86" calcext:value-type="float">
            <text:p>8.6E-07</text:p>
          </table:table-cell>
          <table:table-cell office:value-type="float" office:value="1162115" calcext:value-type="float">
            <text:p>1162115</text:p>
          </table:table-cell>
          <table:table-cell office:value-type="string" calcext:value-type="string">
            <text:p>test_py_tuple_string_to_vector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289" calcext:value-type="float">
            <text:p>1.289E-06</text:p>
          </table:table-cell>
          <table:table-cell office:value-type="float" office:value="776096.2" calcext:value-type="float">
            <text:p>776096.2</text:p>
          </table:table-cell>
          <table:table-cell office:value-type="string" calcext:value-type="string">
            <text:p>test_py_tuple_string_to_vector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182" calcext:value-type="float">
            <text:p>2.182E-06</text:p>
          </table:table-cell>
          <table:table-cell office:value-type="float" office:value="458400.2" calcext:value-type="float">
            <text:p>458400.2</text:p>
          </table:table-cell>
          <table:table-cell office:value-type="string" calcext:value-type="string">
            <text:p>test_py_tuple_string_to_vector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488" calcext:value-type="float">
            <text:p>3.488E-06</text:p>
          </table:table-cell>
          <table:table-cell office:value-type="float" office:value="286738.4" calcext:value-type="float">
            <text:p>286738.4</text:p>
          </table:table-cell>
          <table:table-cell office:value-type="string" calcext:value-type="string">
            <text:p>test_py_tuple_string_to_vector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7062" calcext:value-type="float">
            <text:p>7.062E-06</text:p>
          </table:table-cell>
          <table:table-cell office:value-type="float" office:value="141613" calcext:value-type="float">
            <text:p>141613</text:p>
          </table:table-cell>
          <table:table-cell office:value-type="string" calcext:value-type="string">
            <text:p>test_py_tuple_string_to_vector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135" calcext:value-type="float">
            <text:p>1.135E-05</text:p>
          </table:table-cell>
          <table:table-cell office:value-type="float" office:value="88101.8" calcext:value-type="float">
            <text:p>88101.8</text:p>
          </table:table-cell>
          <table:table-cell office:value-type="string" calcext:value-type="string">
            <text:p>test_py_tuple_string_to_vector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1097" calcext:value-type="float">
            <text:p>2.1097E-05</text:p>
          </table:table-cell>
          <table:table-cell office:value-type="float" office:value="47399" calcext:value-type="float">
            <text:p>47399</text:p>
          </table:table-cell>
          <table:table-cell office:value-type="string" calcext:value-type="string">
            <text:p>test_py_tuple_string_to_vector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0872" calcext:value-type="float">
            <text:p>4.0872E-05</text:p>
          </table:table-cell>
          <table:table-cell office:value-type="float" office:value="24466.3" calcext:value-type="float">
            <text:p>24466.3</text:p>
          </table:table-cell>
          <table:table-cell office:value-type="string" calcext:value-type="string">
            <text:p>test_py_tuple_string_to_vector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0562" calcext:value-type="float">
            <text:p>8.0562E-05</text:p>
          </table:table-cell>
          <table:table-cell office:value-type="float" office:value="12412.7" calcext:value-type="float">
            <text:p>12412.7</text:p>
          </table:table-cell>
          <table:table-cell office:value-type="string" calcext:value-type="string">
            <text:p>test_py_tuple_string_to_vector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5338.4" calcext:value-type="float">
            <text:p>5338.4</text:p>
          </table:table-cell>
          <table:table-cell office:value-type="string" calcext:value-type="string">
            <text:p>test_py_tuple_string_to_vector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2649.4" calcext:value-type="float">
            <text:p>2649.4</text:p>
          </table:table-cell>
          <table:table-cell office:value-type="string" calcext:value-type="string">
            <text:p>test_py_tuple_string_to_vector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1457.6" calcext:value-type="float">
            <text:p>1457.6</text:p>
          </table:table-cell>
          <table:table-cell office:value-type="string" calcext:value-type="string">
            <text:p>test_py_tuple_string_to_vector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687.8" calcext:value-type="float">
            <text:p>687.8</text:p>
          </table:table-cell>
          <table:table-cell office:value-type="string" calcext:value-type="string">
            <text:p>test_py_tuple_string_to_vector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359.9" calcext:value-type="float">
            <text:p>359.9</text:p>
          </table:table-cell>
          <table:table-cell office:value-type="string" calcext:value-type="string">
            <text:p>test_py_tuple_string_to_vector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174.6" calcext:value-type="float">
            <text:p>174.6</text:p>
          </table:table-cell>
          <table:table-cell office:value-type="string" calcext:value-type="string">
            <text:p>test_py_tuple_string_to_vector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test_py_tuple_string_to_vector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test_py_tuple_string_to_vector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test_py_tuple_string_to_vector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est_py_tuple_string_to_vector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106" calcext:value-type="float">
            <text:p>1.106E-06</text:p>
          </table:table-cell>
          <table:table-cell office:value-type="float" office:value="904568.1" calcext:value-type="float">
            <text:p>904568.1</text:p>
          </table:table-cell>
          <table:table-cell office:value-type="string" calcext:value-type="string">
            <text:p>test_py_tuple_string_to_vector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9" calcext:value-type="float">
            <text:p>1.039E-06</text:p>
          </table:table-cell>
          <table:table-cell office:value-type="float" office:value="962001" calcext:value-type="float">
            <text:p>962001</text:p>
          </table:table-cell>
          <table:table-cell office:value-type="string" calcext:value-type="string">
            <text:p>test_py_tuple_string_to_vector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692" calcext:value-type="float">
            <text:p>1.692E-06</text:p>
          </table:table-cell>
          <table:table-cell office:value-type="float" office:value="591191.3" calcext:value-type="float">
            <text:p>591191.3</text:p>
          </table:table-cell>
          <table:table-cell office:value-type="string" calcext:value-type="string">
            <text:p>test_py_tuple_string_to_vector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774" calcext:value-type="float">
            <text:p>2.774E-06</text:p>
          </table:table-cell>
          <table:table-cell office:value-type="float" office:value="360425.3" calcext:value-type="float">
            <text:p>360425.3</text:p>
          </table:table-cell>
          <table:table-cell office:value-type="string" calcext:value-type="string">
            <text:p>test_py_tuple_string_to_vector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414" calcext:value-type="float">
            <text:p>4.414E-06</text:p>
          </table:table-cell>
          <table:table-cell office:value-type="float" office:value="226577.5" calcext:value-type="float">
            <text:p>226577.5</text:p>
          </table:table-cell>
          <table:table-cell office:value-type="string" calcext:value-type="string">
            <text:p>test_py_tuple_string_to_vector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9142" calcext:value-type="float">
            <text:p>9.142E-06</text:p>
          </table:table-cell>
          <table:table-cell office:value-type="float" office:value="109379.3" calcext:value-type="float">
            <text:p>109379.3</text:p>
          </table:table-cell>
          <table:table-cell office:value-type="string" calcext:value-type="string">
            <text:p>test_py_tuple_string_to_vector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5189" calcext:value-type="float">
            <text:p>1.5189E-05</text:p>
          </table:table-cell>
          <table:table-cell office:value-type="float" office:value="65835" calcext:value-type="float">
            <text:p>65835</text:p>
          </table:table-cell>
          <table:table-cell office:value-type="string" calcext:value-type="string">
            <text:p>test_py_tuple_string_to_vector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3053" calcext:value-type="float">
            <text:p>3.3053E-05</text:p>
          </table:table-cell>
          <table:table-cell office:value-type="float" office:value="30254.9" calcext:value-type="float">
            <text:p>30254.9</text:p>
          </table:table-cell>
          <table:table-cell office:value-type="string" calcext:value-type="string">
            <text:p>test_py_tuple_string_to_vector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6685" calcext:value-type="float">
            <text:p>5.6685E-05</text:p>
          </table:table-cell>
          <table:table-cell office:value-type="float" office:value="17641.2" calcext:value-type="float">
            <text:p>17641.2</text:p>
          </table:table-cell>
          <table:table-cell office:value-type="string" calcext:value-type="string">
            <text:p>test_py_tuple_string_to_vector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8740.8" calcext:value-type="float">
            <text:p>8740.8</text:p>
          </table:table-cell>
          <table:table-cell office:value-type="string" calcext:value-type="string">
            <text:p>test_py_tuple_string_to_vector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4736" calcext:value-type="float">
            <text:p>0.00024736</text:p>
          </table:table-cell>
          <table:table-cell office:value-type="float" office:value="4042.7" calcext:value-type="float">
            <text:p>4042.7</text:p>
          </table:table-cell>
          <table:table-cell office:value-type="string" calcext:value-type="string">
            <text:p>test_py_tuple_string_to_vector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1874.6" calcext:value-type="float">
            <text:p>1874.6</text:p>
          </table:table-cell>
          <table:table-cell office:value-type="string" calcext:value-type="string">
            <text:p>test_py_tuple_string_to_vector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03342" calcext:value-type="float">
            <text:p>0.00103342</text:p>
          </table:table-cell>
          <table:table-cell office:value-type="float" office:value="967.7" calcext:value-type="float">
            <text:p>967.7</text:p>
          </table:table-cell>
          <table:table-cell office:value-type="string" calcext:value-type="string">
            <text:p>test_py_tuple_string_to_vector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460.4" calcext:value-type="float">
            <text:p>460.4</text:p>
          </table:table-cell>
          <table:table-cell office:value-type="string" calcext:value-type="string">
            <text:p>test_py_tuple_string_to_vector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273.5" calcext:value-type="float">
            <text:p>273.5</text:p>
          </table:table-cell>
          <table:table-cell office:value-type="string" calcext:value-type="string">
            <text:p>test_py_tuple_string_to_vector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131.6" calcext:value-type="float">
            <text:p>131.6</text:p>
          </table:table-cell>
          <table:table-cell office:value-type="string" calcext:value-type="string">
            <text:p>test_py_tuple_string_to_vector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312055" calcext:value-type="float">
            <text:p>0.01312055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test_py_tuple_string_to_vector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test_py_tuple_string_to_vector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test_py_tuple_string_to_vector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test_py_tuple_string_to_vector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013" calcext:value-type="float">
            <text:p>1.013E-06</text:p>
          </table:table-cell>
          <table:table-cell office:value-type="float" office:value="987654.3" calcext:value-type="float">
            <text:p>987654.3</text:p>
          </table:table-cell>
          <table:table-cell office:value-type="string" calcext:value-type="string">
            <text:p>test_py_tuple_string_to_vector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957" calcext:value-type="float">
            <text:p>9.57E-07</text:p>
          </table:table-cell>
          <table:table-cell office:value-type="float" office:value="1045478.3" calcext:value-type="float">
            <text:p>1045478.3</text:p>
          </table:table-cell>
          <table:table-cell office:value-type="string" calcext:value-type="string">
            <text:p>test_py_tuple_string_to_vector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1" calcext:value-type="float">
            <text:p>1.71E-06</text:p>
          </table:table-cell>
          <table:table-cell office:value-type="float" office:value="584624.4" calcext:value-type="float">
            <text:p>584624.4</text:p>
          </table:table-cell>
          <table:table-cell office:value-type="string" calcext:value-type="string">
            <text:p>test_py_tuple_string_to_vector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76" calcext:value-type="float">
            <text:p>2.576E-06</text:p>
          </table:table-cell>
          <table:table-cell office:value-type="float" office:value="388274.1" calcext:value-type="float">
            <text:p>388274.1</text:p>
          </table:table-cell>
          <table:table-cell office:value-type="string" calcext:value-type="string">
            <text:p>test_py_tuple_string_to_vector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528" calcext:value-type="float">
            <text:p>4.528E-06</text:p>
          </table:table-cell>
          <table:table-cell office:value-type="float" office:value="220872.4" calcext:value-type="float">
            <text:p>220872.4</text:p>
          </table:table-cell>
          <table:table-cell office:value-type="string" calcext:value-type="string">
            <text:p>test_py_tuple_string_to_vector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0079" calcext:value-type="float">
            <text:p>1.0079E-05</text:p>
          </table:table-cell>
          <table:table-cell office:value-type="float" office:value="99221.1" calcext:value-type="float">
            <text:p>99221.1</text:p>
          </table:table-cell>
          <table:table-cell office:value-type="string" calcext:value-type="string">
            <text:p>test_py_tuple_string_to_vector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6506" calcext:value-type="float">
            <text:p>1.6506E-05</text:p>
          </table:table-cell>
          <table:table-cell office:value-type="float" office:value="60582.2" calcext:value-type="float">
            <text:p>60582.2</text:p>
          </table:table-cell>
          <table:table-cell office:value-type="string" calcext:value-type="string">
            <text:p>test_py_tuple_string_to_vector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1427" calcext:value-type="float">
            <text:p>3.1427E-05</text:p>
          </table:table-cell>
          <table:table-cell office:value-type="float" office:value="31820.3" calcext:value-type="float">
            <text:p>31820.3</text:p>
          </table:table-cell>
          <table:table-cell office:value-type="string" calcext:value-type="string">
            <text:p>test_py_tuple_string_to_vector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6291.1" calcext:value-type="float">
            <text:p>6291.1</text:p>
          </table:table-cell>
          <table:table-cell office:value-type="string" calcext:value-type="string">
            <text:p>test_py_tuple_string_to_vector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3123.9" calcext:value-type="float">
            <text:p>3123.9</text:p>
          </table:table-cell>
          <table:table-cell office:value-type="string" calcext:value-type="string">
            <text:p>test_py_tuple_string_to_vector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2933.8" calcext:value-type="float">
            <text:p>2933.8</text:p>
          </table:table-cell>
          <table:table-cell office:value-type="string" calcext:value-type="string">
            <text:p>test_py_tuple_string_to_vector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1391.3" calcext:value-type="float">
            <text:p>1391.3</text:p>
          </table:table-cell>
          <table:table-cell office:value-type="string" calcext:value-type="string">
            <text:p>test_py_tuple_string_to_vector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790.6" calcext:value-type="float">
            <text:p>790.6</text:p>
          </table:table-cell>
          <table:table-cell office:value-type="string" calcext:value-type="string">
            <text:p>test_py_tuple_string_to_vector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st_py_tuple_string_to_vector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224.4" calcext:value-type="float">
            <text:p>224.4</text:p>
          </table:table-cell>
          <table:table-cell office:value-type="string" calcext:value-type="string">
            <text:p>test_py_tuple_string_to_vector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test_py_tuple_string_to_vector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511834" calcext:value-type="float">
            <text:p>0.03511834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test_py_tuple_string_to_vector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py_tuple_string_to_vector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71" calcext:value-type="float">
            <text:p>9.71E-07</text:p>
          </table:table-cell>
          <table:table-cell office:value-type="float" office:value="1030396.7" calcext:value-type="float">
            <text:p>1030396.7</text:p>
          </table:table-cell>
          <table:table-cell office:value-type="string" calcext:value-type="string">
            <text:p>test_py_tuple_string_to_vector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983767.8" calcext:value-type="float">
            <text:p>983767.8</text:p>
          </table:table-cell>
          <table:table-cell office:value-type="string" calcext:value-type="string">
            <text:p>test_py_tuple_string_to_vector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55" calcext:value-type="float">
            <text:p>1.755E-06</text:p>
          </table:table-cell>
          <table:table-cell office:value-type="float" office:value="569963" calcext:value-type="float">
            <text:p>569963</text:p>
          </table:table-cell>
          <table:table-cell office:value-type="string" calcext:value-type="string">
            <text:p>test_py_tuple_string_to_vector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173" calcext:value-type="float">
            <text:p>3.173E-06</text:p>
          </table:table-cell>
          <table:table-cell office:value-type="float" office:value="315208.8" calcext:value-type="float">
            <text:p>315208.8</text:p>
          </table:table-cell>
          <table:table-cell office:value-type="string" calcext:value-type="string">
            <text:p>test_py_tuple_string_to_vector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5941" calcext:value-type="float">
            <text:p>5.941E-06</text:p>
          </table:table-cell>
          <table:table-cell office:value-type="float" office:value="168307.7" calcext:value-type="float">
            <text:p>168307.7</text:p>
          </table:table-cell>
          <table:table-cell office:value-type="string" calcext:value-type="string">
            <text:p>test_py_tuple_string_to_vector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6701" calcext:value-type="float">
            <text:p>1.6701E-05</text:p>
          </table:table-cell>
          <table:table-cell office:value-type="float" office:value="59874.9" calcext:value-type="float">
            <text:p>59874.9</text:p>
          </table:table-cell>
          <table:table-cell office:value-type="string" calcext:value-type="string">
            <text:p>test_py_tuple_string_to_vector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32960.3" calcext:value-type="float">
            <text:p>32960.3</text:p>
          </table:table-cell>
          <table:table-cell office:value-type="string" calcext:value-type="string">
            <text:p>test_py_tuple_string_to_vector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1089" calcext:value-type="float">
            <text:p>6.1089E-05</text:p>
          </table:table-cell>
          <table:table-cell office:value-type="float" office:value="16369.7" calcext:value-type="float">
            <text:p>16369.7</text:p>
          </table:table-cell>
          <table:table-cell office:value-type="string" calcext:value-type="string">
            <text:p>test_py_tuple_string_to_vector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8465.1" calcext:value-type="float">
            <text:p>8465.1</text:p>
          </table:table-cell>
          <table:table-cell office:value-type="string" calcext:value-type="string">
            <text:p>test_py_tuple_string_to_vector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4262.3" calcext:value-type="float">
            <text:p>4262.3</text:p>
          </table:table-cell>
          <table:table-cell office:value-type="string" calcext:value-type="string">
            <text:p>test_py_tuple_string_to_vector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2106.7" calcext:value-type="float">
            <text:p>2106.7</text:p>
          </table:table-cell>
          <table:table-cell office:value-type="string" calcext:value-type="string">
            <text:p>test_py_tuple_string_to_vector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60844" calcext:value-type="float">
            <text:p>0.00160844</text:p>
          </table:table-cell>
          <table:table-cell office:value-type="float" office:value="621.7" calcext:value-type="float">
            <text:p>621.7</text:p>
          </table:table-cell>
          <table:table-cell office:value-type="string" calcext:value-type="string">
            <text:p>test_py_tuple_string_to_vector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334.7" calcext:value-type="float">
            <text:p>334.7</text:p>
          </table:table-cell>
          <table:table-cell office:value-type="string" calcext:value-type="string">
            <text:p>test_py_tuple_string_to_vector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204.8" calcext:value-type="float">
            <text:p>204.8</text:p>
          </table:table-cell>
          <table:table-cell office:value-type="string" calcext:value-type="string">
            <text:p>test_py_tuple_string_to_vector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test_py_tuple_string_to_vector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test_py_tuple_string_to_vector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223799" calcext:value-type="float">
            <text:p>0.0822379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test_py_tuple_string_to_vector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est_py_tuple_string_to_vector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test_py_tuple_string_to_vector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est_py_tuple_string_to_vector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713521.2" calcext:value-type="float">
            <text:p>713521.2</text:p>
          </table:table-cell>
          <table:table-cell office:value-type="string" calcext:value-type="string">
            <text:p>test_py_tuple_string_to_vector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71" calcext:value-type="float">
            <text:p>1.371E-06</text:p>
          </table:table-cell>
          <table:table-cell office:value-type="float" office:value="729660.7" calcext:value-type="float">
            <text:p>729660.7</text:p>
          </table:table-cell>
          <table:table-cell office:value-type="string" calcext:value-type="string">
            <text:p>test_py_tuple_string_to_vector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112" calcext:value-type="float">
            <text:p>3.112E-06</text:p>
          </table:table-cell>
          <table:table-cell office:value-type="float" office:value="321388.4" calcext:value-type="float">
            <text:p>321388.4</text:p>
          </table:table-cell>
          <table:table-cell office:value-type="string" calcext:value-type="string">
            <text:p>test_py_tuple_string_to_vector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846" calcext:value-type="float">
            <text:p>5.846E-06</text:p>
          </table:table-cell>
          <table:table-cell office:value-type="float" office:value="171071.8" calcext:value-type="float">
            <text:p>171071.8</text:p>
          </table:table-cell>
          <table:table-cell office:value-type="string" calcext:value-type="string">
            <text:p>test_py_tuple_string_to_vector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1799" calcext:value-type="float">
            <text:p>1.1799E-05</text:p>
          </table:table-cell>
          <table:table-cell office:value-type="float" office:value="84749.4" calcext:value-type="float">
            <text:p>84749.4</text:p>
          </table:table-cell>
          <table:table-cell office:value-type="string" calcext:value-type="string">
            <text:p>test_py_tuple_string_to_vector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3325" calcext:value-type="float">
            <text:p>2.3325E-05</text:p>
          </table:table-cell>
          <table:table-cell office:value-type="float" office:value="42873.4" calcext:value-type="float">
            <text:p>42873.4</text:p>
          </table:table-cell>
          <table:table-cell office:value-type="string" calcext:value-type="string">
            <text:p>test_py_tuple_string_to_vector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45649" calcext:value-type="float">
            <text:p>4.5649E-05</text:p>
          </table:table-cell>
          <table:table-cell office:value-type="float" office:value="21906.5" calcext:value-type="float">
            <text:p>21906.5</text:p>
          </table:table-cell>
          <table:table-cell office:value-type="string" calcext:value-type="string">
            <text:p>test_py_tuple_string_to_vector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90317" calcext:value-type="float">
            <text:p>9.0317E-05</text:p>
          </table:table-cell>
          <table:table-cell office:value-type="float" office:value="11072.2" calcext:value-type="float">
            <text:p>11072.2</text:p>
          </table:table-cell>
          <table:table-cell office:value-type="string" calcext:value-type="string">
            <text:p>test_py_tuple_string_to_vector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5497.9" calcext:value-type="float">
            <text:p>5497.9</text:p>
          </table:table-cell>
          <table:table-cell office:value-type="string" calcext:value-type="string">
            <text:p>test_py_tuple_string_to_vector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0384" calcext:value-type="float">
            <text:p>0.00100384</text:p>
          </table:table-cell>
          <table:table-cell office:value-type="float" office:value="996.2" calcext:value-type="float">
            <text:p>996.2</text:p>
          </table:table-cell>
          <table:table-cell office:value-type="string" calcext:value-type="string">
            <text:p>test_py_tuple_string_to_vector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622.7" calcext:value-type="float">
            <text:p>622.7</text:p>
          </table:table-cell>
          <table:table-cell office:value-type="string" calcext:value-type="string">
            <text:p>test_py_tuple_string_to_vector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559.4" calcext:value-type="float">
            <text:p>559.4</text:p>
          </table:table-cell>
          <table:table-cell office:value-type="string" calcext:value-type="string">
            <text:p>test_py_tuple_string_to_vector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275.9" calcext:value-type="float">
            <text:p>275.9</text:p>
          </table:table-cell>
          <table:table-cell office:value-type="string" calcext:value-type="string">
            <text:p>test_py_tuple_string_to_vector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test_py_tuple_string_to_vector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_py_tuple_string_to_vector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test_py_tuple_string_to_vector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py_tuple_string_to_vector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py_tuple_string_to_vector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518" calcext:value-type="float">
            <text:p>1.518E-06</text:p>
          </table:table-cell>
          <table:table-cell office:value-type="float" office:value="658978.6" calcext:value-type="float">
            <text:p>658978.6</text:p>
          </table:table-cell>
          <table:table-cell office:value-type="string" calcext:value-type="string">
            <text:p>test_py_tuple_string_to_vector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478" calcext:value-type="float">
            <text:p>1.478E-06</text:p>
          </table:table-cell>
          <table:table-cell office:value-type="float" office:value="676819" calcext:value-type="float">
            <text:p>676819</text:p>
          </table:table-cell>
          <table:table-cell office:value-type="string" calcext:value-type="string">
            <text:p>test_py_tuple_string_to_vector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038" calcext:value-type="float">
            <text:p>3.038E-06</text:p>
          </table:table-cell>
          <table:table-cell office:value-type="float" office:value="329218.1" calcext:value-type="float">
            <text:p>329218.1</text:p>
          </table:table-cell>
          <table:table-cell office:value-type="string" calcext:value-type="string">
            <text:p>test_py_tuple_string_to_vector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6327" calcext:value-type="float">
            <text:p>6.327E-06</text:p>
          </table:table-cell>
          <table:table-cell office:value-type="float" office:value="158040.3" calcext:value-type="float">
            <text:p>158040.3</text:p>
          </table:table-cell>
          <table:table-cell office:value-type="string" calcext:value-type="string">
            <text:p>test_py_tuple_string_to_vector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522" calcext:value-type="float">
            <text:p>1.2522E-05</text:p>
          </table:table-cell>
          <table:table-cell office:value-type="float" office:value="79862.6" calcext:value-type="float">
            <text:p>79862.6</text:p>
          </table:table-cell>
          <table:table-cell office:value-type="string" calcext:value-type="string">
            <text:p>test_py_tuple_string_to_vector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6009" calcext:value-type="float">
            <text:p>2.6009E-05</text:p>
          </table:table-cell>
          <table:table-cell office:value-type="float" office:value="38447.5" calcext:value-type="float">
            <text:p>38447.5</text:p>
          </table:table-cell>
          <table:table-cell office:value-type="string" calcext:value-type="string">
            <text:p>test_py_tuple_string_to_vector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52563" calcext:value-type="float">
            <text:p>5.2563E-05</text:p>
          </table:table-cell>
          <table:table-cell office:value-type="float" office:value="19024.6" calcext:value-type="float">
            <text:p>19024.6</text:p>
          </table:table-cell>
          <table:table-cell office:value-type="string" calcext:value-type="string">
            <text:p>test_py_tuple_string_to_vector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05853" calcext:value-type="float">
            <text:p>0.000105853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test_py_tuple_string_to_vector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214917" calcext:value-type="float">
            <text:p>0.000214917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test_py_tuple_string_to_vector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95831" calcext:value-type="float">
            <text:p>0.001095831</text:p>
          </table:table-cell>
          <table:table-cell office:value-type="float" office:value="912.5" calcext:value-type="float">
            <text:p>912.5</text:p>
          </table:table-cell>
          <table:table-cell office:value-type="string" calcext:value-type="string">
            <text:p>test_py_tuple_string_to_vector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05952" calcext:value-type="float">
            <text:p>0.001405952</text:p>
          </table:table-cell>
          <table:table-cell office:value-type="float" office:value="711.3" calcext:value-type="float">
            <text:p>711.3</text:p>
          </table:table-cell>
          <table:table-cell office:value-type="string" calcext:value-type="string">
            <text:p>test_py_tuple_string_to_vector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2915212" calcext:value-type="float">
            <text:p>0.00291521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est_py_tuple_string_to_vector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330266" calcext:value-type="float">
            <text:p>0.0063302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est_py_tuple_string_to_vector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968542" calcext:value-type="float">
            <text:p>0.02968542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test_py_tuple_string_to_vector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8193292" calcext:value-type="float">
            <text:p>0.058193292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test_py_tuple_string_to_vector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15016741" calcext:value-type="float">
            <text:p>0.11501674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test_py_tuple_string_to_vector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0582082" calcext:value-type="float">
            <text:p>0.24058208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st_py_tuple_string_to_vector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490288709" calcext:value-type="float">
            <text:p>0.490288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py_tuple_string_to_vector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1208881" calcext:value-type="float">
            <text:p>1.0120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_py_tuple_string_to_vector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.239313966" calcext:value-type="float">
            <text:p>2.2393139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st_py_tuple_string_to_vector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246.7" calcext:value-type="float">
            <text:p>246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6.25E-07</text:p>
          </table:table-cell>
          <table:table-cell office:value-type="float" office:value="1601281" calcext:value-type="float">
            <text:p>160128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1.537E-06</text:p>
          </table:table-cell>
          <table:table-cell office:value-type="float" office:value="650829.8" calcext:value-type="float">
            <text:p>650829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1.152E-06</text:p>
          </table:table-cell>
          <table:table-cell office:value-type="float" office:value="867679" calcext:value-type="float">
            <text:p>86767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2.668E-06</text:p>
          </table:table-cell>
          <table:table-cell office:value-type="float" office:value="374742.4" calcext:value-type="float">
            <text:p>374742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849.1" calcext:value-type="float">
            <text:p>849.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2966.6" calcext:value-type="float">
            <text:p>2966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1.5003E-05</text:p>
          </table:table-cell>
          <table:table-cell office:value-type="float" office:value="66655.6" calcext:value-type="float">
            <text:p>6665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2.8749E-05</text:p>
          </table:table-cell>
          <table:table-cell office:value-type="float" office:value="34784.4" calcext:value-type="float">
            <text:p>34784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5.6323E-05</text:p>
          </table:table-cell>
          <table:table-cell office:value-type="float" office:value="17754.9" calcext:value-type="float">
            <text:p>17754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4085.7" calcext:value-type="float">
            <text:p>4085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2234.7" calcext:value-type="float">
            <text:p>2234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1026.8" calcext:value-type="float">
            <text:p>1026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485.6" calcext:value-type="float">
            <text:p>48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</text:p>
          </table:table-cell>
          <table:table-cell office:value-type="float" office:value="177.9" calcext:value-type="float">
            <text:p>177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6938" calcext:value-type="float">
            <text:p>6.938E-06</text:p>
          </table:table-cell>
          <table:table-cell office:value-type="float" office:value="144144.1" calcext:value-type="float">
            <text:p>144144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6" calcext:value-type="float">
            <text:p>1.036E-06</text:p>
          </table:table-cell>
          <table:table-cell office:value-type="float" office:value="964785.3" calcext:value-type="float">
            <text:p>96478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368" calcext:value-type="float">
            <text:p>1.368E-06</text:p>
          </table:table-cell>
          <table:table-cell office:value-type="float" office:value="731261.4" calcext:value-type="float">
            <text:p>731261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05" calcext:value-type="float">
            <text:p>2.505E-06</text:p>
          </table:table-cell>
          <table:table-cell office:value-type="float" office:value="399121.9" calcext:value-type="float">
            <text:p>399121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947" calcext:value-type="float">
            <text:p>3.947E-06</text:p>
          </table:table-cell>
          <table:table-cell office:value-type="float" office:value="253389.1" calcext:value-type="float">
            <text:p>25338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21" calcext:value-type="float">
            <text:p>6.821E-06</text:p>
          </table:table-cell>
          <table:table-cell office:value-type="float" office:value="146595.3" calcext:value-type="float">
            <text:p>14659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596" calcext:value-type="float">
            <text:p>1.3596E-05</text:p>
          </table:table-cell>
          <table:table-cell office:value-type="float" office:value="73548.3" calcext:value-type="float">
            <text:p>73548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8227" calcext:value-type="float">
            <text:p>2.8227E-05</text:p>
          </table:table-cell>
          <table:table-cell office:value-type="float" office:value="35427.7" calcext:value-type="float">
            <text:p>35427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7992" calcext:value-type="float">
            <text:p>4.7992E-05</text:p>
          </table:table-cell>
          <table:table-cell office:value-type="float" office:value="20837" calcext:value-type="float">
            <text:p>2083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96457" calcext:value-type="float">
            <text:p>9.6457E-05</text:p>
          </table:table-cell>
          <table:table-cell office:value-type="float" office:value="10367.3" calcext:value-type="float">
            <text:p>10367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649" calcext:value-type="float">
            <text:p>0.000187649</text:p>
          </table:table-cell>
          <table:table-cell office:value-type="float" office:value="5329.1" calcext:value-type="float">
            <text:p>532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5556" calcext:value-type="float">
            <text:p>0.000375556</text:p>
          </table:table-cell>
          <table:table-cell office:value-type="float" office:value="2662.7" calcext:value-type="float">
            <text:p>2662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786479" calcext:value-type="float">
            <text:p>0.000786479</text:p>
          </table:table-cell>
          <table:table-cell office:value-type="float" office:value="1271.5" calcext:value-type="float">
            <text:p>1271.5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55003" calcext:value-type="float">
            <text:p>0.00155003</text:p>
          </table:table-cell>
          <table:table-cell office:value-type="float" office:value="645.1" calcext:value-type="float">
            <text:p>645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274432" calcext:value-type="float">
            <text:p>0.003274432</text:p>
          </table:table-cell>
          <table:table-cell office:value-type="float" office:value="305.4" calcext:value-type="float">
            <text:p>305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6634282" calcext:value-type="float">
            <text:p>0.006634282</text:p>
          </table:table-cell>
          <table:table-cell office:value-type="float" office:value="150.7" calcext:value-type="float">
            <text:p>150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4723765" calcext:value-type="float">
            <text:p>0.014723765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2015727" calcext:value-type="float">
            <text:p>0.032015727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7714047" calcext:value-type="float">
            <text:p>0.077714047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85237304" calcext:value-type="float">
            <text:p>0.18523730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py_dict_to_cpp_std_unordered_map&lt;double&gt;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6" table:default-cell-style-name="ce5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est_vector_to_py_tuple</text:p>
          </table:table-cell>
          <table:table-cell table:style-name="Default" table:number-columns-repeated="2"/>
          <table:table-cell table:style-name="Default" office:value-type="string" calcext:value-type="string">
            <text:p>test_py_tuple_to_vecto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0.000004088</text:p>
          </table:table-cell>
          <table:table-cell office:value-type="float" office:value="0.000002381" calcext:value-type="float">
            <text:p>0.000002381</text:p>
          </table:table-cell>
          <table:table-cell office:value-type="float" office:value="0.000008846" calcext:value-type="float">
            <text:p>0.000008846</text:p>
          </table:table-cell>
          <table:table-cell office:value-type="float" office:value="0.000000401" calcext:value-type="float">
            <text:p>0.000000401</text:p>
          </table:table-cell>
          <table:table-cell office:value-type="float" office:value="0.000000722" calcext:value-type="float">
            <text:p>0.000000722</text:p>
          </table:table-cell>
          <table:table-cell office:value-type="float" office:value="0.000000818" calcext:value-type="float">
            <text:p>0.000000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0.000000131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398" calcext:value-type="float">
            <text:p>0.000000398</text:p>
          </table:table-cell>
          <table:table-cell office:value-type="float" office:value="0.000000158" calcext:value-type="float">
            <text:p>0.000000158</text:p>
          </table:table-cell>
          <table:table-cell office:value-type="float" office:value="0.000000394" calcext:value-type="float">
            <text:p>0.000000394</text:p>
          </table:table-cell>
          <table:table-cell office:value-type="float" office:value="0.000000348" calcext:value-type="float">
            <text:p>0.000000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215" calcext:value-type="float">
            <text:p>0.000000215</text:p>
          </table:table-cell>
          <table:table-cell office:value-type="float" office:value="0.000000938" calcext:value-type="float">
            <text:p>0.000000938</text:p>
          </table:table-cell>
          <table:table-cell office:value-type="float" office:value="0.000000144" calcext:value-type="float">
            <text:p>0.000000144</text:p>
          </table:table-cell>
          <table:table-cell office:value-type="float" office:value="0.000000529" calcext:value-type="float">
            <text:p>0.000000529</text:p>
          </table:table-cell>
          <table:table-cell office:value-type="float" office:value="0.000000539" calcext:value-type="float">
            <text:p>0.0000005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00195" calcext:value-type="float">
            <text:p>0.000000195</text:p>
          </table:table-cell>
          <table:table-cell office:value-type="float" office:value="0.000000329" calcext:value-type="float">
            <text:p>0.000000329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00862" calcext:value-type="float">
            <text:p>0.000000862</text:p>
          </table:table-cell>
          <table:table-cell office:value-type="float" office:value="0.000000712" calcext:value-type="float">
            <text:p>0.0000007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0.000000279</text:p>
          </table:table-cell>
          <table:table-cell office:value-type="float" office:value="0.00000061" calcext:value-type="float">
            <text:p>0.000000610</text:p>
          </table:table-cell>
          <table:table-cell office:value-type="float" office:value="0.00000145" calcext:value-type="float">
            <text:p>0.000001450</text:p>
          </table:table-cell>
          <table:table-cell office:value-type="float" office:value="0.000000298" calcext:value-type="float">
            <text:p>0.000000298</text:p>
          </table:table-cell>
          <table:table-cell office:value-type="float" office:value="0.000001098" calcext:value-type="float">
            <text:p>0.000001098</text:p>
          </table:table-cell>
          <table:table-cell office:value-type="float" office:value="0.000000993" calcext:value-type="float">
            <text:p>0.000000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0.000000524</text:p>
          </table:table-cell>
          <table:table-cell office:value-type="float" office:value="0.000000694" calcext:value-type="float">
            <text:p>0.000000694</text:p>
          </table:table-cell>
          <table:table-cell office:value-type="float" office:value="0.000001025" calcext:value-type="float">
            <text:p>0.000001025</text:p>
          </table:table-cell>
          <table:table-cell office:value-type="float" office:value="0.00000046" calcext:value-type="float">
            <text:p>0.000000460</text:p>
          </table:table-cell>
          <table:table-cell office:value-type="float" office:value="0.000002148" calcext:value-type="float">
            <text:p>0.000002148</text:p>
          </table:table-cell>
          <table:table-cell office:value-type="float" office:value="0.000001355" calcext:value-type="float">
            <text:p>0.0000013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0.000000765</text:p>
          </table:table-cell>
          <table:table-cell office:value-type="float" office:value="0.00000081" calcext:value-type="float">
            <text:p>0.000000810</text:p>
          </table:table-cell>
          <table:table-cell office:value-type="float" office:value="0.000001312" calcext:value-type="float">
            <text:p>0.000001312</text:p>
          </table:table-cell>
          <table:table-cell office:value-type="float" office:value="0.000001022" calcext:value-type="float">
            <text:p>0.000001022</text:p>
          </table:table-cell>
          <table:table-cell office:value-type="float" office:value="0.000003896" calcext:value-type="float">
            <text:p>0.000003896</text:p>
          </table:table-cell>
          <table:table-cell office:value-type="float" office:value="0.000002609" calcext:value-type="float">
            <text:p>0.0000026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0.000000931</text:p>
          </table:table-cell>
          <table:table-cell office:value-type="float" office:value="0.000001318" calcext:value-type="float">
            <text:p>0.000001318</text:p>
          </table:table-cell>
          <table:table-cell office:value-type="float" office:value="0.00000265" calcext:value-type="float">
            <text:p>0.000002650</text:p>
          </table:table-cell>
          <table:table-cell office:value-type="float" office:value="0.000001774" calcext:value-type="float">
            <text:p>0.000001774</text:p>
          </table:table-cell>
          <table:table-cell office:value-type="float" office:value="0.000006488" calcext:value-type="float">
            <text:p>0.000006488</text:p>
          </table:table-cell>
          <table:table-cell office:value-type="float" office:value="0.000003472" calcext:value-type="float">
            <text:p>0.0000034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0.000001962</text:p>
          </table:table-cell>
          <table:table-cell office:value-type="float" office:value="0.000009947" calcext:value-type="float">
            <text:p>0.000009947</text:p>
          </table:table-cell>
          <table:table-cell office:value-type="float" office:value="0.000004822" calcext:value-type="float">
            <text:p>0.000004822</text:p>
          </table:table-cell>
          <table:table-cell office:value-type="float" office:value="0.000004032" calcext:value-type="float">
            <text:p>0.000004032</text:p>
          </table:table-cell>
          <table:table-cell office:value-type="float" office:value="0.000011313" calcext:value-type="float">
            <text:p>0.000011313</text:p>
          </table:table-cell>
          <table:table-cell office:value-type="float" office:value="0.000006143" calcext:value-type="float">
            <text:p>0.000006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0.000003440</text:p>
          </table:table-cell>
          <table:table-cell office:value-type="float" office:value="0.000015793" calcext:value-type="float">
            <text:p>0.000015793</text:p>
          </table:table-cell>
          <table:table-cell office:value-type="float" office:value="0.000009853" calcext:value-type="float">
            <text:p>0.000009853</text:p>
          </table:table-cell>
          <table:table-cell office:value-type="float" office:value="0.000006666" calcext:value-type="float">
            <text:p>0.000006666</text:p>
          </table:table-cell>
          <table:table-cell office:value-type="float" office:value="0.000017044" calcext:value-type="float">
            <text:p>0.000017044</text:p>
          </table:table-cell>
          <table:table-cell office:value-type="float" office:value="0.000011049" calcext:value-type="float">
            <text:p>0.000011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0.000006967</text:p>
          </table:table-cell>
          <table:table-cell office:value-type="float" office:value="0.000039063" calcext:value-type="float">
            <text:p>0.000039063</text:p>
          </table:table-cell>
          <table:table-cell office:value-type="float" office:value="0.00001985" calcext:value-type="float">
            <text:p>0.000019850</text:p>
          </table:table-cell>
          <table:table-cell office:value-type="float" office:value="0.000012774" calcext:value-type="float">
            <text:p>0.000012774</text:p>
          </table:table-cell>
          <table:table-cell office:value-type="float" office:value="0.000023962" calcext:value-type="float">
            <text:p>0.000023962</text:p>
          </table:table-cell>
          <table:table-cell office:value-type="float" office:value="0.000020286" calcext:value-type="float">
            <text:p>0.0000202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0.000013603</text:p>
          </table:table-cell>
          <table:table-cell office:value-type="float" office:value="0.000068833" calcext:value-type="float">
            <text:p>0.000068833</text:p>
          </table:table-cell>
          <table:table-cell office:value-type="float" office:value="0.000057503" calcext:value-type="float">
            <text:p>0.000057503</text:p>
          </table:table-cell>
          <table:table-cell office:value-type="float" office:value="0.00002443" calcext:value-type="float">
            <text:p>0.000024430</text:p>
          </table:table-cell>
          <table:table-cell office:value-type="float" office:value="0.000049952" calcext:value-type="float">
            <text:p>0.000049952</text:p>
          </table:table-cell>
          <table:table-cell office:value-type="float" office:value="0.000040563" calcext:value-type="float">
            <text:p>0.0000405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0.00002530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0.000048397" calcext:value-type="float">
            <text:p>0.000048397</text:p>
          </table:table-cell>
          <table:table-cell office:value-type="float" office:value="0.000117864" calcext:value-type="float">
            <text:p>0.000117864</text:p>
          </table:table-cell>
          <table:table-cell office:value-type="float" office:value="0.000103774" calcext:value-type="float">
            <text:p>0.0001037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0.000098321" calcext:value-type="float">
            <text:p>0.000098321</text:p>
          </table:table-cell>
          <table:table-cell office:value-type="float" office:value="0.000182317" calcext:value-type="float">
            <text:p>0.000182317</text:p>
          </table:table-cell>
          <table:table-cell office:value-type="float" office:value="0.000208914" calcext:value-type="float">
            <text:p>0.00020891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0.00065874" calcext:value-type="float">
            <text:p>0.000658740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0.000386146" calcext:value-type="float">
            <text:p>0.000386146</text:p>
          </table:table-cell>
          <table:table-cell office:value-type="float" office:value="0.000304486" calcext:value-type="float">
            <text:p>0.00030448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0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0.00039829" calcext:value-type="float">
            <text:p>0.000398290</text:p>
          </table:table-cell>
          <table:table-cell office:value-type="float" office:value="0.000910377" calcext:value-type="float">
            <text:p>0.000910377</text:p>
          </table:table-cell>
          <table:table-cell office:value-type="float" office:value="0.000812413" calcext:value-type="float">
            <text:p>0.00081241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0.002069805" calcext:value-type="float">
            <text:p>0.002069805</text:p>
          </table:table-cell>
          <table:table-cell office:value-type="float" office:value="0.001927935" calcext:value-type="float">
            <text:p>0.00192793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0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0.004025458" calcext:value-type="float">
            <text:p>0.004025458</text:p>
          </table:table-cell>
          <table:table-cell office:value-type="float" office:value="0.004041856" calcext:value-type="float">
            <text:p>0.00404185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0.008309232" calcext:value-type="float">
            <text:p>0.008309232</text:p>
          </table:table-cell>
          <table:table-cell office:value-type="float" office:value="0.008398117" calcext:value-type="float">
            <text:p>0.00839811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0.019084097" calcext:value-type="float">
            <text:p>0.019084097</text:p>
          </table:table-cell>
          <table:table-cell office:value-type="float" office:value="0.015825927" calcext:value-type="float">
            <text:p>0.015825927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0" table:default-cell-style-name="ce5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0"/>
        </table:table-row>
        <table:table-row table:style-name="ro1">
          <table:table-cell/>
          <table:table-cell table:style-name="Default" office:value-type="string" calcext:value-type="string">
            <text:p>test_vector_string_to_py_tuple&lt;std::string[X]&gt;():</text:p>
          </table:table-cell>
          <table:table-cell table:style-name="Default" table:number-columns-repeated="9"/>
          <table:table-cell table:style-name="Default" office:value-type="string" calcext:value-type="string">
            <text:p>test_py_tuple_string_to_vector&lt;std::string[X]&gt;():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B3]" office:value-type="float" office:value="16" calcext:value-type="float">
            <text:p>16</text:p>
          </table:table-cell>
          <table:table-cell table:style-name="Default" table:formula="of:=2*[.C3]" office:value-type="float" office:value="32" calcext:value-type="float">
            <text:p>32</text:p>
          </table:table-cell>
          <table:table-cell table:style-name="Default" table:formula="of:=2*[.D3]" office:value-type="float" office:value="64" calcext:value-type="float">
            <text:p>64</text:p>
          </table:table-cell>
          <table:table-cell table:style-name="Default" table:formula="of:=2*[.E3]" office:value-type="float" office:value="128" calcext:value-type="float">
            <text:p>128</text:p>
          </table:table-cell>
          <table:table-cell table:style-name="Default" table:formula="of:=2*[.F3]" office:value-type="float" office:value="256" calcext:value-type="float">
            <text:p>256</text:p>
          </table:table-cell>
          <table:table-cell table:style-name="Default" table:formula="of:=2*[.G3]" office:value-type="float" office:value="512" calcext:value-type="float">
            <text:p>512</text:p>
          </table:table-cell>
          <table:table-cell table:style-name="ce6" table:formula="of:=2*[.H3]" office:value-type="float" office:value="1024" calcext:value-type="float">
            <text:p>1024</text:p>
          </table:table-cell>
          <table:table-cell table:style-name="ce6" table:formula="of:=2*[.I3]" office:value-type="float" office:value="2048" calcext:value-type="float">
            <text:p>2048</text:p>
          </table:table-cell>
          <table:table-cell table:style-name="ce6" table:formula="of:=2*[.J3]" office:value-type="float" office:value="4096" calcext:value-type="float">
            <text:p>40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L3]" office:value-type="float" office:value="16" calcext:value-type="float">
            <text:p>16</text:p>
          </table:table-cell>
          <table:table-cell table:style-name="Default" table:formula="of:=2*[.M3]" office:value-type="float" office:value="32" calcext:value-type="float">
            <text:p>32</text:p>
          </table:table-cell>
          <table:table-cell table:style-name="Default" table:formula="of:=2*[.N3]" office:value-type="float" office:value="64" calcext:value-type="float">
            <text:p>64</text:p>
          </table:table-cell>
          <table:table-cell table:style-name="Default" table:formula="of:=2*[.O3]" office:value-type="float" office:value="128" calcext:value-type="float">
            <text:p>128</text:p>
          </table:table-cell>
          <table:table-cell table:style-name="Default" table:formula="of:=2*[.P3]" office:value-type="float" office:value="256" calcext:value-type="float">
            <text:p>256</text:p>
          </table:table-cell>
          <table:table-cell table:style-name="Default" table:formula="of:=2*[.Q3]" office:value-type="float" office:value="512" calcext:value-type="float">
            <text:p>512</text:p>
          </table:table-cell>
          <table:table-cell table:style-name="ce6" table:formula="of:=2*[.R3]" office:value-type="float" office:value="1024" calcext:value-type="float">
            <text:p>1024</text:p>
          </table:table-cell>
          <table:table-cell table:style-name="ce6" table:formula="of:=2*[.S3]" office:value-type="float" office:value="2048" calcext:value-type="float">
            <text:p>2048</text:p>
          </table:table-cell>
          <table:table-cell table:style-name="ce6" table:formula="of:=2*[.T3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0.000003389</text:p>
          </table:table-cell>
          <table:table-cell office:value-type="float" office:value="0.000002993" calcext:value-type="float">
            <text:p>0.000002993</text:p>
          </table:table-cell>
          <table:table-cell office:value-type="float" office:value="0.000002254" calcext:value-type="float">
            <text:p>0.000002254</text:p>
          </table:table-cell>
          <table:table-cell office:value-type="float" office:value="0.000003206" calcext:value-type="float">
            <text:p>0.000003206</text:p>
          </table:table-cell>
          <table:table-cell office:value-type="float" office:value="0.000003168" calcext:value-type="float">
            <text:p>0.000003168</text:p>
          </table:table-cell>
          <table:table-cell office:value-type="float" office:value="0.000003339" calcext:value-type="float">
            <text:p>0.000003339</text:p>
          </table:table-cell>
          <table:table-cell office:value-type="float" office:value="0.000002972" calcext:value-type="float">
            <text:p>0.000002972</text:p>
          </table:table-cell>
          <table:table-cell office:value-type="float" office:value="0.000005831" calcext:value-type="float">
            <text:p>0.000005831</text:p>
          </table:table-cell>
          <table:table-cell office:value-type="float" office:value="0.000003411" calcext:value-type="float">
            <text:p>0.000003411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232" calcext:value-type="float">
            <text:p>0.000004232</text:p>
          </table:table-cell>
          <table:table-cell office:value-type="float" office:value="0.000000855" calcext:value-type="float">
            <text:p>0.000000855</text:p>
          </table:table-cell>
          <table:table-cell office:value-type="float" office:value="0.00000096" calcext:value-type="float">
            <text:p>0.000000960</text:p>
          </table:table-cell>
          <table:table-cell office:value-type="float" office:value="0.000000717" calcext:value-type="float">
            <text:p>0.000000717</text:p>
          </table:table-cell>
          <table:table-cell office:value-type="float" office:value="0.000000896" calcext:value-type="float">
            <text:p>0.000000896</text:p>
          </table:table-cell>
          <table:table-cell office:value-type="float" office:value="0.000001106" calcext:value-type="float">
            <text:p>0.000001106</text:p>
          </table:table-cell>
          <table:table-cell office:value-type="float" office:value="0.000001013" calcext:value-type="float">
            <text:p>0.000001013</text:p>
          </table:table-cell>
          <table:table-cell office:value-type="float" office:value="0.000000971" calcext:value-type="float">
            <text:p>0.000000971</text:p>
          </table:table-cell>
          <table:table-cell office:value-type="float" office:value="0.000001402" calcext:value-type="float">
            <text:p>0.000001402</text:p>
          </table:table-cell>
          <table:table-cell office:value-type="float" office:value="0.000001518" calcext:value-type="float">
            <text:p>0.000001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0.000000310</text:p>
          </table:table-cell>
          <table:table-cell office:value-type="float" office:value="0.000000468" calcext:value-type="float">
            <text:p>0.000000468</text:p>
          </table:table-cell>
          <table:table-cell office:value-type="float" office:value="0.000000633" calcext:value-type="float">
            <text:p>0.000000633</text:p>
          </table:table-cell>
          <table:table-cell office:value-type="float" office:value="0.000000705" calcext:value-type="float">
            <text:p>0.000000705</text:p>
          </table:table-cell>
          <table:table-cell office:value-type="float" office:value="0.000000425" calcext:value-type="float">
            <text:p>0.000000425</text:p>
          </table:table-cell>
          <table:table-cell office:value-type="float" office:value="0.000000379" calcext:value-type="float">
            <text:p>0.000000379</text:p>
          </table:table-cell>
          <table:table-cell office:value-type="float" office:value="0.000000593" calcext:value-type="float">
            <text:p>0.000000593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117" calcext:value-type="float">
            <text:p>0.000001117</text:p>
          </table:table-cell>
          <table:table-cell office:value-type="float" office:value="0.000001303" calcext:value-type="float">
            <text:p>0.000001303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0508" calcext:value-type="float">
            <text:p>0.000000508</text:p>
          </table:table-cell>
          <table:table-cell office:value-type="float" office:value="0.000001014" calcext:value-type="float">
            <text:p>0.000001014</text:p>
          </table:table-cell>
          <table:table-cell office:value-type="float" office:value="0.000000708" calcext:value-type="float">
            <text:p>0.000000708</text:p>
          </table:table-cell>
          <table:table-cell office:value-type="float" office:value="0.00000086" calcext:value-type="float">
            <text:p>0.000000860</text:p>
          </table:table-cell>
          <table:table-cell office:value-type="float" office:value="0.000001039" calcext:value-type="float">
            <text:p>0.000001039</text:p>
          </table:table-cell>
          <table:table-cell office:value-type="float" office:value="0.000000957" calcext:value-type="float">
            <text:p>0.000000957</text:p>
          </table:table-cell>
          <table:table-cell office:value-type="float" office:value="0.000001016" calcext:value-type="float">
            <text:p>0.000001016</text:p>
          </table:table-cell>
          <table:table-cell office:value-type="float" office:value="0.000001371" calcext:value-type="float">
            <text:p>0.000001371</text:p>
          </table:table-cell>
          <table:table-cell office:value-type="float" office:value="0.000001478" calcext:value-type="float">
            <text:p>0.000001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0.000000563</text:p>
          </table:table-cell>
          <table:table-cell office:value-type="float" office:value="0.00000059" calcext:value-type="float">
            <text:p>0.000000590</text:p>
          </table:table-cell>
          <table:table-cell office:value-type="float" office:value="0.000000669" calcext:value-type="float">
            <text:p>0.000000669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0.000000748" calcext:value-type="float">
            <text:p>0.000000748</text:p>
          </table:table-cell>
          <table:table-cell office:value-type="float" office:value="0.00000047" calcext:value-type="float">
            <text:p>0.000000470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029" calcext:value-type="float">
            <text:p>0.000002029</text:p>
          </table:table-cell>
          <table:table-cell office:value-type="float" office:value="0.00000195" calcext:value-type="float">
            <text:p>0.000001950</text:p>
          </table:table-cell>
          <table:table-cell office:value-type="float" office:value="0.000002946" calcext:value-type="float">
            <text:p>0.000002946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0.000000676" calcext:value-type="float">
            <text:p>0.000000676</text:p>
          </table:table-cell>
          <table:table-cell office:value-type="float" office:value="0.000001475" calcext:value-type="float">
            <text:p>0.000001475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289" calcext:value-type="float">
            <text:p>0.000001289</text:p>
          </table:table-cell>
          <table:table-cell office:value-type="float" office:value="0.000001692" calcext:value-type="float">
            <text:p>0.000001692</text:p>
          </table:table-cell>
          <table:table-cell office:value-type="float" office:value="0.00000171" calcext:value-type="float">
            <text:p>0.000001710</text:p>
          </table:table-cell>
          <table:table-cell office:value-type="float" office:value="0.000001755" calcext:value-type="float">
            <text:p>0.000001755</text:p>
          </table:table-cell>
          <table:table-cell office:value-type="float" office:value="0.000003112" calcext:value-type="float">
            <text:p>0.000003112</text:p>
          </table:table-cell>
          <table:table-cell office:value-type="float" office:value="0.000003038" calcext:value-type="float">
            <text:p>0.000003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00000504" calcext:value-type="float">
            <text:p>0.000000504</text:p>
          </table:table-cell>
          <table:table-cell office:value-type="float" office:value="0.000000539" calcext:value-type="float">
            <text:p>0.000000539</text:p>
          </table:table-cell>
          <table:table-cell office:value-type="float" office:value="0.000000522" calcext:value-type="float">
            <text:p>0.000000522</text:p>
          </table:table-cell>
          <table:table-cell office:value-type="float" office:value="0.00000043" calcext:value-type="float">
            <text:p>0.000000430</text:p>
          </table:table-cell>
          <table:table-cell office:value-type="float" office:value="0.000000853" calcext:value-type="float">
            <text:p>0.000000853</text:p>
          </table:table-cell>
          <table:table-cell office:value-type="float" office:value="0.000001447" calcext:value-type="float">
            <text:p>0.000001447</text:p>
          </table:table-cell>
          <table:table-cell office:value-type="float" office:value="0.000003073" calcext:value-type="float">
            <text:p>0.000003073</text:p>
          </table:table-cell>
          <table:table-cell office:value-type="float" office:value="0.000004069" calcext:value-type="float">
            <text:p>0.000004069</text:p>
          </table:table-cell>
          <table:table-cell office:value-type="float" office:value="0.000005948" calcext:value-type="float">
            <text:p>0.000005948</text:p>
          </table:table-cell>
          <table:table-cell office:value-type="float" office:value="0.000001182" calcext:value-type="float">
            <text:p>0.000001182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0.000002409" calcext:value-type="float">
            <text:p>0.000002409</text:p>
          </table:table-cell>
          <table:table-cell office:value-type="float" office:value="0.000001833" calcext:value-type="float">
            <text:p>0.000001833</text:p>
          </table:table-cell>
          <table:table-cell office:value-type="float" office:value="0.000002182" calcext:value-type="float">
            <text:p>0.000002182</text:p>
          </table:table-cell>
          <table:table-cell office:value-type="float" office:value="0.000002774" calcext:value-type="float">
            <text:p>0.000002774</text:p>
          </table:table-cell>
          <table:table-cell office:value-type="float" office:value="0.000002576" calcext:value-type="float">
            <text:p>0.000002576</text:p>
          </table:table-cell>
          <table:table-cell office:value-type="float" office:value="0.000003173" calcext:value-type="float">
            <text:p>0.000003173</text:p>
          </table:table-cell>
          <table:table-cell office:value-type="float" office:value="0.000005846" calcext:value-type="float">
            <text:p>0.000005846</text:p>
          </table:table-cell>
          <table:table-cell office:value-type="float" office:value="0.000006327" calcext:value-type="float">
            <text:p>0.0000063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0.000000890</text:p>
          </table:table-cell>
          <table:table-cell office:value-type="float" office:value="0.000001338" calcext:value-type="float">
            <text:p>0.000001338</text:p>
          </table:table-cell>
          <table:table-cell office:value-type="float" office:value="0.000001061" calcext:value-type="float">
            <text:p>0.000001061</text:p>
          </table:table-cell>
          <table:table-cell office:value-type="float" office:value="0.000001425" calcext:value-type="float">
            <text:p>0.000001425</text:p>
          </table:table-cell>
          <table:table-cell office:value-type="float" office:value="0.000000952" calcext:value-type="float">
            <text:p>0.000000952</text:p>
          </table:table-cell>
          <table:table-cell office:value-type="float" office:value="0.00000103" calcext:value-type="float">
            <text:p>0.000001030</text:p>
          </table:table-cell>
          <table:table-cell office:value-type="float" office:value="0.000002899" calcext:value-type="float">
            <text:p>0.000002899</text:p>
          </table:table-cell>
          <table:table-cell office:value-type="float" office:value="0.000017963" calcext:value-type="float">
            <text:p>0.000017963</text:p>
          </table:table-cell>
          <table:table-cell office:value-type="float" office:value="0.000008276" calcext:value-type="float">
            <text:p>0.000008276</text:p>
          </table:table-cell>
          <table:table-cell office:value-type="float" office:value="0.00001234" calcext:value-type="float">
            <text:p>0.000012340</text:p>
          </table:table-cell>
          <table:table-cell office:value-type="float" office:value="0.000001428" calcext:value-type="float">
            <text:p>0.000001428</text:p>
          </table:table-cell>
          <table:table-cell office:value-type="float" office:value="0.000001937" calcext:value-type="float">
            <text:p>0.000001937</text:p>
          </table:table-cell>
          <table:table-cell office:value-type="float" office:value="0.000004086" calcext:value-type="float">
            <text:p>0.000004086</text:p>
          </table:table-cell>
          <table:table-cell office:value-type="float" office:value="0.000003163" calcext:value-type="float">
            <text:p>0.000003163</text:p>
          </table:table-cell>
          <table:table-cell office:value-type="float" office:value="0.000003488" calcext:value-type="float">
            <text:p>0.000003488</text:p>
          </table:table-cell>
          <table:table-cell office:value-type="float" office:value="0.000004414" calcext:value-type="float">
            <text:p>0.000004414</text:p>
          </table:table-cell>
          <table:table-cell office:value-type="float" office:value="0.000004528" calcext:value-type="float">
            <text:p>0.000004528</text:p>
          </table:table-cell>
          <table:table-cell office:value-type="float" office:value="0.000005941" calcext:value-type="float">
            <text:p>0.000005941</text:p>
          </table:table-cell>
          <table:table-cell office:value-type="float" office:value="0.000011799" calcext:value-type="float">
            <text:p>0.000011799</text:p>
          </table:table-cell>
          <table:table-cell office:value-type="float" office:value="0.000012522" calcext:value-type="float">
            <text:p>0.0000125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0.000001393</text:p>
          </table:table-cell>
          <table:table-cell office:value-type="float" office:value="0.000001695" calcext:value-type="float">
            <text:p>0.000001695</text:p>
          </table:table-cell>
          <table:table-cell office:value-type="float" office:value="0.000001788" calcext:value-type="float">
            <text:p>0.000001788</text:p>
          </table:table-cell>
          <table:table-cell office:value-type="float" office:value="0.000001442" calcext:value-type="float">
            <text:p>0.000001442</text:p>
          </table:table-cell>
          <table:table-cell office:value-type="float" office:value="0.00000178" calcext:value-type="float">
            <text:p>0.000001780</text:p>
          </table:table-cell>
          <table:table-cell office:value-type="float" office:value="0.000002181" calcext:value-type="float">
            <text:p>0.000002181</text:p>
          </table:table-cell>
          <table:table-cell office:value-type="float" office:value="0.000005968" calcext:value-type="float">
            <text:p>0.000005968</text:p>
          </table:table-cell>
          <table:table-cell office:value-type="float" office:value="0.000040217" calcext:value-type="float">
            <text:p>0.000040217</text:p>
          </table:table-cell>
          <table:table-cell office:value-type="float" office:value="0.000015632" calcext:value-type="float">
            <text:p>0.000015632</text:p>
          </table:table-cell>
          <table:table-cell office:value-type="float" office:value="0.000049024" calcext:value-type="float">
            <text:p>0.000049024</text:p>
          </table:table-cell>
          <table:table-cell office:value-type="float" office:value="0.000003217" calcext:value-type="float">
            <text:p>0.000003217</text:p>
          </table:table-cell>
          <table:table-cell office:value-type="float" office:value="0.000003794" calcext:value-type="float">
            <text:p>0.000003794</text:p>
          </table:table-cell>
          <table:table-cell office:value-type="float" office:value="0.000014799" calcext:value-type="float">
            <text:p>0.000014799</text:p>
          </table:table-cell>
          <table:table-cell office:value-type="float" office:value="0.000006894" calcext:value-type="float">
            <text:p>0.000006894</text:p>
          </table:table-cell>
          <table:table-cell office:value-type="float" office:value="0.000007062" calcext:value-type="float">
            <text:p>0.000007062</text:p>
          </table:table-cell>
          <table:table-cell office:value-type="float" office:value="0.000009142" calcext:value-type="float">
            <text:p>0.000009142</text:p>
          </table:table-cell>
          <table:table-cell office:value-type="float" office:value="0.000010079" calcext:value-type="float">
            <text:p>0.000010079</text:p>
          </table:table-cell>
          <table:table-cell office:value-type="float" office:value="0.000016701" calcext:value-type="float">
            <text:p>0.000016701</text:p>
          </table:table-cell>
          <table:table-cell office:value-type="float" office:value="0.000023325" calcext:value-type="float">
            <text:p>0.000023325</text:p>
          </table:table-cell>
          <table:table-cell office:value-type="float" office:value="0.000026009" calcext:value-type="float">
            <text:p>0.0000260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0.000002042</text:p>
          </table:table-cell>
          <table:table-cell office:value-type="float" office:value="0.000002256" calcext:value-type="float">
            <text:p>0.000002256</text:p>
          </table:table-cell>
          <table:table-cell office:value-type="float" office:value="0.000002903" calcext:value-type="float">
            <text:p>0.000002903</text:p>
          </table:table-cell>
          <table:table-cell office:value-type="float" office:value="0.000002638" calcext:value-type="float">
            <text:p>0.000002638</text:p>
          </table:table-cell>
          <table:table-cell office:value-type="float" office:value="0.000002841" calcext:value-type="float">
            <text:p>0.000002841</text:p>
          </table:table-cell>
          <table:table-cell office:value-type="float" office:value="0.000003894" calcext:value-type="float">
            <text:p>0.000003894</text:p>
          </table:table-cell>
          <table:table-cell office:value-type="float" office:value="0.00001063" calcext:value-type="float">
            <text:p>0.000010630</text:p>
          </table:table-cell>
          <table:table-cell office:value-type="float" office:value="0.000082872" calcext:value-type="float">
            <text:p>0.000082872</text:p>
          </table:table-cell>
          <table:table-cell office:value-type="float" office:value="0.000031134" calcext:value-type="float">
            <text:p>0.000031134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0.000004241" calcext:value-type="float">
            <text:p>0.000004241</text:p>
          </table:table-cell>
          <table:table-cell office:value-type="float" office:value="0.000003898" calcext:value-type="float">
            <text:p>0.000003898</text:p>
          </table:table-cell>
          <table:table-cell office:value-type="float" office:value="0.000013093" calcext:value-type="float">
            <text:p>0.000013093</text:p>
          </table:table-cell>
          <table:table-cell office:value-type="float" office:value="0.000010679" calcext:value-type="float">
            <text:p>0.000010679</text:p>
          </table:table-cell>
          <table:table-cell office:value-type="float" office:value="0.00001135" calcext:value-type="float">
            <text:p>0.000011350</text:p>
          </table:table-cell>
          <table:table-cell office:value-type="float" office:value="0.000015189" calcext:value-type="float">
            <text:p>0.000015189</text:p>
          </table:table-cell>
          <table:table-cell office:value-type="float" office:value="0.000016506" calcext:value-type="float">
            <text:p>0.000016506</text:p>
          </table:table-cell>
          <table:table-cell office:value-type="float" office:value="0.000030339" calcext:value-type="float">
            <text:p>0.000030339</text:p>
          </table:table-cell>
          <table:table-cell office:value-type="float" office:value="0.000045649" calcext:value-type="float">
            <text:p>0.000045649</text:p>
          </table:table-cell>
          <table:table-cell office:value-type="float" office:value="0.000052563" calcext:value-type="float">
            <text:p>0.0000525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776" calcext:value-type="float">
            <text:p>0.000004776</text:p>
          </table:table-cell>
          <table:table-cell office:value-type="float" office:value="0.000005554" calcext:value-type="float">
            <text:p>0.000005554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5588" calcext:value-type="float">
            <text:p>0.000005588</text:p>
          </table:table-cell>
          <table:table-cell office:value-type="float" office:value="0.000007726" calcext:value-type="float">
            <text:p>0.000007726</text:p>
          </table:table-cell>
          <table:table-cell office:value-type="float" office:value="0.000022843" calcext:value-type="float">
            <text:p>0.000022843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0.000064807" calcext:value-type="float">
            <text:p>0.000064807</text:p>
          </table:table-cell>
          <table:table-cell office:value-type="float" office:value="0.00039141" calcext:value-type="float">
            <text:p>0.000391410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00006527" calcext:value-type="float">
            <text:p>0.000006527</text:p>
          </table:table-cell>
          <table:table-cell office:value-type="float" office:value="0.000032262" calcext:value-type="float">
            <text:p>0.000032262</text:p>
          </table:table-cell>
          <table:table-cell office:value-type="float" office:value="0.000020366" calcext:value-type="float">
            <text:p>0.000020366</text:p>
          </table:table-cell>
          <table:table-cell office:value-type="float" office:value="0.000021097" calcext:value-type="float">
            <text:p>0.000021097</text:p>
          </table:table-cell>
          <table:table-cell office:value-type="float" office:value="0.000033053" calcext:value-type="float">
            <text:p>0.000033053</text:p>
          </table:table-cell>
          <table:table-cell office:value-type="float" office:value="0.000031427" calcext:value-type="float">
            <text:p>0.000031427</text:p>
          </table:table-cell>
          <table:table-cell office:value-type="float" office:value="0.000061089" calcext:value-type="float">
            <text:p>0.000061089</text:p>
          </table:table-cell>
          <table:table-cell office:value-type="float" office:value="0.000090317" calcext:value-type="float">
            <text:p>0.000090317</text:p>
          </table:table-cell>
          <table:table-cell office:value-type="float" office:value="0.000105853" calcext:value-type="float">
            <text:p>0.0001058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0.000007312</text:p>
          </table:table-cell>
          <table:table-cell office:value-type="float" office:value="0.000008921" calcext:value-type="float">
            <text:p>0.000008921</text:p>
          </table:table-cell>
          <table:table-cell office:value-type="float" office:value="0.000009938" calcext:value-type="float">
            <text:p>0.000009938</text:p>
          </table:table-cell>
          <table:table-cell office:value-type="float" office:value="0.000010128" calcext:value-type="float">
            <text:p>0.000010128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15406" calcext:value-type="float">
            <text:p>0.000015406</text:p>
          </table:table-cell>
          <table:table-cell office:value-type="float" office:value="0.000066467" calcext:value-type="float">
            <text:p>0.000066467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0.000009865" calcext:value-type="float">
            <text:p>0.000009865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57435" calcext:value-type="float">
            <text:p>0.000057435</text:p>
          </table:table-cell>
          <table:table-cell office:value-type="float" office:value="0.00003923" calcext:value-type="float">
            <text:p>0.000039230</text:p>
          </table:table-cell>
          <table:table-cell office:value-type="float" office:value="0.000040872" calcext:value-type="float">
            <text:p>0.000040872</text:p>
          </table:table-cell>
          <table:table-cell office:value-type="float" office:value="0.000056685" calcext:value-type="float">
            <text:p>0.000056685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0.000214917" calcext:value-type="float">
            <text:p>0.0002149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0.000015483</text:p>
          </table:table-cell>
          <table:table-cell office:value-type="float" office:value="0.000017483" calcext:value-type="float">
            <text:p>0.000017483</text:p>
          </table:table-cell>
          <table:table-cell office:value-type="float" office:value="0.000019971" calcext:value-type="float">
            <text:p>0.000019971</text:p>
          </table:table-cell>
          <table:table-cell office:value-type="float" office:value="0.000020794" calcext:value-type="float">
            <text:p>0.000020794</text:p>
          </table:table-cell>
          <table:table-cell office:value-type="float" office:value="0.000022593" calcext:value-type="float">
            <text:p>0.000022593</text:p>
          </table:table-cell>
          <table:table-cell office:value-type="float" office:value="0.000031394" calcext:value-type="float">
            <text:p>0.00003139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0.000021164" calcext:value-type="float">
            <text:p>0.000021164</text:p>
          </table:table-cell>
          <table:table-cell office:value-type="float" office:value="0.000022721" calcext:value-type="float">
            <text:p>0.000022721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0.000077119" calcext:value-type="float">
            <text:p>0.000077119</text:p>
          </table:table-cell>
          <table:table-cell office:value-type="float" office:value="0.000080562" calcext:value-type="float">
            <text:p>0.000080562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0.00100384" calcext:value-type="float">
            <text:p>0.001003840</text:p>
          </table:table-cell>
          <table:table-cell office:value-type="float" office:value="0.001095831" calcext:value-type="float">
            <text:p>0.0010958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0.000029866</text:p>
          </table:table-cell>
          <table:table-cell office:value-type="float" office:value="0.000034103" calcext:value-type="float">
            <text:p>0.000034103</text:p>
          </table:table-cell>
          <table:table-cell office:value-type="float" office:value="0.000043637" calcext:value-type="float">
            <text:p>0.000043637</text:p>
          </table:table-cell>
          <table:table-cell office:value-type="float" office:value="0.000068808" calcext:value-type="float">
            <text:p>0.000068808</text:p>
          </table:table-cell>
          <table:table-cell office:value-type="float" office:value="0.000045766" calcext:value-type="float">
            <text:p>0.000045766</text:p>
          </table:table-cell>
          <table:table-cell office:value-type="float" office:value="0.000078289" calcext:value-type="float">
            <text:p>0.000078289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0.00006132" calcext:value-type="float">
            <text:p>0.000061320</text:p>
          </table:table-cell>
          <table:table-cell office:value-type="float" office:value="0.000073198" calcext:value-type="float">
            <text:p>0.00007319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0.00024736" calcext:value-type="float">
            <text:p>0.000247360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0.001405952" calcext:value-type="float">
            <text:p>0.0014059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0.000059652</text:p>
          </table:table-cell>
          <table:table-cell office:value-type="float" office:value="0.000069949" calcext:value-type="float">
            <text:p>0.000069949</text:p>
          </table:table-cell>
          <table:table-cell office:value-type="float" office:value="0.000081789" calcext:value-type="float">
            <text:p>0.000081789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0.00034886" calcext:value-type="float">
            <text:p>0.000348860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0.00160844" calcext:value-type="float">
            <text:p>0.001608440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0.002915212" calcext:value-type="float">
            <text:p>0.0029152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0.00103342" calcext:value-type="float">
            <text:p>0.001033420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0.006330266" calcext:value-type="float">
            <text:p>0.0063302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0.00875484" calcext:value-type="float">
            <text:p>0.008754840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0.02968542" calcext:value-type="float">
            <text:p>0.02968542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0.00530309" calcext:value-type="float">
            <text:p>0.005303090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0.058193292" calcext:value-type="float">
            <text:p>0.05819329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0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0.00428628" calcext:value-type="float">
            <text:p>0.004286280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0.00521004" calcext:value-type="float">
            <text:p>0.005210040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0.115016741" calcext:value-type="float">
            <text:p>0.11501674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0.00722129" calcext:value-type="float">
            <text:p>0.007221290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0.01312055" calcext:value-type="float">
            <text:p>0.013120550</text:p>
          </table:table-cell>
          <table:table-cell office:value-type="float" office:value="0.03511834" calcext:value-type="float">
            <text:p>0.035118340</text:p>
          </table:table-cell>
          <table:table-cell office:value-type="float" office:value="0.08223799" calcext:value-type="float">
            <text:p>0.082237990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0.240582082" calcext:value-type="float">
            <text:p>0.24058208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0.01561237" calcext:value-type="float">
            <text:p>0.015612370</text:p>
          </table:table-cell>
          <table:table-cell office:value-type="float" office:value="0.02238691" calcext:value-type="float">
            <text:p>0.022386910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0.27749581" calcext:value-type="float">
            <text:p>0.277495810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0.490288709" calcext:value-type="float">
            <text:p>0.49028870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09832206" calcext:value-type="float">
            <text:p>1.098322060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0.04358502" calcext:value-type="float">
            <text:p>0.043585020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01208881" calcext:value-type="float">
            <text:p>1.01208881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0.06077188" calcext:value-type="float">
            <text:p>0.060771880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2.239313966" calcext:value-type="float">
            <text:p>2.239313966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test_cpp_std_unordered_map_to_py_dict&lt;double&gt;</text:p>
          </table:table-cell>
          <table:table-cell table:style-name="Default"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0.000006938" calcext:value-type="float">
            <text:p>0.000006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0.000000625</text:p>
          </table:table-cell>
          <table:table-cell office:value-type="float" office:value="0.000001036" calcext:value-type="float">
            <text:p>0.000001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0.000001537</text:p>
          </table:table-cell>
          <table:table-cell office:value-type="float" office:value="0.000001368" calcext:value-type="float">
            <text:p>0.000001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0.000001152</text:p>
          </table:table-cell>
          <table:table-cell office:value-type="float" office:value="0.000002505" calcext:value-type="float">
            <text:p>0.000002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0.000002668</text:p>
          </table:table-cell>
          <table:table-cell office:value-type="float" office:value="0.000003947" calcext:value-type="float">
            <text:p>0.0000039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0.000006821" calcext:value-type="float">
            <text:p>0.0000068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0.000013596" calcext:value-type="float">
            <text:p>0.000013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0.000015003</text:p>
          </table:table-cell>
          <table:table-cell office:value-type="float" office:value="0.000028227" calcext:value-type="float">
            <text:p>0.0000282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0.000028749</text:p>
          </table:table-cell>
          <table:table-cell office:value-type="float" office:value="0.000047992" calcext:value-type="float">
            <text:p>0.0000479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0.000056323</text:p>
          </table:table-cell>
          <table:table-cell office:value-type="float" office:value="0.000096457" calcext:value-type="float">
            <text:p>0.0000964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0.000187649" calcext:value-type="float">
            <text:p>0.0001876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0.000375556" calcext:value-type="float">
            <text:p>0.0003755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0.000786479" calcext:value-type="float">
            <text:p>0.0007864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0.00155003" calcext:value-type="float">
            <text:p>0.00155003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0.003274432" calcext:value-type="float">
            <text:p>0.0032744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0</text:p>
          </table:table-cell>
          <table:table-cell office:value-type="float" office:value="0.006634282" calcext:value-type="float">
            <text:p>0.00663428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0.014723765" calcext:value-type="float">
            <text:p>0.01472376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0.032015727" calcext:value-type="float">
            <text:p>0.03201572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0.077714047" calcext:value-type="float">
            <text:p>0.07771404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0.185237304" calcext:value-type="float">
            <text:p>0.185237304</text:p>
          </table:table-cell>
        </table:table-row>
      </table:table>
      <table:table table:name="Sheet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95" calcext:value-type="float">
            <text:p>4.295E-06</text:p>
          </table:table-cell>
          <table:table-cell office:value-type="string" calcext:value-type="string">
            <text:p>test_cpp_std_unordered_map_to_py_dict_string&lt;std::string[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7" calcext:value-type="float">
            <text:p>6.7E-07</text:p>
          </table:table-cell>
          <table:table-cell office:value-type="string" calcext:value-type="string">
            <text:p>test_cpp_std_unordered_map_to_py_dict_string&lt;std::string[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7" calcext:value-type="float">
            <text:p>1.087E-06</text:p>
          </table:table-cell>
          <table:table-cell office:value-type="string" calcext:value-type="string">
            <text:p>test_cpp_std_unordered_map_to_py_dict_string&lt;std::string[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89" calcext:value-type="float">
            <text:p>1.989E-06</text:p>
          </table:table-cell>
          <table:table-cell office:value-type="string" calcext:value-type="string">
            <text:p>test_cpp_std_unordered_map_to_py_dict_string&lt;std::string[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284" calcext:value-type="float">
            <text:p>5.284E-06</text:p>
          </table:table-cell>
          <table:table-cell office:value-type="string" calcext:value-type="string">
            <text:p>test_cpp_std_unordered_map_to_py_dict_string&lt;std::string[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959" calcext:value-type="float">
            <text:p>7.959E-06</text:p>
          </table:table-cell>
          <table:table-cell office:value-type="string" calcext:value-type="string">
            <text:p>test_cpp_std_unordered_map_to_py_dict_string&lt;std::string[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6132" calcext:value-type="float">
            <text:p>1.6132E-05</text:p>
          </table:table-cell>
          <table:table-cell office:value-type="string" calcext:value-type="string">
            <text:p>test_cpp_std_unordered_map_to_py_dict_string&lt;std::string[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4747" calcext:value-type="float">
            <text:p>3.4747E-05</text:p>
          </table:table-cell>
          <table:table-cell office:value-type="string" calcext:value-type="string">
            <text:p>test_cpp_std_unordered_map_to_py_dict_string&lt;std::string[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5157" calcext:value-type="float">
            <text:p>6.5157E-05</text:p>
          </table:table-cell>
          <table:table-cell office:value-type="string" calcext:value-type="string">
            <text:p>test_cpp_std_unordered_map_to_py_dict_string&lt;std::string[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917" calcext:value-type="float">
            <text:p>0.00010917</text:p>
          </table:table-cell>
          <table:table-cell office:value-type="string" calcext:value-type="string">
            <text:p>test_cpp_std_unordered_map_to_py_dict_string&lt;std::string[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335" calcext:value-type="float">
            <text:p>0.000222335</text:p>
          </table:table-cell>
          <table:table-cell office:value-type="string" calcext:value-type="string">
            <text:p>test_cpp_std_unordered_map_to_py_dict_string&lt;std::string[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16926" calcext:value-type="float">
            <text:p>0.000616926</text:p>
          </table:table-cell>
          <table:table-cell office:value-type="string" calcext:value-type="string">
            <text:p>test_cpp_std_unordered_map_to_py_dict_string&lt;std::string[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7816" calcext:value-type="float">
            <text:p>0.001197816</text:p>
          </table:table-cell>
          <table:table-cell office:value-type="string" calcext:value-type="string">
            <text:p>test_cpp_std_unordered_map_to_py_dict_string&lt;std::string[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957164" calcext:value-type="float">
            <text:p>0.001957164</text:p>
          </table:table-cell>
          <table:table-cell office:value-type="string" calcext:value-type="string">
            <text:p>test_cpp_std_unordered_map_to_py_dict_string&lt;std::string[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61968" calcext:value-type="float">
            <text:p>0.00461968</text:p>
          </table:table-cell>
          <table:table-cell office:value-type="string" calcext:value-type="string">
            <text:p>test_cpp_std_unordered_map_to_py_dict_string&lt;std::string[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2097284" calcext:value-type="float">
            <text:p>0.012097284</text:p>
          </table:table-cell>
          <table:table-cell office:value-type="string" calcext:value-type="string">
            <text:p>test_cpp_std_unordered_map_to_py_dict_string&lt;std::string[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0722449" calcext:value-type="float">
            <text:p>0.030722449</text:p>
          </table:table-cell>
          <table:table-cell office:value-type="string" calcext:value-type="string">
            <text:p>test_cpp_std_unordered_map_to_py_dict_string&lt;std::string[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0565513" calcext:value-type="float">
            <text:p>0.080565513</text:p>
          </table:table-cell>
          <table:table-cell office:value-type="string" calcext:value-type="string">
            <text:p>test_cpp_std_unordered_map_to_py_dict_string&lt;std::string[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76310315" calcext:value-type="float">
            <text:p>0.176310315</text:p>
          </table:table-cell>
          <table:table-cell office:value-type="string" calcext:value-type="string">
            <text:p>test_cpp_std_unordered_map_to_py_dict_string&lt;std::string[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97667772" calcext:value-type="float">
            <text:p>0.297667772</text:p>
          </table:table-cell>
          <table:table-cell office:value-type="string" calcext:value-type="string">
            <text:p>test_cpp_std_unordered_map_to_py_dict_string&lt;std::string[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20450474" calcext:value-type="float">
            <text:p>0.720450474</text:p>
          </table:table-cell>
          <table:table-cell office:value-type="string" calcext:value-type="string">
            <text:p>test_cpp_std_unordered_map_to_py_dict_string&lt;std::string[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199" calcext:value-type="float">
            <text:p>5.199E-06</text:p>
          </table:table-cell>
          <table:table-cell office:value-type="string" calcext:value-type="string">
            <text:p>test_cpp_std_unordered_map_to_py_dict_string&lt;std::string[1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467" calcext:value-type="float">
            <text:p>1.467E-06</text:p>
          </table:table-cell>
          <table:table-cell office:value-type="string" calcext:value-type="string">
            <text:p>test_cpp_std_unordered_map_to_py_dict_string&lt;std::string[1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88" calcext:value-type="float">
            <text:p>1.588E-06</text:p>
          </table:table-cell>
          <table:table-cell office:value-type="string" calcext:value-type="string">
            <text:p>test_cpp_std_unordered_map_to_py_dict_string&lt;std::string[1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463" calcext:value-type="float">
            <text:p>2.463E-06</text:p>
          </table:table-cell>
          <table:table-cell office:value-type="string" calcext:value-type="string">
            <text:p>test_cpp_std_unordered_map_to_py_dict_string&lt;std::string[1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795" calcext:value-type="float">
            <text:p>5.795E-06</text:p>
          </table:table-cell>
          <table:table-cell office:value-type="string" calcext:value-type="string">
            <text:p>test_cpp_std_unordered_map_to_py_dict_string&lt;std::string[1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601" calcext:value-type="float">
            <text:p>7.601E-06</text:p>
          </table:table-cell>
          <table:table-cell office:value-type="string" calcext:value-type="string">
            <text:p>test_cpp_std_unordered_map_to_py_dict_string&lt;std::string[1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391" calcext:value-type="float">
            <text:p>1.4391E-05</text:p>
          </table:table-cell>
          <table:table-cell office:value-type="string" calcext:value-type="string">
            <text:p>test_cpp_std_unordered_map_to_py_dict_string&lt;std::string[1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7602" calcext:value-type="float">
            <text:p>2.7602E-05</text:p>
          </table:table-cell>
          <table:table-cell office:value-type="string" calcext:value-type="string">
            <text:p>test_cpp_std_unordered_map_to_py_dict_string&lt;std::string[1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4533" calcext:value-type="float">
            <text:p>5.4533E-05</text:p>
          </table:table-cell>
          <table:table-cell office:value-type="string" calcext:value-type="string">
            <text:p>test_cpp_std_unordered_map_to_py_dict_string&lt;std::string[1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25212" calcext:value-type="float">
            <text:p>0.000125212</text:p>
          </table:table-cell>
          <table:table-cell office:value-type="string" calcext:value-type="string">
            <text:p>test_cpp_std_unordered_map_to_py_dict_string&lt;std::string[1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52887" calcext:value-type="float">
            <text:p>0.000252887</text:p>
          </table:table-cell>
          <table:table-cell office:value-type="string" calcext:value-type="string">
            <text:p>test_cpp_std_unordered_map_to_py_dict_string&lt;std::string[1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85341" calcext:value-type="float">
            <text:p>0.000485341</text:p>
          </table:table-cell>
          <table:table-cell office:value-type="string" calcext:value-type="string">
            <text:p>test_cpp_std_unordered_map_to_py_dict_string&lt;std::string[1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074397" calcext:value-type="float">
            <text:p>0.001074397</text:p>
          </table:table-cell>
          <table:table-cell office:value-type="string" calcext:value-type="string">
            <text:p>test_cpp_std_unordered_map_to_py_dict_string&lt;std::string[1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134781" calcext:value-type="float">
            <text:p>0.002134781</text:p>
          </table:table-cell>
          <table:table-cell office:value-type="string" calcext:value-type="string">
            <text:p>test_cpp_std_unordered_map_to_py_dict_string&lt;std::string[1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415573" calcext:value-type="float">
            <text:p>0.005415573</text:p>
          </table:table-cell>
          <table:table-cell office:value-type="string" calcext:value-type="string">
            <text:p>test_cpp_std_unordered_map_to_py_dict_string&lt;std::string[1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4038214" calcext:value-type="float">
            <text:p>0.014038214</text:p>
          </table:table-cell>
          <table:table-cell office:value-type="string" calcext:value-type="string">
            <text:p>test_cpp_std_unordered_map_to_py_dict_string&lt;std::string[1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9946054" calcext:value-type="float">
            <text:p>0.029946054</text:p>
          </table:table-cell>
          <table:table-cell office:value-type="string" calcext:value-type="string">
            <text:p>test_cpp_std_unordered_map_to_py_dict_string&lt;std::string[1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7790873" calcext:value-type="float">
            <text:p>0.067790873</text:p>
          </table:table-cell>
          <table:table-cell office:value-type="string" calcext:value-type="string">
            <text:p>test_cpp_std_unordered_map_to_py_dict_string&lt;std::string[1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46654265" calcext:value-type="float">
            <text:p>0.146654265</text:p>
          </table:table-cell>
          <table:table-cell office:value-type="string" calcext:value-type="string">
            <text:p>test_cpp_std_unordered_map_to_py_dict_string&lt;std::string[1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31140017" calcext:value-type="float">
            <text:p>0.331140017</text:p>
          </table:table-cell>
          <table:table-cell office:value-type="string" calcext:value-type="string">
            <text:p>test_cpp_std_unordered_map_to_py_dict_string&lt;std::string[1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38490727" calcext:value-type="float">
            <text:p>0.738490727</text:p>
          </table:table-cell>
          <table:table-cell office:value-type="string" calcext:value-type="string">
            <text:p>test_cpp_std_unordered_map_to_py_dict_string&lt;std::string[16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995" calcext:value-type="float">
            <text:p>4.995E-06</text:p>
          </table:table-cell>
          <table:table-cell office:value-type="string" calcext:value-type="string">
            <text:p>test_cpp_std_unordered_map_to_py_dict_string&lt;std::string[3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82" calcext:value-type="float">
            <text:p>8.2E-07</text:p>
          </table:table-cell>
          <table:table-cell office:value-type="string" calcext:value-type="string">
            <text:p>test_cpp_std_unordered_map_to_py_dict_string&lt;std::string[3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8" calcext:value-type="float">
            <text:p>1.538E-06</text:p>
          </table:table-cell>
          <table:table-cell office:value-type="string" calcext:value-type="string">
            <text:p>test_cpp_std_unordered_map_to_py_dict_string&lt;std::string[3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355" calcext:value-type="float">
            <text:p>2.355E-06</text:p>
          </table:table-cell>
          <table:table-cell office:value-type="string" calcext:value-type="string">
            <text:p>test_cpp_std_unordered_map_to_py_dict_string&lt;std::string[3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651" calcext:value-type="float">
            <text:p>5.651E-06</text:p>
          </table:table-cell>
          <table:table-cell office:value-type="string" calcext:value-type="string">
            <text:p>test_cpp_std_unordered_map_to_py_dict_string&lt;std::string[3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861" calcext:value-type="float">
            <text:p>7.861E-06</text:p>
          </table:table-cell>
          <table:table-cell office:value-type="string" calcext:value-type="string">
            <text:p>test_cpp_std_unordered_map_to_py_dict_string&lt;std::string[3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435" calcext:value-type="float">
            <text:p>1.4435E-05</text:p>
          </table:table-cell>
          <table:table-cell office:value-type="string" calcext:value-type="string">
            <text:p>test_cpp_std_unordered_map_to_py_dict_string&lt;std::string[3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8631" calcext:value-type="float">
            <text:p>2.8631E-05</text:p>
          </table:table-cell>
          <table:table-cell office:value-type="string" calcext:value-type="string">
            <text:p>test_cpp_std_unordered_map_to_py_dict_string&lt;std::string[3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8363" calcext:value-type="float">
            <text:p>5.8363E-05</text:p>
          </table:table-cell>
          <table:table-cell office:value-type="string" calcext:value-type="string">
            <text:p>test_cpp_std_unordered_map_to_py_dict_string&lt;std::string[3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27531" calcext:value-type="float">
            <text:p>0.000127531</text:p>
          </table:table-cell>
          <table:table-cell office:value-type="string" calcext:value-type="string">
            <text:p>test_cpp_std_unordered_map_to_py_dict_string&lt;std::string[3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35303" calcext:value-type="float">
            <text:p>0.000235303</text:p>
          </table:table-cell>
          <table:table-cell office:value-type="string" calcext:value-type="string">
            <text:p>test_cpp_std_unordered_map_to_py_dict_string&lt;std::string[3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2136" calcext:value-type="float">
            <text:p>0.00042136</text:p>
          </table:table-cell>
          <table:table-cell office:value-type="string" calcext:value-type="string">
            <text:p>test_cpp_std_unordered_map_to_py_dict_string&lt;std::string[3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920475" calcext:value-type="float">
            <text:p>0.000920475</text:p>
          </table:table-cell>
          <table:table-cell office:value-type="string" calcext:value-type="string">
            <text:p>test_cpp_std_unordered_map_to_py_dict_string&lt;std::string[3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202808" calcext:value-type="float">
            <text:p>0.002202808</text:p>
          </table:table-cell>
          <table:table-cell office:value-type="string" calcext:value-type="string">
            <text:p>test_cpp_std_unordered_map_to_py_dict_string&lt;std::string[3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93769" calcext:value-type="float">
            <text:p>0.00593769</text:p>
          </table:table-cell>
          <table:table-cell office:value-type="string" calcext:value-type="string">
            <text:p>test_cpp_std_unordered_map_to_py_dict_string&lt;std::string[3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4775356" calcext:value-type="float">
            <text:p>0.014775356</text:p>
          </table:table-cell>
          <table:table-cell office:value-type="string" calcext:value-type="string">
            <text:p>test_cpp_std_unordered_map_to_py_dict_string&lt;std::string[3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3894384" calcext:value-type="float">
            <text:p>0.033894384</text:p>
          </table:table-cell>
          <table:table-cell office:value-type="string" calcext:value-type="string">
            <text:p>test_cpp_std_unordered_map_to_py_dict_string&lt;std::string[3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2386527" calcext:value-type="float">
            <text:p>0.082386527</text:p>
          </table:table-cell>
          <table:table-cell office:value-type="string" calcext:value-type="string">
            <text:p>test_cpp_std_unordered_map_to_py_dict_string&lt;std::string[3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93305846" calcext:value-type="float">
            <text:p>0.193305846</text:p>
          </table:table-cell>
          <table:table-cell office:value-type="string" calcext:value-type="string">
            <text:p>test_cpp_std_unordered_map_to_py_dict_string&lt;std::string[3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29241531" calcext:value-type="float">
            <text:p>0.429241531</text:p>
          </table:table-cell>
          <table:table-cell office:value-type="string" calcext:value-type="string">
            <text:p>test_cpp_std_unordered_map_to_py_dict_string&lt;std::string[32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047478117" calcext:value-type="float">
            <text:p>1.047478117</text:p>
          </table:table-cell>
          <table:table-cell office:value-type="string" calcext:value-type="string">
            <text:p>test_cpp_std_unordered_map_to_py_dict_string&lt;std::string[32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032" calcext:value-type="float">
            <text:p>5.032E-06</text:p>
          </table:table-cell>
          <table:table-cell office:value-type="string" calcext:value-type="string">
            <text:p>test_cpp_std_unordered_map_to_py_dict_string&lt;std::string[6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32" calcext:value-type="float">
            <text:p>6.32E-07</text:p>
          </table:table-cell>
          <table:table-cell office:value-type="string" calcext:value-type="string">
            <text:p>test_cpp_std_unordered_map_to_py_dict_string&lt;std::string[6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45" calcext:value-type="float">
            <text:p>1.645E-06</text:p>
          </table:table-cell>
          <table:table-cell office:value-type="string" calcext:value-type="string">
            <text:p>test_cpp_std_unordered_map_to_py_dict_string&lt;std::string[6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892" calcext:value-type="float">
            <text:p>2.892E-06</text:p>
          </table:table-cell>
          <table:table-cell office:value-type="string" calcext:value-type="string">
            <text:p>test_cpp_std_unordered_map_to_py_dict_string&lt;std::string[6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961" calcext:value-type="float">
            <text:p>5.961E-06</text:p>
          </table:table-cell>
          <table:table-cell office:value-type="string" calcext:value-type="string">
            <text:p>test_cpp_std_unordered_map_to_py_dict_string&lt;std::string[6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8659" calcext:value-type="float">
            <text:p>8.659E-06</text:p>
          </table:table-cell>
          <table:table-cell office:value-type="string" calcext:value-type="string">
            <text:p>test_cpp_std_unordered_map_to_py_dict_string&lt;std::string[6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7315" calcext:value-type="float">
            <text:p>1.7315E-05</text:p>
          </table:table-cell>
          <table:table-cell office:value-type="string" calcext:value-type="string">
            <text:p>test_cpp_std_unordered_map_to_py_dict_string&lt;std::string[6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077" calcext:value-type="float">
            <text:p>4.077E-05</text:p>
          </table:table-cell>
          <table:table-cell office:value-type="string" calcext:value-type="string">
            <text:p>test_cpp_std_unordered_map_to_py_dict_string&lt;std::string[6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7019" calcext:value-type="float">
            <text:p>6.7019E-05</text:p>
          </table:table-cell>
          <table:table-cell office:value-type="string" calcext:value-type="string">
            <text:p>test_cpp_std_unordered_map_to_py_dict_string&lt;std::string[6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56581" calcext:value-type="float">
            <text:p>0.000156581</text:p>
          </table:table-cell>
          <table:table-cell office:value-type="string" calcext:value-type="string">
            <text:p>test_cpp_std_unordered_map_to_py_dict_string&lt;std::string[6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305357" calcext:value-type="float">
            <text:p>0.000305357</text:p>
          </table:table-cell>
          <table:table-cell office:value-type="string" calcext:value-type="string">
            <text:p>test_cpp_std_unordered_map_to_py_dict_string&lt;std::string[6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06771" calcext:value-type="float">
            <text:p>0.000606771</text:p>
          </table:table-cell>
          <table:table-cell office:value-type="string" calcext:value-type="string">
            <text:p>test_cpp_std_unordered_map_to_py_dict_string&lt;std::string[6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79642" calcext:value-type="float">
            <text:p>0.001179642</text:p>
          </table:table-cell>
          <table:table-cell office:value-type="string" calcext:value-type="string">
            <text:p>test_cpp_std_unordered_map_to_py_dict_string&lt;std::string[6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816972" calcext:value-type="float">
            <text:p>0.002816972</text:p>
          </table:table-cell>
          <table:table-cell office:value-type="string" calcext:value-type="string">
            <text:p>test_cpp_std_unordered_map_to_py_dict_string&lt;std::string[6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7799701" calcext:value-type="float">
            <text:p>0.007799701</text:p>
          </table:table-cell>
          <table:table-cell office:value-type="string" calcext:value-type="string">
            <text:p>test_cpp_std_unordered_map_to_py_dict_string&lt;std::string[6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8375402" calcext:value-type="float">
            <text:p>0.018375402</text:p>
          </table:table-cell>
          <table:table-cell office:value-type="string" calcext:value-type="string">
            <text:p>test_cpp_std_unordered_map_to_py_dict_string&lt;std::string[6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40606892" calcext:value-type="float">
            <text:p>0.040606892</text:p>
          </table:table-cell>
          <table:table-cell office:value-type="string" calcext:value-type="string">
            <text:p>test_cpp_std_unordered_map_to_py_dict_string&lt;std::string[6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98610297" calcext:value-type="float">
            <text:p>0.098610297</text:p>
          </table:table-cell>
          <table:table-cell office:value-type="string" calcext:value-type="string">
            <text:p>test_cpp_std_unordered_map_to_py_dict_string&lt;std::string[6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3917323" calcext:value-type="float">
            <text:p>0.23917323</text:p>
          </table:table-cell>
          <table:table-cell office:value-type="string" calcext:value-type="string">
            <text:p>test_cpp_std_unordered_map_to_py_dict_string&lt;std::string[6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520134682" calcext:value-type="float">
            <text:p>0.520134682</text:p>
          </table:table-cell>
          <table:table-cell office:value-type="string" calcext:value-type="string">
            <text:p>test_cpp_std_unordered_map_to_py_dict_string&lt;std::string[64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138807136" calcext:value-type="float">
            <text:p>1.138807136</text:p>
          </table:table-cell>
          <table:table-cell office:value-type="string" calcext:value-type="string">
            <text:p>test_cpp_std_unordered_map_to_py_dict_string&lt;std::string[64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5209" calcext:value-type="float">
            <text:p>3.5209E-05</text:p>
          </table:table-cell>
          <table:table-cell office:value-type="string" calcext:value-type="string">
            <text:p>test_cpp_std_unordered_map_to_py_dict_string&lt;std::string[12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7553" calcext:value-type="float">
            <text:p>7.553E-06</text:p>
          </table:table-cell>
          <table:table-cell office:value-type="string" calcext:value-type="string">
            <text:p>test_cpp_std_unordered_map_to_py_dict_string&lt;std::string[12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56" calcext:value-type="float">
            <text:p>1.656E-06</text:p>
          </table:table-cell>
          <table:table-cell office:value-type="string" calcext:value-type="string">
            <text:p>test_cpp_std_unordered_map_to_py_dict_string&lt;std::string[12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3252" calcext:value-type="float">
            <text:p>3.252E-06</text:p>
          </table:table-cell>
          <table:table-cell office:value-type="string" calcext:value-type="string">
            <text:p>test_cpp_std_unordered_map_to_py_dict_string&lt;std::string[12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7466" calcext:value-type="float">
            <text:p>7.466E-06</text:p>
          </table:table-cell>
          <table:table-cell office:value-type="string" calcext:value-type="string">
            <text:p>test_cpp_std_unordered_map_to_py_dict_string&lt;std::string[12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1802" calcext:value-type="float">
            <text:p>1.1802E-05</text:p>
          </table:table-cell>
          <table:table-cell office:value-type="string" calcext:value-type="string">
            <text:p>test_cpp_std_unordered_map_to_py_dict_string&lt;std::string[12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22928" calcext:value-type="float">
            <text:p>2.2928E-05</text:p>
          </table:table-cell>
          <table:table-cell office:value-type="string" calcext:value-type="string">
            <text:p>test_cpp_std_unordered_map_to_py_dict_string&lt;std::string[12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2756" calcext:value-type="float">
            <text:p>4.2756E-05</text:p>
          </table:table-cell>
          <table:table-cell office:value-type="string" calcext:value-type="string">
            <text:p>test_cpp_std_unordered_map_to_py_dict_string&lt;std::string[12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93191" calcext:value-type="float">
            <text:p>9.3191E-05</text:p>
          </table:table-cell>
          <table:table-cell office:value-type="string" calcext:value-type="string">
            <text:p>test_cpp_std_unordered_map_to_py_dict_string&lt;std::string[12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250614" calcext:value-type="float">
            <text:p>0.000250614</text:p>
          </table:table-cell>
          <table:table-cell office:value-type="string" calcext:value-type="string">
            <text:p>test_cpp_std_unordered_map_to_py_dict_string&lt;std::string[12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755863" calcext:value-type="float">
            <text:p>0.000755863</text:p>
          </table:table-cell>
          <table:table-cell office:value-type="string" calcext:value-type="string">
            <text:p>test_cpp_std_unordered_map_to_py_dict_string&lt;std::string[12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798108" calcext:value-type="float">
            <text:p>0.000798108</text:p>
          </table:table-cell>
          <table:table-cell office:value-type="string" calcext:value-type="string">
            <text:p>test_cpp_std_unordered_map_to_py_dict_string&lt;std::string[12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489258" calcext:value-type="float">
            <text:p>0.001489258</text:p>
          </table:table-cell>
          <table:table-cell office:value-type="string" calcext:value-type="string">
            <text:p>test_cpp_std_unordered_map_to_py_dict_string&lt;std::string[12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4416914" calcext:value-type="float">
            <text:p>0.004416914</text:p>
          </table:table-cell>
          <table:table-cell office:value-type="string" calcext:value-type="string">
            <text:p>test_cpp_std_unordered_map_to_py_dict_string&lt;std::string[12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1026657" calcext:value-type="float">
            <text:p>0.011026657</text:p>
          </table:table-cell>
          <table:table-cell office:value-type="string" calcext:value-type="string">
            <text:p>test_cpp_std_unordered_map_to_py_dict_string&lt;std::string[12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5855782" calcext:value-type="float">
            <text:p>0.025855782</text:p>
          </table:table-cell>
          <table:table-cell office:value-type="string" calcext:value-type="string">
            <text:p>test_cpp_std_unordered_map_to_py_dict_string&lt;std::string[12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58641019" calcext:value-type="float">
            <text:p>0.058641019</text:p>
          </table:table-cell>
          <table:table-cell office:value-type="string" calcext:value-type="string">
            <text:p>test_cpp_std_unordered_map_to_py_dict_string&lt;std::string[12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317977" calcext:value-type="float">
            <text:p>0.13317977</text:p>
          </table:table-cell>
          <table:table-cell office:value-type="string" calcext:value-type="string">
            <text:p>test_cpp_std_unordered_map_to_py_dict_string&lt;std::string[12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9613583" calcext:value-type="float">
            <text:p>0.29613583</text:p>
          </table:table-cell>
          <table:table-cell office:value-type="string" calcext:value-type="string">
            <text:p>test_cpp_std_unordered_map_to_py_dict_string&lt;std::string[12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62019634" calcext:value-type="float">
            <text:p>0.662019634</text:p>
          </table:table-cell>
          <table:table-cell office:value-type="string" calcext:value-type="string">
            <text:p>test_cpp_std_unordered_map_to_py_dict_string&lt;std::string[12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18574518" calcext:value-type="float">
            <text:p>1.318574518</text:p>
          </table:table-cell>
          <table:table-cell office:value-type="string" calcext:value-type="string">
            <text:p>test_cpp_std_unordered_map_to_py_dict_string&lt;std::string[12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423" calcext:value-type="float">
            <text:p>5.423E-06</text:p>
          </table:table-cell>
          <table:table-cell office:value-type="string" calcext:value-type="string">
            <text:p>test_cpp_std_unordered_map_to_py_dict_string&lt;std::string[25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216" calcext:value-type="float">
            <text:p>1.216E-06</text:p>
          </table:table-cell>
          <table:table-cell office:value-type="string" calcext:value-type="string">
            <text:p>test_cpp_std_unordered_map_to_py_dict_string&lt;std::string[25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871" calcext:value-type="float">
            <text:p>2.871E-06</text:p>
          </table:table-cell>
          <table:table-cell office:value-type="string" calcext:value-type="string">
            <text:p>test_cpp_std_unordered_map_to_py_dict_string&lt;std::string[25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917" calcext:value-type="float">
            <text:p>4.917E-06</text:p>
          </table:table-cell>
          <table:table-cell office:value-type="string" calcext:value-type="string">
            <text:p>test_cpp_std_unordered_map_to_py_dict_string&lt;std::string[25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2859" calcext:value-type="float">
            <text:p>1.2859E-05</text:p>
          </table:table-cell>
          <table:table-cell office:value-type="string" calcext:value-type="string">
            <text:p>test_cpp_std_unordered_map_to_py_dict_string&lt;std::string[25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37413" calcext:value-type="float">
            <text:p>3.7413E-05</text:p>
          </table:table-cell>
          <table:table-cell office:value-type="string" calcext:value-type="string">
            <text:p>test_cpp_std_unordered_map_to_py_dict_string&lt;std::string[25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5878" calcext:value-type="float">
            <text:p>3.5878E-05</text:p>
          </table:table-cell>
          <table:table-cell office:value-type="string" calcext:value-type="string">
            <text:p>test_cpp_std_unordered_map_to_py_dict_string&lt;std::string[25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0617" calcext:value-type="float">
            <text:p>7.0617E-05</text:p>
          </table:table-cell>
          <table:table-cell office:value-type="string" calcext:value-type="string">
            <text:p>test_cpp_std_unordered_map_to_py_dict_string&lt;std::string[25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38726" calcext:value-type="float">
            <text:p>0.000138726</text:p>
          </table:table-cell>
          <table:table-cell office:value-type="string" calcext:value-type="string">
            <text:p>test_cpp_std_unordered_map_to_py_dict_string&lt;std::string[25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16912" calcext:value-type="float">
            <text:p>0.000316912</text:p>
          </table:table-cell>
          <table:table-cell office:value-type="string" calcext:value-type="string">
            <text:p>test_cpp_std_unordered_map_to_py_dict_string&lt;std::string[25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803805" calcext:value-type="float">
            <text:p>0.000803805</text:p>
          </table:table-cell>
          <table:table-cell office:value-type="string" calcext:value-type="string">
            <text:p>test_cpp_std_unordered_map_to_py_dict_string&lt;std::string[25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1508337" calcext:value-type="float">
            <text:p>0.001508337</text:p>
          </table:table-cell>
          <table:table-cell office:value-type="string" calcext:value-type="string">
            <text:p>test_cpp_std_unordered_map_to_py_dict_string&lt;std::string[25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3321004" calcext:value-type="float">
            <text:p>0.003321004</text:p>
          </table:table-cell>
          <table:table-cell office:value-type="string" calcext:value-type="string">
            <text:p>test_cpp_std_unordered_map_to_py_dict_string&lt;std::string[25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8244576" calcext:value-type="float">
            <text:p>0.008244576</text:p>
          </table:table-cell>
          <table:table-cell office:value-type="string" calcext:value-type="string">
            <text:p>test_cpp_std_unordered_map_to_py_dict_string&lt;std::string[25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0675448" calcext:value-type="float">
            <text:p>0.020675448</text:p>
          </table:table-cell>
          <table:table-cell office:value-type="string" calcext:value-type="string">
            <text:p>test_cpp_std_unordered_map_to_py_dict_string&lt;std::string[25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47502189" calcext:value-type="float">
            <text:p>0.047502189</text:p>
          </table:table-cell>
          <table:table-cell office:value-type="string" calcext:value-type="string">
            <text:p>test_cpp_std_unordered_map_to_py_dict_string&lt;std::string[25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06790518" calcext:value-type="float">
            <text:p>0.106790518</text:p>
          </table:table-cell>
          <table:table-cell office:value-type="string" calcext:value-type="string">
            <text:p>test_cpp_std_unordered_map_to_py_dict_string&lt;std::string[25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24382264" calcext:value-type="float">
            <text:p>0.224382264</text:p>
          </table:table-cell>
          <table:table-cell office:value-type="string" calcext:value-type="string">
            <text:p>test_cpp_std_unordered_map_to_py_dict_string&lt;std::string[25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89688295" calcext:value-type="float">
            <text:p>0.489688295</text:p>
          </table:table-cell>
          <table:table-cell office:value-type="string" calcext:value-type="string">
            <text:p>test_cpp_std_unordered_map_to_py_dict_string&lt;std::string[25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96203333" calcext:value-type="float">
            <text:p>0.96203333</text:p>
          </table:table-cell>
          <table:table-cell office:value-type="string" calcext:value-type="string">
            <text:p>test_cpp_std_unordered_map_to_py_dict_string&lt;std::string[25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157149369" calcext:value-type="float">
            <text:p>2.157149369</text:p>
          </table:table-cell>
          <table:table-cell office:value-type="string" calcext:value-type="string">
            <text:p>test_cpp_std_unordered_map_to_py_dict_string&lt;std::string[256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092" calcext:value-type="float">
            <text:p>5.092E-06</text:p>
          </table:table-cell>
          <table:table-cell office:value-type="string" calcext:value-type="string">
            <text:p>test_cpp_std_unordered_map_to_py_dict_string&lt;std::string[51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2035" calcext:value-type="float">
            <text:p>2.035E-06</text:p>
          </table:table-cell>
          <table:table-cell office:value-type="string" calcext:value-type="string">
            <text:p>test_cpp_std_unordered_map_to_py_dict_string&lt;std::string[51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4429" calcext:value-type="float">
            <text:p>4.429E-06</text:p>
          </table:table-cell>
          <table:table-cell office:value-type="string" calcext:value-type="string">
            <text:p>test_cpp_std_unordered_map_to_py_dict_string&lt;std::string[51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7671" calcext:value-type="float">
            <text:p>7.671E-06</text:p>
          </table:table-cell>
          <table:table-cell office:value-type="string" calcext:value-type="string">
            <text:p>test_cpp_std_unordered_map_to_py_dict_string&lt;std::string[51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6111" calcext:value-type="float">
            <text:p>1.6111E-05</text:p>
          </table:table-cell>
          <table:table-cell office:value-type="string" calcext:value-type="string">
            <text:p>test_cpp_std_unordered_map_to_py_dict_string&lt;std::string[51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9835" calcext:value-type="float">
            <text:p>2.9835E-05</text:p>
          </table:table-cell>
          <table:table-cell office:value-type="string" calcext:value-type="string">
            <text:p>test_cpp_std_unordered_map_to_py_dict_string&lt;std::string[51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61177" calcext:value-type="float">
            <text:p>6.1177E-05</text:p>
          </table:table-cell>
          <table:table-cell office:value-type="string" calcext:value-type="string">
            <text:p>test_cpp_std_unordered_map_to_py_dict_string&lt;std::string[51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21036" calcext:value-type="float">
            <text:p>0.000121036</text:p>
          </table:table-cell>
          <table:table-cell office:value-type="string" calcext:value-type="string">
            <text:p>test_cpp_std_unordered_map_to_py_dict_string&lt;std::string[51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256991" calcext:value-type="float">
            <text:p>0.000256991</text:p>
          </table:table-cell>
          <table:table-cell office:value-type="string" calcext:value-type="string">
            <text:p>test_cpp_std_unordered_map_to_py_dict_string&lt;std::string[51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59437" calcext:value-type="float">
            <text:p>0.00059437</text:p>
          </table:table-cell>
          <table:table-cell office:value-type="string" calcext:value-type="string">
            <text:p>test_cpp_std_unordered_map_to_py_dict_string&lt;std::string[51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143682" calcext:value-type="float">
            <text:p>0.001143682</text:p>
          </table:table-cell>
          <table:table-cell office:value-type="string" calcext:value-type="string">
            <text:p>test_cpp_std_unordered_map_to_py_dict_string&lt;std::string[51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2654919" calcext:value-type="float">
            <text:p>0.002654919</text:p>
          </table:table-cell>
          <table:table-cell office:value-type="string" calcext:value-type="string">
            <text:p>test_cpp_std_unordered_map_to_py_dict_string&lt;std::string[51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6110086" calcext:value-type="float">
            <text:p>0.006110086</text:p>
          </table:table-cell>
          <table:table-cell office:value-type="string" calcext:value-type="string">
            <text:p>test_cpp_std_unordered_map_to_py_dict_string&lt;std::string[51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2575141" calcext:value-type="float">
            <text:p>0.012575141</text:p>
          </table:table-cell>
          <table:table-cell office:value-type="string" calcext:value-type="string">
            <text:p>test_cpp_std_unordered_map_to_py_dict_string&lt;std::string[51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8880554" calcext:value-type="float">
            <text:p>0.028880554</text:p>
          </table:table-cell>
          <table:table-cell office:value-type="string" calcext:value-type="string">
            <text:p>test_cpp_std_unordered_map_to_py_dict_string&lt;std::string[51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83020937" calcext:value-type="float">
            <text:p>0.083020937</text:p>
          </table:table-cell>
          <table:table-cell office:value-type="string" calcext:value-type="string">
            <text:p>test_cpp_std_unordered_map_to_py_dict_string&lt;std::string[51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78657944" calcext:value-type="float">
            <text:p>0.178657944</text:p>
          </table:table-cell>
          <table:table-cell office:value-type="string" calcext:value-type="string">
            <text:p>test_cpp_std_unordered_map_to_py_dict_string&lt;std::string[51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89854015" calcext:value-type="float">
            <text:p>0.389854015</text:p>
          </table:table-cell>
          <table:table-cell office:value-type="string" calcext:value-type="string">
            <text:p>test_cpp_std_unordered_map_to_py_dict_string&lt;std::string[51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748334769" calcext:value-type="float">
            <text:p>0.748334769</text:p>
          </table:table-cell>
          <table:table-cell office:value-type="string" calcext:value-type="string">
            <text:p>test_cpp_std_unordered_map_to_py_dict_string&lt;std::string[51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641462297" calcext:value-type="float">
            <text:p>1.641462297</text:p>
          </table:table-cell>
          <table:table-cell office:value-type="string" calcext:value-type="string">
            <text:p>test_cpp_std_unordered_map_to_py_dict_string&lt;std::string[512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.16164139" calcext:value-type="float">
            <text:p>3.16164139</text:p>
          </table:table-cell>
          <table:table-cell office:value-type="string" calcext:value-type="string">
            <text:p>test_cpp_std_unordered_map_to_py_dict_string&lt;std::string[512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9968" calcext:value-type="float">
            <text:p>9.968E-06</text:p>
          </table:table-cell>
          <table:table-cell office:value-type="string" calcext:value-type="string">
            <text:p>test_cpp_std_unordered_map_to_py_dict_string&lt;std::string[102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3602" calcext:value-type="float">
            <text:p>3.602E-06</text:p>
          </table:table-cell>
          <table:table-cell office:value-type="string" calcext:value-type="string">
            <text:p>test_cpp_std_unordered_map_to_py_dict_string&lt;std::string[102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test_cpp_std_unordered_map_to_py_dict_string&lt;std::string[102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7639" calcext:value-type="float">
            <text:p>3.7639E-05</text:p>
          </table:table-cell>
          <table:table-cell office:value-type="string" calcext:value-type="string">
            <text:p>test_cpp_std_unordered_map_to_py_dict_string&lt;std::string[102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68161" calcext:value-type="float">
            <text:p>6.8161E-05</text:p>
          </table:table-cell>
          <table:table-cell office:value-type="string" calcext:value-type="string">
            <text:p>test_cpp_std_unordered_map_to_py_dict_string&lt;std::string[102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15116" calcext:value-type="float">
            <text:p>0.000115116</text:p>
          </table:table-cell>
          <table:table-cell office:value-type="string" calcext:value-type="string">
            <text:p>test_cpp_std_unordered_map_to_py_dict_string&lt;std::string[102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3711" calcext:value-type="float">
            <text:p>0.00023711</text:p>
          </table:table-cell>
          <table:table-cell office:value-type="string" calcext:value-type="string">
            <text:p>test_cpp_std_unordered_map_to_py_dict_string&lt;std::string[102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82769" calcext:value-type="float">
            <text:p>0.000482769</text:p>
          </table:table-cell>
          <table:table-cell office:value-type="string" calcext:value-type="string">
            <text:p>test_cpp_std_unordered_map_to_py_dict_string&lt;std::string[102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028206" calcext:value-type="float">
            <text:p>0.001028206</text:p>
          </table:table-cell>
          <table:table-cell office:value-type="string" calcext:value-type="string">
            <text:p>test_cpp_std_unordered_map_to_py_dict_string&lt;std::string[102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276449" calcext:value-type="float">
            <text:p>0.002276449</text:p>
          </table:table-cell>
          <table:table-cell office:value-type="string" calcext:value-type="string">
            <text:p>test_cpp_std_unordered_map_to_py_dict_string&lt;std::string[102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3859567" calcext:value-type="float">
            <text:p>0.003859567</text:p>
          </table:table-cell>
          <table:table-cell office:value-type="string" calcext:value-type="string">
            <text:p>test_cpp_std_unordered_map_to_py_dict_string&lt;std::string[102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7624387" calcext:value-type="float">
            <text:p>0.007624387</text:p>
          </table:table-cell>
          <table:table-cell office:value-type="string" calcext:value-type="string">
            <text:p>test_cpp_std_unordered_map_to_py_dict_string&lt;std::string[102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7735125" calcext:value-type="float">
            <text:p>0.017735125</text:p>
          </table:table-cell>
          <table:table-cell office:value-type="string" calcext:value-type="string">
            <text:p>test_cpp_std_unordered_map_to_py_dict_string&lt;std::string[102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36227192" calcext:value-type="float">
            <text:p>0.036227192</text:p>
          </table:table-cell>
          <table:table-cell office:value-type="string" calcext:value-type="string">
            <text:p>test_cpp_std_unordered_map_to_py_dict_string&lt;std::string[102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69305751" calcext:value-type="float">
            <text:p>0.069305751</text:p>
          </table:table-cell>
          <table:table-cell office:value-type="string" calcext:value-type="string">
            <text:p>test_cpp_std_unordered_map_to_py_dict_string&lt;std::string[102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44358775" calcext:value-type="float">
            <text:p>0.144358775</text:p>
          </table:table-cell>
          <table:table-cell office:value-type="string" calcext:value-type="string">
            <text:p>test_cpp_std_unordered_map_to_py_dict_string&lt;std::string[102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305943637" calcext:value-type="float">
            <text:p>0.305943637</text:p>
          </table:table-cell>
          <table:table-cell office:value-type="string" calcext:value-type="string">
            <text:p>test_cpp_std_unordered_map_to_py_dict_string&lt;std::string[102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638497115" calcext:value-type="float">
            <text:p>0.638497115</text:p>
          </table:table-cell>
          <table:table-cell office:value-type="string" calcext:value-type="string">
            <text:p>test_cpp_std_unordered_map_to_py_dict_string&lt;std::string[102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313841779" calcext:value-type="float">
            <text:p>1.313841779</text:p>
          </table:table-cell>
          <table:table-cell office:value-type="string" calcext:value-type="string">
            <text:p>test_cpp_std_unordered_map_to_py_dict_string&lt;std::string[102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940476933" calcext:value-type="float">
            <text:p>2.940476933</text:p>
          </table:table-cell>
          <table:table-cell office:value-type="string" calcext:value-type="string">
            <text:p>test_cpp_std_unordered_map_to_py_dict_string&lt;std::string[1024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.720958033" calcext:value-type="float">
            <text:p>6.720958033</text:p>
          </table:table-cell>
          <table:table-cell office:value-type="string" calcext:value-type="string">
            <text:p>test_cpp_std_unordered_map_to_py_dict_string&lt;std::string[1024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4839" calcext:value-type="float">
            <text:p>3.4839E-05</text:p>
          </table:table-cell>
          <table:table-cell office:value-type="string" calcext:value-type="string">
            <text:p>test_cpp_std_unordered_map_to_py_dict_string&lt;std::string[204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6113" calcext:value-type="float">
            <text:p>6.113E-06</text:p>
          </table:table-cell>
          <table:table-cell office:value-type="string" calcext:value-type="string">
            <text:p>test_cpp_std_unordered_map_to_py_dict_string&lt;std::string[204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024" calcext:value-type="float">
            <text:p>2.024E-05</text:p>
          </table:table-cell>
          <table:table-cell office:value-type="string" calcext:value-type="string">
            <text:p>test_cpp_std_unordered_map_to_py_dict_string&lt;std::string[204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6331" calcext:value-type="float">
            <text:p>3.6331E-05</text:p>
          </table:table-cell>
          <table:table-cell office:value-type="string" calcext:value-type="string">
            <text:p>test_cpp_std_unordered_map_to_py_dict_string&lt;std::string[204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57355" calcext:value-type="float">
            <text:p>5.7355E-05</text:p>
          </table:table-cell>
          <table:table-cell office:value-type="string" calcext:value-type="string">
            <text:p>test_cpp_std_unordered_map_to_py_dict_string&lt;std::string[204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03658" calcext:value-type="float">
            <text:p>0.000103658</text:p>
          </table:table-cell>
          <table:table-cell office:value-type="string" calcext:value-type="string">
            <text:p>test_cpp_std_unordered_map_to_py_dict_string&lt;std::string[204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26203" calcext:value-type="float">
            <text:p>0.000226203</text:p>
          </table:table-cell>
          <table:table-cell office:value-type="string" calcext:value-type="string">
            <text:p>test_cpp_std_unordered_map_to_py_dict_string&lt;std::string[204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06581" calcext:value-type="float">
            <text:p>0.000506581</text:p>
          </table:table-cell>
          <table:table-cell office:value-type="string" calcext:value-type="string">
            <text:p>test_cpp_std_unordered_map_to_py_dict_string&lt;std::string[204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874258" calcext:value-type="float">
            <text:p>0.000874258</text:p>
          </table:table-cell>
          <table:table-cell office:value-type="string" calcext:value-type="string">
            <text:p>test_cpp_std_unordered_map_to_py_dict_string&lt;std::string[204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105065" calcext:value-type="float">
            <text:p>0.002105065</text:p>
          </table:table-cell>
          <table:table-cell office:value-type="string" calcext:value-type="string">
            <text:p>test_cpp_std_unordered_map_to_py_dict_string&lt;std::string[204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5235228" calcext:value-type="float">
            <text:p>0.005235228</text:p>
          </table:table-cell>
          <table:table-cell office:value-type="string" calcext:value-type="string">
            <text:p>test_cpp_std_unordered_map_to_py_dict_string&lt;std::string[204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882694" calcext:value-type="float">
            <text:p>0.00882694</text:p>
          </table:table-cell>
          <table:table-cell office:value-type="string" calcext:value-type="string">
            <text:p>test_cpp_std_unordered_map_to_py_dict_string&lt;std::string[204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23288885" calcext:value-type="float">
            <text:p>0.023288885</text:p>
          </table:table-cell>
          <table:table-cell office:value-type="string" calcext:value-type="string">
            <text:p>test_cpp_std_unordered_map_to_py_dict_string&lt;std::string[204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57847049" calcext:value-type="float">
            <text:p>0.057847049</text:p>
          </table:table-cell>
          <table:table-cell office:value-type="string" calcext:value-type="string">
            <text:p>test_cpp_std_unordered_map_to_py_dict_string&lt;std::string[204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12965505" calcext:value-type="float">
            <text:p>0.112965505</text:p>
          </table:table-cell>
          <table:table-cell office:value-type="string" calcext:value-type="string">
            <text:p>test_cpp_std_unordered_map_to_py_dict_string&lt;std::string[204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38019144" calcext:value-type="float">
            <text:p>0.238019144</text:p>
          </table:table-cell>
          <table:table-cell office:value-type="string" calcext:value-type="string">
            <text:p>test_cpp_std_unordered_map_to_py_dict_string&lt;std::string[204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50711737" calcext:value-type="float">
            <text:p>0.450711737</text:p>
          </table:table-cell>
          <table:table-cell office:value-type="string" calcext:value-type="string">
            <text:p>test_cpp_std_unordered_map_to_py_dict_string&lt;std::string[204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933531698" calcext:value-type="float">
            <text:p>0.933531698</text:p>
          </table:table-cell>
          <table:table-cell office:value-type="string" calcext:value-type="string">
            <text:p>test_cpp_std_unordered_map_to_py_dict_string&lt;std::string[204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912953958" calcext:value-type="float">
            <text:p>1.912953958</text:p>
          </table:table-cell>
          <table:table-cell office:value-type="string" calcext:value-type="string">
            <text:p>test_cpp_std_unordered_map_to_py_dict_string&lt;std::string[204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.242936182" calcext:value-type="float">
            <text:p>4.242936182</text:p>
          </table:table-cell>
          <table:table-cell office:value-type="string" calcext:value-type="string">
            <text:p>test_cpp_std_unordered_map_to_py_dict_string&lt;std::string[204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7.628717564" calcext:value-type="float">
            <text:p>27.628717564</text:p>
          </table:table-cell>
          <table:table-cell office:value-type="string" calcext:value-type="string">
            <text:p>test_cpp_std_unordered_map_to_py_dict_string&lt;std::string[204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53527" calcext:value-type="float">
            <text:p>5.3527E-05</text:p>
          </table:table-cell>
          <table:table-cell office:value-type="string" calcext:value-type="string">
            <text:p>test_cpp_std_unordered_map_to_py_dict_string&lt;std::string[409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2673" calcext:value-type="float">
            <text:p>2.2673E-05</text:p>
          </table:table-cell>
          <table:table-cell office:value-type="string" calcext:value-type="string">
            <text:p>test_cpp_std_unordered_map_to_py_dict_string&lt;std::string[409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63886" calcext:value-type="float">
            <text:p>6.3886E-05</text:p>
          </table:table-cell>
          <table:table-cell office:value-type="string" calcext:value-type="string">
            <text:p>test_cpp_std_unordered_map_to_py_dict_string&lt;std::string[409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2278" calcext:value-type="float">
            <text:p>0.00012278</text:p>
          </table:table-cell>
          <table:table-cell office:value-type="string" calcext:value-type="string">
            <text:p>test_cpp_std_unordered_map_to_py_dict_string&lt;std::string[409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75503" calcext:value-type="float">
            <text:p>0.000275503</text:p>
          </table:table-cell>
          <table:table-cell office:value-type="string" calcext:value-type="string">
            <text:p>test_cpp_std_unordered_map_to_py_dict_string&lt;std::string[409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04668" calcext:value-type="float">
            <text:p>0.000504668</text:p>
          </table:table-cell>
          <table:table-cell office:value-type="string" calcext:value-type="string">
            <text:p>test_cpp_std_unordered_map_to_py_dict_string&lt;std::string[409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667983" calcext:value-type="float">
            <text:p>0.001667983</text:p>
          </table:table-cell>
          <table:table-cell office:value-type="string" calcext:value-type="string">
            <text:p>test_cpp_std_unordered_map_to_py_dict_string&lt;std::string[409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4796201" calcext:value-type="float">
            <text:p>0.004796201</text:p>
          </table:table-cell>
          <table:table-cell office:value-type="string" calcext:value-type="string">
            <text:p>test_cpp_std_unordered_map_to_py_dict_string&lt;std::string[409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594733" calcext:value-type="float">
            <text:p>0.00594733</text:p>
          </table:table-cell>
          <table:table-cell office:value-type="string" calcext:value-type="string">
            <text:p>test_cpp_std_unordered_map_to_py_dict_string&lt;std::string[409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7746732" calcext:value-type="float">
            <text:p>0.007746732</text:p>
          </table:table-cell>
          <table:table-cell office:value-type="string" calcext:value-type="string">
            <text:p>test_cpp_std_unordered_map_to_py_dict_string&lt;std::string[409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4213072" calcext:value-type="float">
            <text:p>0.014213072</text:p>
          </table:table-cell>
          <table:table-cell office:value-type="string" calcext:value-type="string">
            <text:p>test_cpp_std_unordered_map_to_py_dict_string&lt;std::string[409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8979287" calcext:value-type="float">
            <text:p>0.018979287</text:p>
          </table:table-cell>
          <table:table-cell office:value-type="string" calcext:value-type="string">
            <text:p>test_cpp_std_unordered_map_to_py_dict_string&lt;std::string[409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4677727" calcext:value-type="float">
            <text:p>0.04677727</text:p>
          </table:table-cell>
          <table:table-cell office:value-type="string" calcext:value-type="string">
            <text:p>test_cpp_std_unordered_map_to_py_dict_string&lt;std::string[409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98967956" calcext:value-type="float">
            <text:p>0.098967956</text:p>
          </table:table-cell>
          <table:table-cell office:value-type="string" calcext:value-type="string">
            <text:p>test_cpp_std_unordered_map_to_py_dict_string&lt;std::string[409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94548161" calcext:value-type="float">
            <text:p>0.194548161</text:p>
          </table:table-cell>
          <table:table-cell office:value-type="string" calcext:value-type="string">
            <text:p>test_cpp_std_unordered_map_to_py_dict_string&lt;std::string[409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392098558" calcext:value-type="float">
            <text:p>0.392098558</text:p>
          </table:table-cell>
          <table:table-cell office:value-type="string" calcext:value-type="string">
            <text:p>test_cpp_std_unordered_map_to_py_dict_string&lt;std::string[409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781165233" calcext:value-type="float">
            <text:p>0.781165233</text:p>
          </table:table-cell>
          <table:table-cell office:value-type="string" calcext:value-type="string">
            <text:p>test_cpp_std_unordered_map_to_py_dict_string&lt;std::string[409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610157406" calcext:value-type="float">
            <text:p>1.610157406</text:p>
          </table:table-cell>
          <table:table-cell office:value-type="string" calcext:value-type="string">
            <text:p>test_cpp_std_unordered_map_to_py_dict_string&lt;std::string[409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.515145937" calcext:value-type="float">
            <text:p>3.515145937</text:p>
          </table:table-cell>
          <table:table-cell office:value-type="string" calcext:value-type="string">
            <text:p>test_cpp_std_unordered_map_to_py_dict_string&lt;std::string[409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.78816185" calcext:value-type="float">
            <text:p>17.78816185</text:p>
          </table:table-cell>
          <table:table-cell office:value-type="string" calcext:value-type="string">
            <text:p>test_cpp_std_unordered_map_to_py_dict_string&lt;std::string[409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6.066346264" calcext:value-type="float">
            <text:p>66.066346264</text:p>
          </table:table-cell>
          <table:table-cell office:value-type="string" calcext:value-type="string">
            <text:p>test_cpp_std_unordered_map_to_py_dict_string&lt;std::string[4096]&gt;():[2097152]</text:p>
          </table:table-cell>
        </table:table-row>
      </table:table>
      <table:table table:name="Sheet7" table:style-name="ta1">
        <table:table-column table:style-name="co1" table:default-cell-style-name="Default"/>
        <table:table-column table:style-name="co1" table:number-columns-repeated="8" table:default-cell-style-name="ce5"/>
        <table:table-column table:style-name="co2" table:default-cell-style-name="ce5"/>
        <table:table-column table:style-name="co3" table:default-cell-style-name="ce5"/>
        <table:table-row table:style-name="ro1">
          <table:table-cell office:value-type="string" calcext:value-type="string">
            <text:p>test_cpp_std_unordered_map_to_py_dict_string&lt;std::string[8]&gt;():[2]</text:p>
          </table:table-cell>
          <table:table-cell table:style-name="Default" office:value-type="float" office:value="8" calcext:value-type="float">
            <text:p>8</text:p>
          </table:table-cell>
          <table:table-cell table:style-name="ce6" table:formula="of:=2*[.B1]" office:value-type="float" office:value="16" calcext:value-type="float">
            <text:p>16</text:p>
          </table:table-cell>
          <table:table-cell table:style-name="ce6" table:formula="of:=2*[.C1]" office:value-type="float" office:value="32" calcext:value-type="float">
            <text:p>32</text:p>
          </table:table-cell>
          <table:table-cell table:style-name="ce6" table:formula="of:=2*[.D1]" office:value-type="float" office:value="64" calcext:value-type="float">
            <text:p>64</text:p>
          </table:table-cell>
          <table:table-cell table:style-name="ce6" table:formula="of:=2*[.E1]" office:value-type="float" office:value="128" calcext:value-type="float">
            <text:p>128</text:p>
          </table:table-cell>
          <table:table-cell table:style-name="ce6" table:formula="of:=2*[.F1]" office:value-type="float" office:value="256" calcext:value-type="float">
            <text:p>256</text:p>
          </table:table-cell>
          <table:table-cell table:style-name="ce6" table:formula="of:=2*[.G1]" office:value-type="float" office:value="512" calcext:value-type="float">
            <text:p>512</text:p>
          </table:table-cell>
          <table:table-cell table:style-name="ce6" table:formula="of:=2*[.H1]" office:value-type="float" office:value="1024" calcext:value-type="float">
            <text:p>1024</text:p>
          </table:table-cell>
          <table:table-cell table:style-name="ce6" table:formula="of:=2*[.I1]" office:value-type="float" office:value="2048" calcext:value-type="float">
            <text:p>2048</text:p>
          </table:table-cell>
          <table:table-cell table:style-name="ce6" table:formula="of:=2*[.J1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style-name="Default" office:value-type="string" calcext:value-type="string">
            <text:p>Time(s)</text:p>
          </table:table-cell>
          <table:table-cell table:style-name="Default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95" calcext:value-type="float">
            <text:p>0.000004295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4995" calcext:value-type="float">
            <text:p>0.000004995</text:p>
          </table:table-cell>
          <table:table-cell office:value-type="float" office:value="0.000005032" calcext:value-type="float">
            <text:p>0.000005032</text:p>
          </table:table-cell>
          <table:table-cell office:value-type="float" office:value="0.000035209" calcext:value-type="float">
            <text:p>0.000035209</text:p>
          </table:table-cell>
          <table:table-cell office:value-type="float" office:value="0.000005423" calcext:value-type="float">
            <text:p>0.000005423</text:p>
          </table:table-cell>
          <table:table-cell office:value-type="float" office:value="0.000005092" calcext:value-type="float">
            <text:p>0.000005092</text:p>
          </table:table-cell>
          <table:table-cell office:value-type="float" office:value="0.000009968" calcext:value-type="float">
            <text:p>0.000009968</text:p>
          </table:table-cell>
          <table:table-cell office:value-type="float" office:value="0.000034839" calcext:value-type="float">
            <text:p>0.000034839</text:p>
          </table:table-cell>
          <table:table-cell office:value-type="float" office:value="0.000053527" calcext:value-type="float">
            <text:p>0.000053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7" calcext:value-type="float">
            <text:p>0.000000670</text:p>
          </table:table-cell>
          <table:table-cell office:value-type="float" office:value="0.000001467" calcext:value-type="float">
            <text:p>0.000001467</text:p>
          </table:table-cell>
          <table:table-cell office:value-type="float" office:value="0.00000082" calcext:value-type="float">
            <text:p>0.000000820</text:p>
          </table:table-cell>
          <table:table-cell office:value-type="float" office:value="0.000000632" calcext:value-type="float">
            <text:p>0.000000632</text:p>
          </table:table-cell>
          <table:table-cell office:value-type="float" office:value="0.000007553" calcext:value-type="float">
            <text:p>0.000007553</text:p>
          </table:table-cell>
          <table:table-cell office:value-type="float" office:value="0.000001216" calcext:value-type="float">
            <text:p>0.000001216</text:p>
          </table:table-cell>
          <table:table-cell office:value-type="float" office:value="0.000002035" calcext:value-type="float">
            <text:p>0.000002035</text:p>
          </table:table-cell>
          <table:table-cell office:value-type="float" office:value="0.000003602" calcext:value-type="float">
            <text:p>0.000003602</text:p>
          </table:table-cell>
          <table:table-cell office:value-type="float" office:value="0.000006113" calcext:value-type="float">
            <text:p>0.000006113</text:p>
          </table:table-cell>
          <table:table-cell office:value-type="float" office:value="0.000022673" calcext:value-type="float">
            <text:p>0.000022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7" calcext:value-type="float">
            <text:p>0.000001087</text:p>
          </table:table-cell>
          <table:table-cell office:value-type="float" office:value="0.000001588" calcext:value-type="float">
            <text:p>0.000001588</text:p>
          </table:table-cell>
          <table:table-cell office:value-type="float" office:value="0.000001538" calcext:value-type="float">
            <text:p>0.000001538</text:p>
          </table:table-cell>
          <table:table-cell office:value-type="float" office:value="0.000001645" calcext:value-type="float">
            <text:p>0.000001645</text:p>
          </table:table-cell>
          <table:table-cell office:value-type="float" office:value="0.000001656" calcext:value-type="float">
            <text:p>0.000001656</text:p>
          </table:table-cell>
          <table:table-cell office:value-type="float" office:value="0.000002871" calcext:value-type="float">
            <text:p>0.000002871</text:p>
          </table:table-cell>
          <table:table-cell office:value-type="float" office:value="0.000004429" calcext:value-type="float">
            <text:p>0.000004429</text:p>
          </table:table-cell>
          <table:table-cell office:value-type="float" office:value="0.000008" calcext:value-type="float">
            <text:p>0.000008000</text:p>
          </table:table-cell>
          <table:table-cell office:value-type="float" office:value="0.00002024" calcext:value-type="float">
            <text:p>0.000020240</text:p>
          </table:table-cell>
          <table:table-cell office:value-type="float" office:value="0.000063886" calcext:value-type="float">
            <text:p>0.000063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89" calcext:value-type="float">
            <text:p>0.000001989</text:p>
          </table:table-cell>
          <table:table-cell office:value-type="float" office:value="0.000002463" calcext:value-type="float">
            <text:p>0.000002463</text:p>
          </table:table-cell>
          <table:table-cell office:value-type="float" office:value="0.000002355" calcext:value-type="float">
            <text:p>0.000002355</text:p>
          </table:table-cell>
          <table:table-cell office:value-type="float" office:value="0.000002892" calcext:value-type="float">
            <text:p>0.000002892</text:p>
          </table:table-cell>
          <table:table-cell office:value-type="float" office:value="0.000003252" calcext:value-type="float">
            <text:p>0.000003252</text:p>
          </table:table-cell>
          <table:table-cell office:value-type="float" office:value="0.000004917" calcext:value-type="float">
            <text:p>0.000004917</text:p>
          </table:table-cell>
          <table:table-cell office:value-type="float" office:value="0.000007671" calcext:value-type="float">
            <text:p>0.000007671</text:p>
          </table:table-cell>
          <table:table-cell office:value-type="float" office:value="0.000037639" calcext:value-type="float">
            <text:p>0.000037639</text:p>
          </table:table-cell>
          <table:table-cell office:value-type="float" office:value="0.000036331" calcext:value-type="float">
            <text:p>0.000036331</text:p>
          </table:table-cell>
          <table:table-cell office:value-type="float" office:value="0.00012278" calcext:value-type="float">
            <text:p>0.0001227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284" calcext:value-type="float">
            <text:p>0.000005284</text:p>
          </table:table-cell>
          <table:table-cell office:value-type="float" office:value="0.000005795" calcext:value-type="float">
            <text:p>0.000005795</text:p>
          </table:table-cell>
          <table:table-cell office:value-type="float" office:value="0.000005651" calcext:value-type="float">
            <text:p>0.000005651</text:p>
          </table:table-cell>
          <table:table-cell office:value-type="float" office:value="0.000005961" calcext:value-type="float">
            <text:p>0.000005961</text:p>
          </table:table-cell>
          <table:table-cell office:value-type="float" office:value="0.000007466" calcext:value-type="float">
            <text:p>0.000007466</text:p>
          </table:table-cell>
          <table:table-cell office:value-type="float" office:value="0.000012859" calcext:value-type="float">
            <text:p>0.000012859</text:p>
          </table:table-cell>
          <table:table-cell office:value-type="float" office:value="0.000016111" calcext:value-type="float">
            <text:p>0.000016111</text:p>
          </table:table-cell>
          <table:table-cell office:value-type="float" office:value="0.000068161" calcext:value-type="float">
            <text:p>0.000068161</text:p>
          </table:table-cell>
          <table:table-cell office:value-type="float" office:value="0.000057355" calcext:value-type="float">
            <text:p>0.000057355</text:p>
          </table:table-cell>
          <table:table-cell office:value-type="float" office:value="0.000275503" calcext:value-type="float">
            <text:p>0.000275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959" calcext:value-type="float">
            <text:p>0.000007959</text:p>
          </table:table-cell>
          <table:table-cell office:value-type="float" office:value="0.000007601" calcext:value-type="float">
            <text:p>0.000007601</text:p>
          </table:table-cell>
          <table:table-cell office:value-type="float" office:value="0.000007861" calcext:value-type="float">
            <text:p>0.000007861</text:p>
          </table:table-cell>
          <table:table-cell office:value-type="float" office:value="0.000008659" calcext:value-type="float">
            <text:p>0.000008659</text:p>
          </table:table-cell>
          <table:table-cell office:value-type="float" office:value="0.000011802" calcext:value-type="float">
            <text:p>0.000011802</text:p>
          </table:table-cell>
          <table:table-cell office:value-type="float" office:value="0.000037413" calcext:value-type="float">
            <text:p>0.000037413</text:p>
          </table:table-cell>
          <table:table-cell office:value-type="float" office:value="0.000029835" calcext:value-type="float">
            <text:p>0.000029835</text:p>
          </table:table-cell>
          <table:table-cell office:value-type="float" office:value="0.000115116" calcext:value-type="float">
            <text:p>0.000115116</text:p>
          </table:table-cell>
          <table:table-cell office:value-type="float" office:value="0.000103658" calcext:value-type="float">
            <text:p>0.000103658</text:p>
          </table:table-cell>
          <table:table-cell office:value-type="float" office:value="0.000504668" calcext:value-type="float">
            <text:p>0.0005046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6132" calcext:value-type="float">
            <text:p>0.000016132</text:p>
          </table:table-cell>
          <table:table-cell office:value-type="float" office:value="0.000014391" calcext:value-type="float">
            <text:p>0.000014391</text:p>
          </table:table-cell>
          <table:table-cell office:value-type="float" office:value="0.000014435" calcext:value-type="float">
            <text:p>0.000014435</text:p>
          </table:table-cell>
          <table:table-cell office:value-type="float" office:value="0.000017315" calcext:value-type="float">
            <text:p>0.000017315</text:p>
          </table:table-cell>
          <table:table-cell office:value-type="float" office:value="0.000022928" calcext:value-type="float">
            <text:p>0.000022928</text:p>
          </table:table-cell>
          <table:table-cell office:value-type="float" office:value="0.000035878" calcext:value-type="float">
            <text:p>0.000035878</text:p>
          </table:table-cell>
          <table:table-cell office:value-type="float" office:value="0.000061177" calcext:value-type="float">
            <text:p>0.000061177</text:p>
          </table:table-cell>
          <table:table-cell office:value-type="float" office:value="0.00023711" calcext:value-type="float">
            <text:p>0.000237110</text:p>
          </table:table-cell>
          <table:table-cell office:value-type="float" office:value="0.000226203" calcext:value-type="float">
            <text:p>0.000226203</text:p>
          </table:table-cell>
          <table:table-cell office:value-type="float" office:value="0.001667983" calcext:value-type="float">
            <text:p>0.0016679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4747" calcext:value-type="float">
            <text:p>0.000034747</text:p>
          </table:table-cell>
          <table:table-cell office:value-type="float" office:value="0.000027602" calcext:value-type="float">
            <text:p>0.000027602</text:p>
          </table:table-cell>
          <table:table-cell office:value-type="float" office:value="0.000028631" calcext:value-type="float">
            <text:p>0.000028631</text:p>
          </table:table-cell>
          <table:table-cell office:value-type="float" office:value="0.00004077" calcext:value-type="float">
            <text:p>0.000040770</text:p>
          </table:table-cell>
          <table:table-cell office:value-type="float" office:value="0.000042756" calcext:value-type="float">
            <text:p>0.000042756</text:p>
          </table:table-cell>
          <table:table-cell office:value-type="float" office:value="0.000070617" calcext:value-type="float">
            <text:p>0.000070617</text:p>
          </table:table-cell>
          <table:table-cell office:value-type="float" office:value="0.000121036" calcext:value-type="float">
            <text:p>0.000121036</text:p>
          </table:table-cell>
          <table:table-cell office:value-type="float" office:value="0.000482769" calcext:value-type="float">
            <text:p>0.000482769</text:p>
          </table:table-cell>
          <table:table-cell office:value-type="float" office:value="0.000506581" calcext:value-type="float">
            <text:p>0.000506581</text:p>
          </table:table-cell>
          <table:table-cell office:value-type="float" office:value="0.004796201" calcext:value-type="float">
            <text:p>0.0047962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5157" calcext:value-type="float">
            <text:p>0.000065157</text:p>
          </table:table-cell>
          <table:table-cell office:value-type="float" office:value="0.000054533" calcext:value-type="float">
            <text:p>0.000054533</text:p>
          </table:table-cell>
          <table:table-cell office:value-type="float" office:value="0.000058363" calcext:value-type="float">
            <text:p>0.000058363</text:p>
          </table:table-cell>
          <table:table-cell office:value-type="float" office:value="0.000067019" calcext:value-type="float">
            <text:p>0.000067019</text:p>
          </table:table-cell>
          <table:table-cell office:value-type="float" office:value="0.000093191" calcext:value-type="float">
            <text:p>0.000093191</text:p>
          </table:table-cell>
          <table:table-cell office:value-type="float" office:value="0.000138726" calcext:value-type="float">
            <text:p>0.000138726</text:p>
          </table:table-cell>
          <table:table-cell office:value-type="float" office:value="0.000256991" calcext:value-type="float">
            <text:p>0.000256991</text:p>
          </table:table-cell>
          <table:table-cell office:value-type="float" office:value="0.001028206" calcext:value-type="float">
            <text:p>0.001028206</text:p>
          </table:table-cell>
          <table:table-cell office:value-type="float" office:value="0.000874258" calcext:value-type="float">
            <text:p>0.000874258</text:p>
          </table:table-cell>
          <table:table-cell office:value-type="float" office:value="0.00594733" calcext:value-type="float">
            <text:p>0.00594733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917" calcext:value-type="float">
            <text:p>0.000109170</text:p>
          </table:table-cell>
          <table:table-cell office:value-type="float" office:value="0.000125212" calcext:value-type="float">
            <text:p>0.000125212</text:p>
          </table:table-cell>
          <table:table-cell office:value-type="float" office:value="0.000127531" calcext:value-type="float">
            <text:p>0.000127531</text:p>
          </table:table-cell>
          <table:table-cell office:value-type="float" office:value="0.000156581" calcext:value-type="float">
            <text:p>0.000156581</text:p>
          </table:table-cell>
          <table:table-cell office:value-type="float" office:value="0.000250614" calcext:value-type="float">
            <text:p>0.000250614</text:p>
          </table:table-cell>
          <table:table-cell office:value-type="float" office:value="0.000316912" calcext:value-type="float">
            <text:p>0.000316912</text:p>
          </table:table-cell>
          <table:table-cell office:value-type="float" office:value="0.00059437" calcext:value-type="float">
            <text:p>0.000594370</text:p>
          </table:table-cell>
          <table:table-cell office:value-type="float" office:value="0.002276449" calcext:value-type="float">
            <text:p>0.002276449</text:p>
          </table:table-cell>
          <table:table-cell office:value-type="float" office:value="0.002105065" calcext:value-type="float">
            <text:p>0.002105065</text:p>
          </table:table-cell>
          <table:table-cell office:value-type="float" office:value="0.007746732" calcext:value-type="float">
            <text:p>0.0077467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335" calcext:value-type="float">
            <text:p>0.000222335</text:p>
          </table:table-cell>
          <table:table-cell office:value-type="float" office:value="0.000252887" calcext:value-type="float">
            <text:p>0.000252887</text:p>
          </table:table-cell>
          <table:table-cell office:value-type="float" office:value="0.000235303" calcext:value-type="float">
            <text:p>0.000235303</text:p>
          </table:table-cell>
          <table:table-cell office:value-type="float" office:value="0.000305357" calcext:value-type="float">
            <text:p>0.000305357</text:p>
          </table:table-cell>
          <table:table-cell office:value-type="float" office:value="0.000755863" calcext:value-type="float">
            <text:p>0.000755863</text:p>
          </table:table-cell>
          <table:table-cell office:value-type="float" office:value="0.000803805" calcext:value-type="float">
            <text:p>0.000803805</text:p>
          </table:table-cell>
          <table:table-cell office:value-type="float" office:value="0.001143682" calcext:value-type="float">
            <text:p>0.001143682</text:p>
          </table:table-cell>
          <table:table-cell office:value-type="float" office:value="0.003859567" calcext:value-type="float">
            <text:p>0.003859567</text:p>
          </table:table-cell>
          <table:table-cell office:value-type="float" office:value="0.005235228" calcext:value-type="float">
            <text:p>0.005235228</text:p>
          </table:table-cell>
          <table:table-cell office:value-type="float" office:value="0.014213072" calcext:value-type="float">
            <text:p>0.0142130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16926" calcext:value-type="float">
            <text:p>0.000616926</text:p>
          </table:table-cell>
          <table:table-cell office:value-type="float" office:value="0.000485341" calcext:value-type="float">
            <text:p>0.000485341</text:p>
          </table:table-cell>
          <table:table-cell office:value-type="float" office:value="0.00042136" calcext:value-type="float">
            <text:p>0.000421360</text:p>
          </table:table-cell>
          <table:table-cell office:value-type="float" office:value="0.000606771" calcext:value-type="float">
            <text:p>0.000606771</text:p>
          </table:table-cell>
          <table:table-cell office:value-type="float" office:value="0.000798108" calcext:value-type="float">
            <text:p>0.000798108</text:p>
          </table:table-cell>
          <table:table-cell office:value-type="float" office:value="0.001508337" calcext:value-type="float">
            <text:p>0.001508337</text:p>
          </table:table-cell>
          <table:table-cell office:value-type="float" office:value="0.002654919" calcext:value-type="float">
            <text:p>0.002654919</text:p>
          </table:table-cell>
          <table:table-cell office:value-type="float" office:value="0.007624387" calcext:value-type="float">
            <text:p>0.007624387</text:p>
          </table:table-cell>
          <table:table-cell office:value-type="float" office:value="0.00882694" calcext:value-type="float">
            <text:p>0.008826940</text:p>
          </table:table-cell>
          <table:table-cell office:value-type="float" office:value="0.018979287" calcext:value-type="float">
            <text:p>0.0189792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7816" calcext:value-type="float">
            <text:p>0.001197816</text:p>
          </table:table-cell>
          <table:table-cell office:value-type="float" office:value="0.001074397" calcext:value-type="float">
            <text:p>0.001074397</text:p>
          </table:table-cell>
          <table:table-cell office:value-type="float" office:value="0.000920475" calcext:value-type="float">
            <text:p>0.000920475</text:p>
          </table:table-cell>
          <table:table-cell office:value-type="float" office:value="0.001179642" calcext:value-type="float">
            <text:p>0.001179642</text:p>
          </table:table-cell>
          <table:table-cell office:value-type="float" office:value="0.001489258" calcext:value-type="float">
            <text:p>0.001489258</text:p>
          </table:table-cell>
          <table:table-cell office:value-type="float" office:value="0.003321004" calcext:value-type="float">
            <text:p>0.003321004</text:p>
          </table:table-cell>
          <table:table-cell office:value-type="float" office:value="0.006110086" calcext:value-type="float">
            <text:p>0.006110086</text:p>
          </table:table-cell>
          <table:table-cell office:value-type="float" office:value="0.017735125" calcext:value-type="float">
            <text:p>0.017735125</text:p>
          </table:table-cell>
          <table:table-cell office:value-type="float" office:value="0.023288885" calcext:value-type="float">
            <text:p>0.023288885</text:p>
          </table:table-cell>
          <table:table-cell office:value-type="float" office:value="0.04677727" calcext:value-type="float">
            <text:p>0.04677727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957164" calcext:value-type="float">
            <text:p>0.001957164</text:p>
          </table:table-cell>
          <table:table-cell office:value-type="float" office:value="0.002134781" calcext:value-type="float">
            <text:p>0.002134781</text:p>
          </table:table-cell>
          <table:table-cell office:value-type="float" office:value="0.002202808" calcext:value-type="float">
            <text:p>0.002202808</text:p>
          </table:table-cell>
          <table:table-cell office:value-type="float" office:value="0.002816972" calcext:value-type="float">
            <text:p>0.002816972</text:p>
          </table:table-cell>
          <table:table-cell office:value-type="float" office:value="0.004416914" calcext:value-type="float">
            <text:p>0.004416914</text:p>
          </table:table-cell>
          <table:table-cell office:value-type="float" office:value="0.008244576" calcext:value-type="float">
            <text:p>0.008244576</text:p>
          </table:table-cell>
          <table:table-cell office:value-type="float" office:value="0.012575141" calcext:value-type="float">
            <text:p>0.012575141</text:p>
          </table:table-cell>
          <table:table-cell office:value-type="float" office:value="0.036227192" calcext:value-type="float">
            <text:p>0.036227192</text:p>
          </table:table-cell>
          <table:table-cell office:value-type="float" office:value="0.057847049" calcext:value-type="float">
            <text:p>0.057847049</text:p>
          </table:table-cell>
          <table:table-cell office:value-type="float" office:value="0.098967956" calcext:value-type="float">
            <text:p>0.09896795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61968" calcext:value-type="float">
            <text:p>0.004619680</text:p>
          </table:table-cell>
          <table:table-cell office:value-type="float" office:value="0.005415573" calcext:value-type="float">
            <text:p>0.005415573</text:p>
          </table:table-cell>
          <table:table-cell office:value-type="float" office:value="0.00593769" calcext:value-type="float">
            <text:p>0.005937690</text:p>
          </table:table-cell>
          <table:table-cell office:value-type="float" office:value="0.007799701" calcext:value-type="float">
            <text:p>0.007799701</text:p>
          </table:table-cell>
          <table:table-cell office:value-type="float" office:value="0.011026657" calcext:value-type="float">
            <text:p>0.011026657</text:p>
          </table:table-cell>
          <table:table-cell office:value-type="float" office:value="0.020675448" calcext:value-type="float">
            <text:p>0.020675448</text:p>
          </table:table-cell>
          <table:table-cell office:value-type="float" office:value="0.028880554" calcext:value-type="float">
            <text:p>0.028880554</text:p>
          </table:table-cell>
          <table:table-cell office:value-type="float" office:value="0.069305751" calcext:value-type="float">
            <text:p>0.069305751</text:p>
          </table:table-cell>
          <table:table-cell office:value-type="float" office:value="0.112965505" calcext:value-type="float">
            <text:p>0.112965505</text:p>
          </table:table-cell>
          <table:table-cell office:value-type="float" office:value="0.194548161" calcext:value-type="float">
            <text:p>0.19454816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2097284" calcext:value-type="float">
            <text:p>0.012097284</text:p>
          </table:table-cell>
          <table:table-cell office:value-type="float" office:value="0.014038214" calcext:value-type="float">
            <text:p>0.014038214</text:p>
          </table:table-cell>
          <table:table-cell office:value-type="float" office:value="0.014775356" calcext:value-type="float">
            <text:p>0.014775356</text:p>
          </table:table-cell>
          <table:table-cell office:value-type="float" office:value="0.018375402" calcext:value-type="float">
            <text:p>0.018375402</text:p>
          </table:table-cell>
          <table:table-cell office:value-type="float" office:value="0.025855782" calcext:value-type="float">
            <text:p>0.025855782</text:p>
          </table:table-cell>
          <table:table-cell office:value-type="float" office:value="0.047502189" calcext:value-type="float">
            <text:p>0.047502189</text:p>
          </table:table-cell>
          <table:table-cell office:value-type="float" office:value="0.083020937" calcext:value-type="float">
            <text:p>0.083020937</text:p>
          </table:table-cell>
          <table:table-cell office:value-type="float" office:value="0.144358775" calcext:value-type="float">
            <text:p>0.144358775</text:p>
          </table:table-cell>
          <table:table-cell office:value-type="float" office:value="0.238019144" calcext:value-type="float">
            <text:p>0.238019144</text:p>
          </table:table-cell>
          <table:table-cell office:value-type="float" office:value="0.392098558" calcext:value-type="float">
            <text:p>0.39209855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0722449" calcext:value-type="float">
            <text:p>0.030722449</text:p>
          </table:table-cell>
          <table:table-cell office:value-type="float" office:value="0.029946054" calcext:value-type="float">
            <text:p>0.029946054</text:p>
          </table:table-cell>
          <table:table-cell office:value-type="float" office:value="0.033894384" calcext:value-type="float">
            <text:p>0.033894384</text:p>
          </table:table-cell>
          <table:table-cell office:value-type="float" office:value="0.040606892" calcext:value-type="float">
            <text:p>0.040606892</text:p>
          </table:table-cell>
          <table:table-cell office:value-type="float" office:value="0.058641019" calcext:value-type="float">
            <text:p>0.058641019</text:p>
          </table:table-cell>
          <table:table-cell office:value-type="float" office:value="0.106790518" calcext:value-type="float">
            <text:p>0.106790518</text:p>
          </table:table-cell>
          <table:table-cell office:value-type="float" office:value="0.178657944" calcext:value-type="float">
            <text:p>0.178657944</text:p>
          </table:table-cell>
          <table:table-cell office:value-type="float" office:value="0.305943637" calcext:value-type="float">
            <text:p>0.305943637</text:p>
          </table:table-cell>
          <table:table-cell office:value-type="float" office:value="0.450711737" calcext:value-type="float">
            <text:p>0.450711737</text:p>
          </table:table-cell>
          <table:table-cell office:value-type="float" office:value="0.781165233" calcext:value-type="float">
            <text:p>0.78116523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0565513" calcext:value-type="float">
            <text:p>0.080565513</text:p>
          </table:table-cell>
          <table:table-cell office:value-type="float" office:value="0.067790873" calcext:value-type="float">
            <text:p>0.067790873</text:p>
          </table:table-cell>
          <table:table-cell office:value-type="float" office:value="0.082386527" calcext:value-type="float">
            <text:p>0.082386527</text:p>
          </table:table-cell>
          <table:table-cell office:value-type="float" office:value="0.098610297" calcext:value-type="float">
            <text:p>0.098610297</text:p>
          </table:table-cell>
          <table:table-cell office:value-type="float" office:value="0.13317977" calcext:value-type="float">
            <text:p>0.133179770</text:p>
          </table:table-cell>
          <table:table-cell office:value-type="float" office:value="0.224382264" calcext:value-type="float">
            <text:p>0.224382264</text:p>
          </table:table-cell>
          <table:table-cell office:value-type="float" office:value="0.389854015" calcext:value-type="float">
            <text:p>0.389854015</text:p>
          </table:table-cell>
          <table:table-cell office:value-type="float" office:value="0.638497115" calcext:value-type="float">
            <text:p>0.638497115</text:p>
          </table:table-cell>
          <table:table-cell office:value-type="float" office:value="0.933531698" calcext:value-type="float">
            <text:p>0.933531698</text:p>
          </table:table-cell>
          <table:table-cell office:value-type="float" office:value="1.610157406" calcext:value-type="float">
            <text:p>1.61015740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76310315" calcext:value-type="float">
            <text:p>0.176310315</text:p>
          </table:table-cell>
          <table:table-cell office:value-type="float" office:value="0.146654265" calcext:value-type="float">
            <text:p>0.146654265</text:p>
          </table:table-cell>
          <table:table-cell office:value-type="float" office:value="0.193305846" calcext:value-type="float">
            <text:p>0.193305846</text:p>
          </table:table-cell>
          <table:table-cell office:value-type="float" office:value="0.23917323" calcext:value-type="float">
            <text:p>0.239173230</text:p>
          </table:table-cell>
          <table:table-cell office:value-type="float" office:value="0.29613583" calcext:value-type="float">
            <text:p>0.296135830</text:p>
          </table:table-cell>
          <table:table-cell office:value-type="float" office:value="0.489688295" calcext:value-type="float">
            <text:p>0.489688295</text:p>
          </table:table-cell>
          <table:table-cell office:value-type="float" office:value="0.748334769" calcext:value-type="float">
            <text:p>0.748334769</text:p>
          </table:table-cell>
          <table:table-cell office:value-type="float" office:value="1.313841779" calcext:value-type="float">
            <text:p>1.313841779</text:p>
          </table:table-cell>
          <table:table-cell office:value-type="float" office:value="1.912953958" calcext:value-type="float">
            <text:p>1.912953958</text:p>
          </table:table-cell>
          <table:table-cell office:value-type="float" office:value="3.515145937" calcext:value-type="float">
            <text:p>3.51514593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97667772" calcext:value-type="float">
            <text:p>0.297667772</text:p>
          </table:table-cell>
          <table:table-cell office:value-type="float" office:value="0.331140017" calcext:value-type="float">
            <text:p>0.331140017</text:p>
          </table:table-cell>
          <table:table-cell office:value-type="float" office:value="0.429241531" calcext:value-type="float">
            <text:p>0.429241531</text:p>
          </table:table-cell>
          <table:table-cell office:value-type="float" office:value="0.520134682" calcext:value-type="float">
            <text:p>0.520134682</text:p>
          </table:table-cell>
          <table:table-cell office:value-type="float" office:value="0.662019634" calcext:value-type="float">
            <text:p>0.662019634</text:p>
          </table:table-cell>
          <table:table-cell office:value-type="float" office:value="0.96203333" calcext:value-type="float">
            <text:p>0.962033330</text:p>
          </table:table-cell>
          <table:table-cell office:value-type="float" office:value="1.641462297" calcext:value-type="float">
            <text:p>1.641462297</text:p>
          </table:table-cell>
          <table:table-cell office:value-type="float" office:value="2.940476933" calcext:value-type="float">
            <text:p>2.940476933</text:p>
          </table:table-cell>
          <table:table-cell office:value-type="float" office:value="4.242936182" calcext:value-type="float">
            <text:p>4.242936182</text:p>
          </table:table-cell>
          <table:table-cell office:value-type="float" office:value="17.78816185" calcext:value-type="float">
            <text:p>17.78816185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20450474" calcext:value-type="float">
            <text:p>0.720450474</text:p>
          </table:table-cell>
          <table:table-cell office:value-type="float" office:value="0.738490727" calcext:value-type="float">
            <text:p>0.738490727</text:p>
          </table:table-cell>
          <table:table-cell office:value-type="float" office:value="1.047478117" calcext:value-type="float">
            <text:p>1.047478117</text:p>
          </table:table-cell>
          <table:table-cell office:value-type="float" office:value="1.138807136" calcext:value-type="float">
            <text:p>1.138807136</text:p>
          </table:table-cell>
          <table:table-cell office:value-type="float" office:value="1.318574518" calcext:value-type="float">
            <text:p>1.318574518</text:p>
          </table:table-cell>
          <table:table-cell office:value-type="float" office:value="2.157149369" calcext:value-type="float">
            <text:p>2.157149369</text:p>
          </table:table-cell>
          <table:table-cell office:value-type="float" office:value="3.16164139" calcext:value-type="float">
            <text:p>3.161641390</text:p>
          </table:table-cell>
          <table:table-cell office:value-type="float" office:value="6.720958033" calcext:value-type="float">
            <text:p>6.720958033</text:p>
          </table:table-cell>
          <table:table-cell office:value-type="float" office:value="27.628717564" calcext:value-type="float">
            <text:p>27.628717564</text:p>
          </table:table-cell>
          <table:table-cell office:value-type="float" office:value="66.066346264" calcext:value-type="float">
            <text:p>66.066346264</text:p>
          </table:table-cell>
        </table:table-row>
      </table:table>
      <table:table table:name="Sheet8" table:style-name="ta1">
        <table:table-column table:style-name="co1" table:default-cell-style-name="Default"/>
        <table:table-column table:style-name="co1" table:number-columns-repeated="2" table:default-cell-style-name="ce5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2743672" calcext:value-type="float">
            <text:p>0.002743672</text:p>
          </table:table-cell>
          <table:table-cell office:value-type="float" office:value="0.000000979" calcext:value-type="float">
            <text:p>0.0000009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53" calcext:value-type="float">
            <text:p>0.000001053</text:p>
          </table:table-cell>
          <table:table-cell office:value-type="float" office:value="0.000000976" calcext:value-type="float">
            <text:p>0.0000009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337" calcext:value-type="float">
            <text:p>0.000001337</text:p>
          </table:table-cell>
          <table:table-cell office:value-type="float" office:value="0.000001436" calcext:value-type="float">
            <text:p>0.000001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396" calcext:value-type="float">
            <text:p>0.000001396</text:p>
          </table:table-cell>
          <table:table-cell office:value-type="float" office:value="0.000002281" calcext:value-type="float">
            <text:p>0.000002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3204" calcext:value-type="float">
            <text:p>0.000003204</text:p>
          </table:table-cell>
          <table:table-cell office:value-type="float" office:value="0.000004428" calcext:value-type="float">
            <text:p>0.000004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566965" calcext:value-type="float">
            <text:p>0.001566965</text:p>
          </table:table-cell>
          <table:table-cell office:value-type="float" office:value="0.00000722" calcext:value-type="float">
            <text:p>0.00000722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9951" calcext:value-type="float">
            <text:p>0.000009951</text:p>
          </table:table-cell>
          <table:table-cell office:value-type="float" office:value="0.000013827" calcext:value-type="float">
            <text:p>0.00001382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4734" calcext:value-type="float">
            <text:p>0.000014734</text:p>
          </table:table-cell>
          <table:table-cell office:value-type="float" office:value="0.000025045" calcext:value-type="float">
            <text:p>0.0000250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7885" calcext:value-type="float">
            <text:p>0.000027885</text:p>
          </table:table-cell>
          <table:table-cell office:value-type="float" office:value="0.000050025" calcext:value-type="float">
            <text:p>0.0000500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54265" calcext:value-type="float">
            <text:p>0.000054265</text:p>
          </table:table-cell>
          <table:table-cell office:value-type="float" office:value="0.000097116" calcext:value-type="float">
            <text:p>0.000097116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902391" calcext:value-type="float">
            <text:p>0.000902391</text:p>
          </table:table-cell>
          <table:table-cell office:value-type="float" office:value="0.000189842" calcext:value-type="float">
            <text:p>0.00018984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6234" calcext:value-type="float">
            <text:p>0.000262340</text:p>
          </table:table-cell>
          <table:table-cell office:value-type="float" office:value="0.000381798" calcext:value-type="float">
            <text:p>0.00038179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84022" calcext:value-type="float">
            <text:p>0.000484022</text:p>
          </table:table-cell>
          <table:table-cell office:value-type="float" office:value="0.000800759" calcext:value-type="float">
            <text:p>0.00080075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949924" calcext:value-type="float">
            <text:p>0.000949924</text:p>
          </table:table-cell>
          <table:table-cell office:value-type="float" office:value="0.00158457" calcext:value-type="float">
            <text:p>0.00158457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141611" calcext:value-type="float">
            <text:p>0.002141611</text:p>
          </table:table-cell>
          <table:table-cell office:value-type="float" office:value="0.003267913" calcext:value-type="float">
            <text:p>0.00326791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526126" calcext:value-type="float">
            <text:p>0.005526126</text:p>
          </table:table-cell>
          <table:table-cell office:value-type="float" office:value="0.007595233" calcext:value-type="float">
            <text:p>0.00759523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811434" calcext:value-type="float">
            <text:p>0.012811434</text:p>
          </table:table-cell>
          <table:table-cell office:value-type="float" office:value="0.014623515" calcext:value-type="float">
            <text:p>0.01462351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6182582" calcext:value-type="float">
            <text:p>0.026182582</text:p>
          </table:table-cell>
          <table:table-cell office:value-type="float" office:value="0.031434907" calcext:value-type="float">
            <text:p>0.03143490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57416318" calcext:value-type="float">
            <text:p>0.057416318</text:p>
          </table:table-cell>
          <table:table-cell office:value-type="float" office:value="0.075009421" calcext:value-type="float">
            <text:p>0.075009421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7401907" calcext:value-type="float">
            <text:p>0.117401907</text:p>
          </table:table-cell>
          <table:table-cell office:value-type="float" office:value="0.18894296" calcext:value-type="float">
            <text:p>0.188942960</text:p>
          </table:table-cell>
        </table:table-row>
      </table:table>
      <table:table table:name="Sheet9" table:style-name="ta1">
        <table:table-column table:style-name="co1" table:number-columns-repeated="3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34" calcext:value-type="float">
            <text:p>1.34E-06</text:p>
          </table:table-cell>
          <table:table-cell office:value-type="string" calcext:value-type="string">
            <text:p>test_py_tuple_string_to_vector&lt;std::string[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488" calcext:value-type="float">
            <text:p>4.88E-07</text:p>
          </table:table-cell>
          <table:table-cell office:value-type="string" calcext:value-type="string">
            <text:p>test_py_tuple_string_to_vector&lt;std::string[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641" calcext:value-type="float">
            <text:p>6.41E-07</text:p>
          </table:table-cell>
          <table:table-cell office:value-type="string" calcext:value-type="string">
            <text:p>test_py_tuple_string_to_vector&lt;std::string[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86" calcext:value-type="float">
            <text:p>8.6E-07</text:p>
          </table:table-cell>
          <table:table-cell office:value-type="string" calcext:value-type="string">
            <text:p>test_py_tuple_string_to_vector&lt;std::string[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19" calcext:value-type="float">
            <text:p>1.19E-06</text:p>
          </table:table-cell>
          <table:table-cell office:value-type="string" calcext:value-type="string">
            <text:p>test_py_tuple_string_to_vector&lt;std::string[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182" calcext:value-type="float">
            <text:p>2.182E-06</text:p>
          </table:table-cell>
          <table:table-cell office:value-type="string" calcext:value-type="string">
            <text:p>test_py_tuple_string_to_vector&lt;std::string[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925702" calcext:value-type="float">
            <text:p>0.000925702</text:p>
          </table:table-cell>
          <table:table-cell office:value-type="string" calcext:value-type="string">
            <text:p>test_py_tuple_string_to_vector&lt;std::string[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59606" calcext:value-type="float">
            <text:p>0.000459606</text:p>
          </table:table-cell>
          <table:table-cell office:value-type="string" calcext:value-type="string">
            <text:p>test_py_tuple_string_to_vector&lt;std::string[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9227" calcext:value-type="float">
            <text:p>9.227E-06</text:p>
          </table:table-cell>
          <table:table-cell office:value-type="string" calcext:value-type="string">
            <text:p>test_py_tuple_string_to_vector&lt;std::string[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8592" calcext:value-type="float">
            <text:p>1.8592E-05</text:p>
          </table:table-cell>
          <table:table-cell office:value-type="string" calcext:value-type="string">
            <text:p>test_py_tuple_string_to_vector&lt;std::string[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52948" calcext:value-type="float">
            <text:p>5.2948E-05</text:p>
          </table:table-cell>
          <table:table-cell office:value-type="string" calcext:value-type="string">
            <text:p>test_py_tuple_string_to_vector&lt;std::string[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23271" calcext:value-type="float">
            <text:p>0.000123271</text:p>
          </table:table-cell>
          <table:table-cell office:value-type="string" calcext:value-type="string">
            <text:p>test_py_tuple_string_to_vector&lt;std::string[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228248" calcext:value-type="float">
            <text:p>0.000228248</text:p>
          </table:table-cell>
          <table:table-cell office:value-type="string" calcext:value-type="string">
            <text:p>test_py_tuple_string_to_vector&lt;std::string[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575893" calcext:value-type="float">
            <text:p>0.000575893</text:p>
          </table:table-cell>
          <table:table-cell office:value-type="string" calcext:value-type="string">
            <text:p>test_py_tuple_string_to_vector&lt;std::string[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1011568" calcext:value-type="float">
            <text:p>0.001011568</text:p>
          </table:table-cell>
          <table:table-cell office:value-type="string" calcext:value-type="string">
            <text:p>test_py_tuple_string_to_vector&lt;std::string[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892613" calcext:value-type="float">
            <text:p>0.001892613</text:p>
          </table:table-cell>
          <table:table-cell office:value-type="string" calcext:value-type="string">
            <text:p>test_py_tuple_string_to_vector&lt;std::string[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830063" calcext:value-type="float">
            <text:p>0.003830063</text:p>
          </table:table-cell>
          <table:table-cell office:value-type="string" calcext:value-type="string">
            <text:p>test_py_tuple_string_to_vector&lt;std::string[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812753" calcext:value-type="float">
            <text:p>0.007812753</text:p>
          </table:table-cell>
          <table:table-cell office:value-type="string" calcext:value-type="string">
            <text:p>test_py_tuple_string_to_vector&lt;std::string[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727011" calcext:value-type="float">
            <text:p>0.016727011</text:p>
          </table:table-cell>
          <table:table-cell office:value-type="string" calcext:value-type="string">
            <text:p>test_py_tuple_string_to_vector&lt;std::string[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0675317" calcext:value-type="float">
            <text:p>0.040675317</text:p>
          </table:table-cell>
          <table:table-cell office:value-type="string" calcext:value-type="string">
            <text:p>test_py_tuple_string_to_vector&lt;std::string[8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76" calcext:value-type="float">
            <text:p>7.6E-07</text:p>
          </table:table-cell>
          <table:table-cell office:value-type="string" calcext:value-type="string">
            <text:p>test_py_tuple_string_to_vector&lt;std::string[1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508" calcext:value-type="float">
            <text:p>5.08E-07</text:p>
          </table:table-cell>
          <table:table-cell office:value-type="string" calcext:value-type="string">
            <text:p>test_py_tuple_string_to_vector&lt;std::string[1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659" calcext:value-type="float">
            <text:p>6.59E-07</text:p>
          </table:table-cell>
          <table:table-cell office:value-type="string" calcext:value-type="string">
            <text:p>test_py_tuple_string_to_vector&lt;std::string[1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891" calcext:value-type="float">
            <text:p>8.91E-07</text:p>
          </table:table-cell>
          <table:table-cell office:value-type="string" calcext:value-type="string">
            <text:p>test_py_tuple_string_to_vector&lt;std::string[1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233" calcext:value-type="float">
            <text:p>1.233E-06</text:p>
          </table:table-cell>
          <table:table-cell office:value-type="string" calcext:value-type="string">
            <text:p>test_py_tuple_string_to_vector&lt;std::string[1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3068" calcext:value-type="float">
            <text:p>3.068E-06</text:p>
          </table:table-cell>
          <table:table-cell office:value-type="string" calcext:value-type="string">
            <text:p>test_py_tuple_string_to_vector&lt;std::string[1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841" calcext:value-type="float">
            <text:p>2.841E-06</text:p>
          </table:table-cell>
          <table:table-cell office:value-type="string" calcext:value-type="string">
            <text:p>test_py_tuple_string_to_vector&lt;std::string[1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4781" calcext:value-type="float">
            <text:p>4.781E-06</text:p>
          </table:table-cell>
          <table:table-cell office:value-type="string" calcext:value-type="string">
            <text:p>test_py_tuple_string_to_vector&lt;std::string[1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8745" calcext:value-type="float">
            <text:p>8.745E-06</text:p>
          </table:table-cell>
          <table:table-cell office:value-type="string" calcext:value-type="string">
            <text:p>test_py_tuple_string_to_vector&lt;std::string[1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6503" calcext:value-type="float">
            <text:p>1.6503E-05</text:p>
          </table:table-cell>
          <table:table-cell office:value-type="string" calcext:value-type="string">
            <text:p>test_py_tuple_string_to_vector&lt;std::string[1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5144" calcext:value-type="float">
            <text:p>5.144E-05</text:p>
          </table:table-cell>
          <table:table-cell office:value-type="string" calcext:value-type="string">
            <text:p>test_py_tuple_string_to_vector&lt;std::string[1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09134" calcext:value-type="float">
            <text:p>0.000109134</text:p>
          </table:table-cell>
          <table:table-cell office:value-type="string" calcext:value-type="string">
            <text:p>test_py_tuple_string_to_vector&lt;std::string[1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5807" calcext:value-type="float">
            <text:p>0.00015807</text:p>
          </table:table-cell>
          <table:table-cell office:value-type="string" calcext:value-type="string">
            <text:p>test_py_tuple_string_to_vector&lt;std::string[1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376691" calcext:value-type="float">
            <text:p>0.000376691</text:p>
          </table:table-cell>
          <table:table-cell office:value-type="string" calcext:value-type="string">
            <text:p>test_py_tuple_string_to_vector&lt;std::string[1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86058" calcext:value-type="float">
            <text:p>0.00086058</text:p>
          </table:table-cell>
          <table:table-cell office:value-type="string" calcext:value-type="string">
            <text:p>test_py_tuple_string_to_vector&lt;std::string[1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2006362" calcext:value-type="float">
            <text:p>0.002006362</text:p>
          </table:table-cell>
          <table:table-cell office:value-type="string" calcext:value-type="string">
            <text:p>test_py_tuple_string_to_vector&lt;std::string[1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4025725" calcext:value-type="float">
            <text:p>0.004025725</text:p>
          </table:table-cell>
          <table:table-cell office:value-type="string" calcext:value-type="string">
            <text:p>test_py_tuple_string_to_vector&lt;std::string[1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830972" calcext:value-type="float">
            <text:p>0.007830972</text:p>
          </table:table-cell>
          <table:table-cell office:value-type="string" calcext:value-type="string">
            <text:p>test_py_tuple_string_to_vector&lt;std::string[1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8973225" calcext:value-type="float">
            <text:p>0.018973225</text:p>
          </table:table-cell>
          <table:table-cell office:value-type="string" calcext:value-type="string">
            <text:p>test_py_tuple_string_to_vector&lt;std::string[1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4920795" calcext:value-type="float">
            <text:p>0.034920795</text:p>
          </table:table-cell>
          <table:table-cell office:value-type="string" calcext:value-type="string">
            <text:p>test_py_tuple_string_to_vector&lt;std::string[16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745" calcext:value-type="float">
            <text:p>7.45E-07</text:p>
          </table:table-cell>
          <table:table-cell office:value-type="string" calcext:value-type="string">
            <text:p>test_py_tuple_string_to_vector&lt;std::string[3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49" calcext:value-type="float">
            <text:p>6.49E-07</text:p>
          </table:table-cell>
          <table:table-cell office:value-type="string" calcext:value-type="string">
            <text:p>test_py_tuple_string_to_vector&lt;std::string[3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997" calcext:value-type="float">
            <text:p>9.97E-07</text:p>
          </table:table-cell>
          <table:table-cell office:value-type="string" calcext:value-type="string">
            <text:p>test_py_tuple_string_to_vector&lt;std::string[3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639" calcext:value-type="float">
            <text:p>1.639E-06</text:p>
          </table:table-cell>
          <table:table-cell office:value-type="string" calcext:value-type="string">
            <text:p>test_py_tuple_string_to_vector&lt;std::string[3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787" calcext:value-type="float">
            <text:p>2.787E-06</text:p>
          </table:table-cell>
          <table:table-cell office:value-type="string" calcext:value-type="string">
            <text:p>test_py_tuple_string_to_vector&lt;std::string[3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2169" calcext:value-type="float">
            <text:p>1.2169E-05</text:p>
          </table:table-cell>
          <table:table-cell office:value-type="string" calcext:value-type="string">
            <text:p>test_py_tuple_string_to_vector&lt;std::string[3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9012" calcext:value-type="float">
            <text:p>9.012E-06</text:p>
          </table:table-cell>
          <table:table-cell office:value-type="string" calcext:value-type="string">
            <text:p>test_py_tuple_string_to_vector&lt;std::string[3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2888" calcext:value-type="float">
            <text:p>2.2888E-05</text:p>
          </table:table-cell>
          <table:table-cell office:value-type="string" calcext:value-type="string">
            <text:p>test_py_tuple_string_to_vector&lt;std::string[3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39864" calcext:value-type="float">
            <text:p>3.9864E-05</text:p>
          </table:table-cell>
          <table:table-cell office:value-type="string" calcext:value-type="string">
            <text:p>test_py_tuple_string_to_vector&lt;std::string[3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81868" calcext:value-type="float">
            <text:p>8.1868E-05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174967" calcext:value-type="float">
            <text:p>0.000174967</text:p>
          </table:table-cell>
          <table:table-cell office:value-type="string" calcext:value-type="string">
            <text:p>test_py_tuple_string_to_vector&lt;std::string[3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355108" calcext:value-type="float">
            <text:p>0.000355108</text:p>
          </table:table-cell>
          <table:table-cell office:value-type="string" calcext:value-type="string">
            <text:p>test_py_tuple_string_to_vector&lt;std::string[3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596775" calcext:value-type="float">
            <text:p>0.000596775</text:p>
          </table:table-cell>
          <table:table-cell office:value-type="string" calcext:value-type="string">
            <text:p>test_py_tuple_string_to_vector&lt;std::string[3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235128" calcext:value-type="float">
            <text:p>0.001235128</text:p>
          </table:table-cell>
          <table:table-cell office:value-type="string" calcext:value-type="string">
            <text:p>test_py_tuple_string_to_vector&lt;std::string[3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6333674" calcext:value-type="float">
            <text:p>0.006333674</text:p>
          </table:table-cell>
          <table:table-cell office:value-type="string" calcext:value-type="string">
            <text:p>test_py_tuple_string_to_vector&lt;std::string[3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6403217" calcext:value-type="float">
            <text:p>0.006403217</text:p>
          </table:table-cell>
          <table:table-cell office:value-type="string" calcext:value-type="string">
            <text:p>test_py_tuple_string_to_vector&lt;std::string[3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1930022" calcext:value-type="float">
            <text:p>0.011930022</text:p>
          </table:table-cell>
          <table:table-cell office:value-type="string" calcext:value-type="string">
            <text:p>test_py_tuple_string_to_vector&lt;std::string[3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2984984" calcext:value-type="float">
            <text:p>0.022984984</text:p>
          </table:table-cell>
          <table:table-cell office:value-type="string" calcext:value-type="string">
            <text:p>test_py_tuple_string_to_vector&lt;std::string[3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47337281" calcext:value-type="float">
            <text:p>0.047337281</text:p>
          </table:table-cell>
          <table:table-cell office:value-type="string" calcext:value-type="string">
            <text:p>test_py_tuple_string_to_vector&lt;std::string[3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94645693" calcext:value-type="float">
            <text:p>0.094645693</text:p>
          </table:table-cell>
          <table:table-cell office:value-type="string" calcext:value-type="string">
            <text:p>test_py_tuple_string_to_vector&lt;std::string[32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817" calcext:value-type="float">
            <text:p>8.17E-07</text:p>
          </table:table-cell>
          <table:table-cell office:value-type="string" calcext:value-type="string">
            <text:p>test_py_tuple_string_to_vector&lt;std::string[6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6.25E-07</text:p>
          </table:table-cell>
          <table:table-cell office:value-type="string" calcext:value-type="string">
            <text:p>test_py_tuple_string_to_vector&lt;std::string[6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196" calcext:value-type="float">
            <text:p>1.196E-06</text:p>
          </table:table-cell>
          <table:table-cell office:value-type="string" calcext:value-type="string">
            <text:p>test_py_tuple_string_to_vector&lt;std::string[6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67" calcext:value-type="float">
            <text:p>1.67E-06</text:p>
          </table:table-cell>
          <table:table-cell office:value-type="string" calcext:value-type="string">
            <text:p>test_py_tuple_string_to_vector&lt;std::string[6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823" calcext:value-type="float">
            <text:p>2.823E-06</text:p>
          </table:table-cell>
          <table:table-cell office:value-type="string" calcext:value-type="string">
            <text:p>test_py_tuple_string_to_vector&lt;std::string[6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5919" calcext:value-type="float">
            <text:p>5.919E-06</text:p>
          </table:table-cell>
          <table:table-cell office:value-type="string" calcext:value-type="string">
            <text:p>test_py_tuple_string_to_vector&lt;std::string[6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9371" calcext:value-type="float">
            <text:p>9.371E-06</text:p>
          </table:table-cell>
          <table:table-cell office:value-type="string" calcext:value-type="string">
            <text:p>test_py_tuple_string_to_vector&lt;std::string[6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7874" calcext:value-type="float">
            <text:p>1.7874E-05</text:p>
          </table:table-cell>
          <table:table-cell office:value-type="string" calcext:value-type="string">
            <text:p>test_py_tuple_string_to_vector&lt;std::string[6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33717" calcext:value-type="float">
            <text:p>3.3717E-05</text:p>
          </table:table-cell>
          <table:table-cell office:value-type="string" calcext:value-type="string">
            <text:p>test_py_tuple_string_to_vector&lt;std::string[6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67307" calcext:value-type="float">
            <text:p>6.7307E-05</text:p>
          </table:table-cell>
          <table:table-cell office:value-type="string" calcext:value-type="string">
            <text:p>test_py_tuple_string_to_vector&lt;std::string[6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158867" calcext:value-type="float">
            <text:p>0.000158867</text:p>
          </table:table-cell>
          <table:table-cell office:value-type="string" calcext:value-type="string">
            <text:p>test_py_tuple_string_to_vector&lt;std::string[6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332119" calcext:value-type="float">
            <text:p>0.000332119</text:p>
          </table:table-cell>
          <table:table-cell office:value-type="string" calcext:value-type="string">
            <text:p>test_py_tuple_string_to_vector&lt;std::string[6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536736" calcext:value-type="float">
            <text:p>0.000536736</text:p>
          </table:table-cell>
          <table:table-cell office:value-type="string" calcext:value-type="string">
            <text:p>test_py_tuple_string_to_vector&lt;std::string[6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225865" calcext:value-type="float">
            <text:p>0.001225865</text:p>
          </table:table-cell>
          <table:table-cell office:value-type="string" calcext:value-type="string">
            <text:p>test_py_tuple_string_to_vector&lt;std::string[6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631762" calcext:value-type="float">
            <text:p>0.002631762</text:p>
          </table:table-cell>
          <table:table-cell office:value-type="string" calcext:value-type="string">
            <text:p>test_py_tuple_string_to_vector&lt;std::string[6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204765" calcext:value-type="float">
            <text:p>0.005204765</text:p>
          </table:table-cell>
          <table:table-cell office:value-type="string" calcext:value-type="string">
            <text:p>test_py_tuple_string_to_vector&lt;std::string[6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1526371" calcext:value-type="float">
            <text:p>0.011526371</text:p>
          </table:table-cell>
          <table:table-cell office:value-type="string" calcext:value-type="string">
            <text:p>test_py_tuple_string_to_vector&lt;std::string[6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53136" calcext:value-type="float">
            <text:p>0.0253136</text:p>
          </table:table-cell>
          <table:table-cell office:value-type="string" calcext:value-type="string">
            <text:p>test_py_tuple_string_to_vector&lt;std::string[6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44371149" calcext:value-type="float">
            <text:p>0.044371149</text:p>
          </table:table-cell>
          <table:table-cell office:value-type="string" calcext:value-type="string">
            <text:p>test_py_tuple_string_to_vector&lt;std::string[6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04341442" calcext:value-type="float">
            <text:p>0.104341442</text:p>
          </table:table-cell>
          <table:table-cell office:value-type="string" calcext:value-type="string">
            <text:p>test_py_tuple_string_to_vector&lt;std::string[64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818" calcext:value-type="float">
            <text:p>8.18E-07</text:p>
          </table:table-cell>
          <table:table-cell office:value-type="string" calcext:value-type="string">
            <text:p>test_py_tuple_string_to_vector&lt;std::string[12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835" calcext:value-type="float">
            <text:p>8.35E-07</text:p>
          </table:table-cell>
          <table:table-cell office:value-type="string" calcext:value-type="string">
            <text:p>test_py_tuple_string_to_vector&lt;std::string[12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284" calcext:value-type="float">
            <text:p>1.284E-06</text:p>
          </table:table-cell>
          <table:table-cell office:value-type="string" calcext:value-type="string">
            <text:p>test_py_tuple_string_to_vector&lt;std::string[12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131" calcext:value-type="float">
            <text:p>2.131E-06</text:p>
          </table:table-cell>
          <table:table-cell office:value-type="string" calcext:value-type="string">
            <text:p>test_py_tuple_string_to_vector&lt;std::string[12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3585" calcext:value-type="float">
            <text:p>3.585E-06</text:p>
          </table:table-cell>
          <table:table-cell office:value-type="string" calcext:value-type="string">
            <text:p>test_py_tuple_string_to_vector&lt;std::string[12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921" calcext:value-type="float">
            <text:p>9.21E-06</text:p>
          </table:table-cell>
          <table:table-cell office:value-type="string" calcext:value-type="string">
            <text:p>test_py_tuple_string_to_vector&lt;std::string[12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5084" calcext:value-type="float">
            <text:p>1.5084E-05</text:p>
          </table:table-cell>
          <table:table-cell office:value-type="string" calcext:value-type="string">
            <text:p>test_py_tuple_string_to_vector&lt;std::string[12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5963" calcext:value-type="float">
            <text:p>2.5963E-05</text:p>
          </table:table-cell>
          <table:table-cell office:value-type="string" calcext:value-type="string">
            <text:p>test_py_tuple_string_to_vector&lt;std::string[12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1525" calcext:value-type="float">
            <text:p>5.1525E-05</text:p>
          </table:table-cell>
          <table:table-cell office:value-type="string" calcext:value-type="string">
            <text:p>test_py_tuple_string_to_vector&lt;std::string[12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1423" calcext:value-type="float">
            <text:p>0.000101423</text:p>
          </table:table-cell>
          <table:table-cell office:value-type="string" calcext:value-type="string">
            <text:p>test_py_tuple_string_to_vector&lt;std::string[12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789" calcext:value-type="float">
            <text:p>0.000222789</text:p>
          </table:table-cell>
          <table:table-cell office:value-type="string" calcext:value-type="string">
            <text:p>test_py_tuple_string_to_vector&lt;std::string[12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41601" calcext:value-type="float">
            <text:p>0.000441601</text:p>
          </table:table-cell>
          <table:table-cell office:value-type="string" calcext:value-type="string">
            <text:p>test_py_tuple_string_to_vector&lt;std::string[12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766813" calcext:value-type="float">
            <text:p>0.000766813</text:p>
          </table:table-cell>
          <table:table-cell office:value-type="string" calcext:value-type="string">
            <text:p>test_py_tuple_string_to_vector&lt;std::string[12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3332112" calcext:value-type="float">
            <text:p>0.003332112</text:p>
          </table:table-cell>
          <table:table-cell office:value-type="string" calcext:value-type="string">
            <text:p>test_py_tuple_string_to_vector&lt;std::string[12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748633" calcext:value-type="float">
            <text:p>0.002748633</text:p>
          </table:table-cell>
          <table:table-cell office:value-type="string" calcext:value-type="string">
            <text:p>test_py_tuple_string_to_vector&lt;std::string[12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856447" calcext:value-type="float">
            <text:p>0.005856447</text:p>
          </table:table-cell>
          <table:table-cell office:value-type="string" calcext:value-type="string">
            <text:p>test_py_tuple_string_to_vector&lt;std::string[12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612201" calcext:value-type="float">
            <text:p>0.012612201</text:p>
          </table:table-cell>
          <table:table-cell office:value-type="string" calcext:value-type="string">
            <text:p>test_py_tuple_string_to_vector&lt;std::string[12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4785683" calcext:value-type="float">
            <text:p>0.024785683</text:p>
          </table:table-cell>
          <table:table-cell office:value-type="string" calcext:value-type="string">
            <text:p>test_py_tuple_string_to_vector&lt;std::string[12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56737386" calcext:value-type="float">
            <text:p>0.056737386</text:p>
          </table:table-cell>
          <table:table-cell office:value-type="string" calcext:value-type="string">
            <text:p>test_py_tuple_string_to_vector&lt;std::string[12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24785277" calcext:value-type="float">
            <text:p>0.124785277</text:p>
          </table:table-cell>
          <table:table-cell office:value-type="string" calcext:value-type="string">
            <text:p>test_py_tuple_string_to_vector&lt;std::string[128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159" calcext:value-type="float">
            <text:p>1.159E-06</text:p>
          </table:table-cell>
          <table:table-cell office:value-type="string" calcext:value-type="string">
            <text:p>test_py_tuple_string_to_vector&lt;std::string[25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24" calcext:value-type="float">
            <text:p>1.024E-06</text:p>
          </table:table-cell>
          <table:table-cell office:value-type="string" calcext:value-type="string">
            <text:p>test_py_tuple_string_to_vector&lt;std::string[25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05" calcext:value-type="float">
            <text:p>1.605E-06</text:p>
          </table:table-cell>
          <table:table-cell office:value-type="string" calcext:value-type="string">
            <text:p>test_py_tuple_string_to_vector&lt;std::string[25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595" calcext:value-type="float">
            <text:p>2.595E-06</text:p>
          </table:table-cell>
          <table:table-cell office:value-type="string" calcext:value-type="string">
            <text:p>test_py_tuple_string_to_vector&lt;std::string[25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4268" calcext:value-type="float">
            <text:p>4.268E-06</text:p>
          </table:table-cell>
          <table:table-cell office:value-type="string" calcext:value-type="string">
            <text:p>test_py_tuple_string_to_vector&lt;std::string[25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8501" calcext:value-type="float">
            <text:p>8.501E-06</text:p>
          </table:table-cell>
          <table:table-cell office:value-type="string" calcext:value-type="string">
            <text:p>test_py_tuple_string_to_vector&lt;std::string[25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3838" calcext:value-type="float">
            <text:p>1.3838E-05</text:p>
          </table:table-cell>
          <table:table-cell office:value-type="string" calcext:value-type="string">
            <text:p>test_py_tuple_string_to_vector&lt;std::string[25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623" calcext:value-type="float">
            <text:p>2.623E-05</text:p>
          </table:table-cell>
          <table:table-cell office:value-type="string" calcext:value-type="string">
            <text:p>test_py_tuple_string_to_vector&lt;std::string[25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0998" calcext:value-type="float">
            <text:p>5.0998E-05</text:p>
          </table:table-cell>
          <table:table-cell office:value-type="string" calcext:value-type="string">
            <text:p>test_py_tuple_string_to_vector&lt;std::string[25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1726" calcext:value-type="float">
            <text:p>0.000101726</text:p>
          </table:table-cell>
          <table:table-cell office:value-type="string" calcext:value-type="string">
            <text:p>test_py_tuple_string_to_vector&lt;std::string[25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9233" calcext:value-type="float">
            <text:p>0.000229233</text:p>
          </table:table-cell>
          <table:table-cell office:value-type="string" calcext:value-type="string">
            <text:p>test_py_tuple_string_to_vector&lt;std::string[25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526119" calcext:value-type="float">
            <text:p>0.000526119</text:p>
          </table:table-cell>
          <table:table-cell office:value-type="string" calcext:value-type="string">
            <text:p>test_py_tuple_string_to_vector&lt;std::string[25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435846" calcext:value-type="float">
            <text:p>0.001435846</text:p>
          </table:table-cell>
          <table:table-cell office:value-type="string" calcext:value-type="string">
            <text:p>test_py_tuple_string_to_vector&lt;std::string[25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029059" calcext:value-type="float">
            <text:p>0.002029059</text:p>
          </table:table-cell>
          <table:table-cell office:value-type="string" calcext:value-type="string">
            <text:p>test_py_tuple_string_to_vector&lt;std::string[25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3899482" calcext:value-type="float">
            <text:p>0.003899482</text:p>
          </table:table-cell>
          <table:table-cell office:value-type="string" calcext:value-type="string">
            <text:p>test_py_tuple_string_to_vector&lt;std::string[25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7347795" calcext:value-type="float">
            <text:p>0.007347795</text:p>
          </table:table-cell>
          <table:table-cell office:value-type="string" calcext:value-type="string">
            <text:p>test_py_tuple_string_to_vector&lt;std::string[25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4428547" calcext:value-type="float">
            <text:p>0.014428547</text:p>
          </table:table-cell>
          <table:table-cell office:value-type="string" calcext:value-type="string">
            <text:p>test_py_tuple_string_to_vector&lt;std::string[25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31560431" calcext:value-type="float">
            <text:p>0.031560431</text:p>
          </table:table-cell>
          <table:table-cell office:value-type="string" calcext:value-type="string">
            <text:p>test_py_tuple_string_to_vector&lt;std::string[25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77116986" calcext:value-type="float">
            <text:p>0.077116986</text:p>
          </table:table-cell>
          <table:table-cell office:value-type="string" calcext:value-type="string">
            <text:p>test_py_tuple_string_to_vector&lt;std::string[25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70791829" calcext:value-type="float">
            <text:p>0.170791829</text:p>
          </table:table-cell>
          <table:table-cell office:value-type="string" calcext:value-type="string">
            <text:p>test_py_tuple_string_to_vector&lt;std::string[256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456" calcext:value-type="float">
            <text:p>1.456E-06</text:p>
          </table:table-cell>
          <table:table-cell office:value-type="string" calcext:value-type="string">
            <text:p>test_py_tuple_string_to_vector&lt;std::string[51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81" calcext:value-type="float">
            <text:p>1.081E-06</text:p>
          </table:table-cell>
          <table:table-cell office:value-type="string" calcext:value-type="string">
            <text:p>test_py_tuple_string_to_vector&lt;std::string[51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08" calcext:value-type="float">
            <text:p>1.608E-06</text:p>
          </table:table-cell>
          <table:table-cell office:value-type="string" calcext:value-type="string">
            <text:p>test_py_tuple_string_to_vector&lt;std::string[51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89" calcext:value-type="float">
            <text:p>2.89E-06</text:p>
          </table:table-cell>
          <table:table-cell office:value-type="string" calcext:value-type="string">
            <text:p>test_py_tuple_string_to_vector&lt;std::string[51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4861" calcext:value-type="float">
            <text:p>4.861E-06</text:p>
          </table:table-cell>
          <table:table-cell office:value-type="string" calcext:value-type="string">
            <text:p>test_py_tuple_string_to_vector&lt;std::string[51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9903" calcext:value-type="float">
            <text:p>9.903E-06</text:p>
          </table:table-cell>
          <table:table-cell office:value-type="string" calcext:value-type="string">
            <text:p>test_py_tuple_string_to_vector&lt;std::string[51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7392" calcext:value-type="float">
            <text:p>1.7392E-05</text:p>
          </table:table-cell>
          <table:table-cell office:value-type="string" calcext:value-type="string">
            <text:p>test_py_tuple_string_to_vector&lt;std::string[51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3241" calcext:value-type="float">
            <text:p>3.3241E-05</text:p>
          </table:table-cell>
          <table:table-cell office:value-type="string" calcext:value-type="string">
            <text:p>test_py_tuple_string_to_vector&lt;std::string[51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82782" calcext:value-type="float">
            <text:p>8.2782E-05</text:p>
          </table:table-cell>
          <table:table-cell office:value-type="string" calcext:value-type="string">
            <text:p>test_py_tuple_string_to_vector&lt;std::string[51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22107" calcext:value-type="float">
            <text:p>0.000322107</text:p>
          </table:table-cell>
          <table:table-cell office:value-type="string" calcext:value-type="string">
            <text:p>test_py_tuple_string_to_vector&lt;std::string[51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354075" calcext:value-type="float">
            <text:p>0.000354075</text:p>
          </table:table-cell>
          <table:table-cell office:value-type="string" calcext:value-type="string">
            <text:p>test_py_tuple_string_to_vector&lt;std::string[51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725601" calcext:value-type="float">
            <text:p>0.000725601</text:p>
          </table:table-cell>
          <table:table-cell office:value-type="string" calcext:value-type="string">
            <text:p>test_py_tuple_string_to_vector&lt;std::string[51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295455" calcext:value-type="float">
            <text:p>0.001295455</text:p>
          </table:table-cell>
          <table:table-cell office:value-type="string" calcext:value-type="string">
            <text:p>test_py_tuple_string_to_vector&lt;std::string[51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484639" calcext:value-type="float">
            <text:p>0.002484639</text:p>
          </table:table-cell>
          <table:table-cell office:value-type="string" calcext:value-type="string">
            <text:p>test_py_tuple_string_to_vector&lt;std::string[51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582137" calcext:value-type="float">
            <text:p>0.004582137</text:p>
          </table:table-cell>
          <table:table-cell office:value-type="string" calcext:value-type="string">
            <text:p>test_py_tuple_string_to_vector&lt;std::string[51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9393515" calcext:value-type="float">
            <text:p>0.009393515</text:p>
          </table:table-cell>
          <table:table-cell office:value-type="string" calcext:value-type="string">
            <text:p>test_py_tuple_string_to_vector&lt;std::string[51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5841633" calcext:value-type="float">
            <text:p>0.035841633</text:p>
          </table:table-cell>
          <table:table-cell office:value-type="string" calcext:value-type="string">
            <text:p>test_py_tuple_string_to_vector&lt;std::string[51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9577254" calcext:value-type="float">
            <text:p>0.069577254</text:p>
          </table:table-cell>
          <table:table-cell office:value-type="string" calcext:value-type="string">
            <text:p>test_py_tuple_string_to_vector&lt;std::string[51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44347661" calcext:value-type="float">
            <text:p>0.144347661</text:p>
          </table:table-cell>
          <table:table-cell office:value-type="string" calcext:value-type="string">
            <text:p>test_py_tuple_string_to_vector&lt;std::string[51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16653719" calcext:value-type="float">
            <text:p>0.316653719</text:p>
          </table:table-cell>
          <table:table-cell office:value-type="string" calcext:value-type="string">
            <text:p>test_py_tuple_string_to_vector&lt;std::string[512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109" calcext:value-type="float">
            <text:p>1.109E-06</text:p>
          </table:table-cell>
          <table:table-cell office:value-type="string" calcext:value-type="string">
            <text:p>test_py_tuple_string_to_vector&lt;std::string[102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019" calcext:value-type="float">
            <text:p>1.019E-06</text:p>
          </table:table-cell>
          <table:table-cell office:value-type="string" calcext:value-type="string">
            <text:p>test_py_tuple_string_to_vector&lt;std::string[102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056" calcext:value-type="float">
            <text:p>2.056E-06</text:p>
          </table:table-cell>
          <table:table-cell office:value-type="string" calcext:value-type="string">
            <text:p>test_py_tuple_string_to_vector&lt;std::string[102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968" calcext:value-type="float">
            <text:p>4.968E-06</text:p>
          </table:table-cell>
          <table:table-cell office:value-type="string" calcext:value-type="string">
            <text:p>test_py_tuple_string_to_vector&lt;std::string[102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7222" calcext:value-type="float">
            <text:p>7.222E-06</text:p>
          </table:table-cell>
          <table:table-cell office:value-type="string" calcext:value-type="string">
            <text:p>test_py_tuple_string_to_vector&lt;std::string[102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017" calcext:value-type="float">
            <text:p>2.017E-05</text:p>
          </table:table-cell>
          <table:table-cell office:value-type="string" calcext:value-type="string">
            <text:p>test_py_tuple_string_to_vector&lt;std::string[102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4496" calcext:value-type="float">
            <text:p>3.4496E-05</text:p>
          </table:table-cell>
          <table:table-cell office:value-type="string" calcext:value-type="string">
            <text:p>test_py_tuple_string_to_vector&lt;std::string[102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3693" calcext:value-type="float">
            <text:p>7.3693E-05</text:p>
          </table:table-cell>
          <table:table-cell office:value-type="string" calcext:value-type="string">
            <text:p>test_py_tuple_string_to_vector&lt;std::string[102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23935" calcext:value-type="float">
            <text:p>0.00023935</text:p>
          </table:table-cell>
          <table:table-cell office:value-type="string" calcext:value-type="string">
            <text:p>test_py_tuple_string_to_vector&lt;std::string[102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37284" calcext:value-type="float">
            <text:p>0.000337284</text:p>
          </table:table-cell>
          <table:table-cell office:value-type="string" calcext:value-type="string">
            <text:p>test_py_tuple_string_to_vector&lt;std::string[102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290794" calcext:value-type="float">
            <text:p>0.001290794</text:p>
          </table:table-cell>
          <table:table-cell office:value-type="string" calcext:value-type="string">
            <text:p>test_py_tuple_string_to_vector&lt;std::string[102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1150128" calcext:value-type="float">
            <text:p>0.001150128</text:p>
          </table:table-cell>
          <table:table-cell office:value-type="string" calcext:value-type="string">
            <text:p>test_py_tuple_string_to_vector&lt;std::string[102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3358112" calcext:value-type="float">
            <text:p>0.003358112</text:p>
          </table:table-cell>
          <table:table-cell office:value-type="string" calcext:value-type="string">
            <text:p>test_py_tuple_string_to_vector&lt;std::string[102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6009917" calcext:value-type="float">
            <text:p>0.006009917</text:p>
          </table:table-cell>
          <table:table-cell office:value-type="string" calcext:value-type="string">
            <text:p>test_py_tuple_string_to_vector&lt;std::string[102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0097073" calcext:value-type="float">
            <text:p>0.020097073</text:p>
          </table:table-cell>
          <table:table-cell office:value-type="string" calcext:value-type="string">
            <text:p>test_py_tuple_string_to_vector&lt;std::string[102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45529163" calcext:value-type="float">
            <text:p>0.045529163</text:p>
          </table:table-cell>
          <table:table-cell office:value-type="string" calcext:value-type="string">
            <text:p>test_py_tuple_string_to_vector&lt;std::string[102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17228705" calcext:value-type="float">
            <text:p>0.117228705</text:p>
          </table:table-cell>
          <table:table-cell office:value-type="string" calcext:value-type="string">
            <text:p>test_py_tuple_string_to_vector&lt;std::string[102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87258507" calcext:value-type="float">
            <text:p>0.187258507</text:p>
          </table:table-cell>
          <table:table-cell office:value-type="string" calcext:value-type="string">
            <text:p>test_py_tuple_string_to_vector&lt;std::string[102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383458458" calcext:value-type="float">
            <text:p>0.383458458</text:p>
          </table:table-cell>
          <table:table-cell office:value-type="string" calcext:value-type="string">
            <text:p>test_py_tuple_string_to_vector&lt;std::string[102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831042844" calcext:value-type="float">
            <text:p>0.831042844</text:p>
          </table:table-cell>
          <table:table-cell office:value-type="string" calcext:value-type="string">
            <text:p>test_py_tuple_string_to_vector&lt;std::string[1024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391" calcext:value-type="float">
            <text:p>1.391E-06</text:p>
          </table:table-cell>
          <table:table-cell office:value-type="string" calcext:value-type="string">
            <text:p>test_py_tuple_string_to_vector&lt;std::string[204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177" calcext:value-type="float">
            <text:p>1.177E-06</text:p>
          </table:table-cell>
          <table:table-cell office:value-type="string" calcext:value-type="string">
            <text:p>test_py_tuple_string_to_vector&lt;std::string[204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244" calcext:value-type="float">
            <text:p>2.244E-06</text:p>
          </table:table-cell>
          <table:table-cell office:value-type="string" calcext:value-type="string">
            <text:p>test_py_tuple_string_to_vector&lt;std::string[204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721" calcext:value-type="float">
            <text:p>4.721E-06</text:p>
          </table:table-cell>
          <table:table-cell office:value-type="string" calcext:value-type="string">
            <text:p>test_py_tuple_string_to_vector&lt;std::string[204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9308" calcext:value-type="float">
            <text:p>9.308E-06</text:p>
          </table:table-cell>
          <table:table-cell office:value-type="string" calcext:value-type="string">
            <text:p>test_py_tuple_string_to_vector&lt;std::string[204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7446" calcext:value-type="float">
            <text:p>1.7446E-05</text:p>
          </table:table-cell>
          <table:table-cell office:value-type="string" calcext:value-type="string">
            <text:p>test_py_tuple_string_to_vector&lt;std::string[204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5837" calcext:value-type="float">
            <text:p>3.5837E-05</text:p>
          </table:table-cell>
          <table:table-cell office:value-type="string" calcext:value-type="string">
            <text:p>test_py_tuple_string_to_vector&lt;std::string[204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0955" calcext:value-type="float">
            <text:p>7.0955E-05</text:p>
          </table:table-cell>
          <table:table-cell office:value-type="string" calcext:value-type="string">
            <text:p>test_py_tuple_string_to_vector&lt;std::string[204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45485" calcext:value-type="float">
            <text:p>0.000145485</text:p>
          </table:table-cell>
          <table:table-cell office:value-type="string" calcext:value-type="string">
            <text:p>test_py_tuple_string_to_vector&lt;std::string[204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08463" calcext:value-type="float">
            <text:p>0.000308463</text:p>
          </table:table-cell>
          <table:table-cell office:value-type="string" calcext:value-type="string">
            <text:p>test_py_tuple_string_to_vector&lt;std::string[204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759781" calcext:value-type="float">
            <text:p>0.000759781</text:p>
          </table:table-cell>
          <table:table-cell office:value-type="string" calcext:value-type="string">
            <text:p>test_py_tuple_string_to_vector&lt;std::string[204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4413457" calcext:value-type="float">
            <text:p>0.004413457</text:p>
          </table:table-cell>
          <table:table-cell office:value-type="string" calcext:value-type="string">
            <text:p>test_py_tuple_string_to_vector&lt;std::string[204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4367473" calcext:value-type="float">
            <text:p>0.004367473</text:p>
          </table:table-cell>
          <table:table-cell office:value-type="string" calcext:value-type="string">
            <text:p>test_py_tuple_string_to_vector&lt;std::string[204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2211543" calcext:value-type="float">
            <text:p>0.012211543</text:p>
          </table:table-cell>
          <table:table-cell office:value-type="string" calcext:value-type="string">
            <text:p>test_py_tuple_string_to_vector&lt;std::string[204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35951244" calcext:value-type="float">
            <text:p>0.035951244</text:p>
          </table:table-cell>
          <table:table-cell office:value-type="string" calcext:value-type="string">
            <text:p>test_py_tuple_string_to_vector&lt;std::string[204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88484243" calcext:value-type="float">
            <text:p>0.088484243</text:p>
          </table:table-cell>
          <table:table-cell office:value-type="string" calcext:value-type="string">
            <text:p>test_py_tuple_string_to_vector&lt;std::string[204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72657561" calcext:value-type="float">
            <text:p>0.172657561</text:p>
          </table:table-cell>
          <table:table-cell office:value-type="string" calcext:value-type="string">
            <text:p>test_py_tuple_string_to_vector&lt;std::string[204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71193298" calcext:value-type="float">
            <text:p>0.371193298</text:p>
          </table:table-cell>
          <table:table-cell office:value-type="string" calcext:value-type="string">
            <text:p>test_py_tuple_string_to_vector&lt;std::string[204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659419008" calcext:value-type="float">
            <text:p>0.659419008</text:p>
          </table:table-cell>
          <table:table-cell office:value-type="string" calcext:value-type="string">
            <text:p>test_py_tuple_string_to_vector&lt;std::string[204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40213424" calcext:value-type="float">
            <text:p>1.40213424</text:p>
          </table:table-cell>
          <table:table-cell office:value-type="string" calcext:value-type="string">
            <text:p>test_py_tuple_string_to_vector&lt;std::string[2048]&gt;():[1048576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617" calcext:value-type="float">
            <text:p>1.617E-06</text:p>
          </table:table-cell>
          <table:table-cell office:value-type="string" calcext:value-type="string">
            <text:p>test_py_tuple_string_to_vector&lt;std::string[409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52" calcext:value-type="float">
            <text:p>1.52E-06</text:p>
          </table:table-cell>
          <table:table-cell office:value-type="string" calcext:value-type="string">
            <text:p>test_py_tuple_string_to_vector&lt;std::string[409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988" calcext:value-type="float">
            <text:p>2.988E-06</text:p>
          </table:table-cell>
          <table:table-cell office:value-type="string" calcext:value-type="string">
            <text:p>test_py_tuple_string_to_vector&lt;std::string[409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10191" calcext:value-type="float">
            <text:p>1.0191E-05</text:p>
          </table:table-cell>
          <table:table-cell office:value-type="string" calcext:value-type="string">
            <text:p>test_py_tuple_string_to_vector&lt;std::string[409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20532" calcext:value-type="float">
            <text:p>2.0532E-05</text:p>
          </table:table-cell>
          <table:table-cell office:value-type="string" calcext:value-type="string">
            <text:p>test_py_tuple_string_to_vector&lt;std::string[409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40924" calcext:value-type="float">
            <text:p>4.0924E-05</text:p>
          </table:table-cell>
          <table:table-cell office:value-type="string" calcext:value-type="string">
            <text:p>test_py_tuple_string_to_vector&lt;std::string[409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75234" calcext:value-type="float">
            <text:p>7.5234E-05</text:p>
          </table:table-cell>
          <table:table-cell office:value-type="string" calcext:value-type="string">
            <text:p>test_py_tuple_string_to_vector&lt;std::string[409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59174" calcext:value-type="float">
            <text:p>0.000159174</text:p>
          </table:table-cell>
          <table:table-cell office:value-type="string" calcext:value-type="string">
            <text:p>test_py_tuple_string_to_vector&lt;std::string[409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313511" calcext:value-type="float">
            <text:p>0.000313511</text:p>
          </table:table-cell>
          <table:table-cell office:value-type="string" calcext:value-type="string">
            <text:p>test_py_tuple_string_to_vector&lt;std::string[409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1058137" calcext:value-type="float">
            <text:p>0.001058137</text:p>
          </table:table-cell>
          <table:table-cell office:value-type="string" calcext:value-type="string">
            <text:p>test_py_tuple_string_to_vector&lt;std::string[409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436779" calcext:value-type="float">
            <text:p>0.001436779</text:p>
          </table:table-cell>
          <table:table-cell office:value-type="string" calcext:value-type="string">
            <text:p>test_py_tuple_string_to_vector&lt;std::string[409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3087784" calcext:value-type="float">
            <text:p>0.003087784</text:p>
          </table:table-cell>
          <table:table-cell office:value-type="string" calcext:value-type="string">
            <text:p>test_py_tuple_string_to_vector&lt;std::string[409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9165537" calcext:value-type="float">
            <text:p>0.009165537</text:p>
          </table:table-cell>
          <table:table-cell office:value-type="string" calcext:value-type="string">
            <text:p>test_py_tuple_string_to_vector&lt;std::string[409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28772572" calcext:value-type="float">
            <text:p>0.028772572</text:p>
          </table:table-cell>
          <table:table-cell office:value-type="string" calcext:value-type="string">
            <text:p>test_py_tuple_string_to_vector&lt;std::string[409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63672996" calcext:value-type="float">
            <text:p>0.063672996</text:p>
          </table:table-cell>
          <table:table-cell office:value-type="string" calcext:value-type="string">
            <text:p>test_py_tuple_string_to_vector&lt;std::string[409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3409134" calcext:value-type="float">
            <text:p>0.13409134</text:p>
          </table:table-cell>
          <table:table-cell office:value-type="string" calcext:value-type="string">
            <text:p>test_py_tuple_string_to_vector&lt;std::string[409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285985934" calcext:value-type="float">
            <text:p>0.285985934</text:p>
          </table:table-cell>
          <table:table-cell office:value-type="string" calcext:value-type="string">
            <text:p>test_py_tuple_string_to_vector&lt;std::string[409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667777749" calcext:value-type="float">
            <text:p>0.667777749</text:p>
          </table:table-cell>
          <table:table-cell office:value-type="string" calcext:value-type="string">
            <text:p>test_py_tuple_string_to_vector&lt;std::string[409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302490667" calcext:value-type="float">
            <text:p>1.302490667</text:p>
          </table:table-cell>
          <table:table-cell office:value-type="string" calcext:value-type="string">
            <text:p>test_py_tuple_string_to_vector&lt;std::string[409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689275466" calcext:value-type="float">
            <text:p>2.689275466</text:p>
          </table:table-cell>
          <table:table-cell office:value-type="string" calcext:value-type="string">
            <text:p>test_py_tuple_string_to_vector&lt;std::string[4096]&gt;():[1048576]</text:p>
          </table:table-cell>
        </table:table-row>
      </table:table>
      <table:table table:name="Sheet10" table:style-name="ta1">
        <table:table-column table:style-name="co1" table:default-cell-style-name="Default"/>
        <table:table-column table:style-name="co1" table:number-columns-repeated="10" table:default-cell-style-name="ce5"/>
        <table:table-row table:style-name="ro1">
          <table:table-cell office:value-type="string" calcext:value-type="string">
            <text:p>test_py_tuple_string_to_vector&lt;std::string[8]&gt;():[2]</text:p>
          </table:table-cell>
          <table:table-cell table:style-name="Default" office:value-type="float" office:value="8" calcext:value-type="float">
            <text:p>8</text:p>
          </table:table-cell>
          <table:table-cell table:style-name="ce6" table:formula="of:=2*[.B1]" office:value-type="float" office:value="16" calcext:value-type="float">
            <text:p>16</text:p>
          </table:table-cell>
          <table:table-cell table:style-name="ce6" table:formula="of:=2*[.C1]" office:value-type="float" office:value="32" calcext:value-type="float">
            <text:p>32</text:p>
          </table:table-cell>
          <table:table-cell table:style-name="ce6" table:formula="of:=2*[.D1]" office:value-type="float" office:value="64" calcext:value-type="float">
            <text:p>64</text:p>
          </table:table-cell>
          <table:table-cell table:style-name="ce6" table:formula="of:=2*[.E1]" office:value-type="float" office:value="128" calcext:value-type="float">
            <text:p>128</text:p>
          </table:table-cell>
          <table:table-cell table:style-name="ce6" table:formula="of:=2*[.F1]" office:value-type="float" office:value="256" calcext:value-type="float">
            <text:p>256</text:p>
          </table:table-cell>
          <table:table-cell table:style-name="ce6" table:formula="of:=2*[.G1]" office:value-type="float" office:value="512" calcext:value-type="float">
            <text:p>512</text:p>
          </table:table-cell>
          <table:table-cell table:style-name="ce6" table:formula="of:=2*[.H1]" office:value-type="float" office:value="1024" calcext:value-type="float">
            <text:p>1024</text:p>
          </table:table-cell>
          <table:table-cell table:style-name="ce6" table:formula="of:=2*[.I1]" office:value-type="float" office:value="2048" calcext:value-type="float">
            <text:p>2048</text:p>
          </table:table-cell>
          <table:table-cell table:style-name="ce6" table:formula="of:=2*[.J1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style-name="Default" office:value-type="string" calcext:value-type="string">
            <text:p>Time(s)</text:p>
          </table:table-cell>
          <table:table-cell table:style-name="Default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134" calcext:value-type="float">
            <text:p>0.000001340</text:p>
          </table:table-cell>
          <table:table-cell office:value-type="float" office:value="0.00000076" calcext:value-type="float">
            <text:p>0.000000760</text:p>
          </table:table-cell>
          <table:table-cell office:value-type="float" office:value="0.000000745" calcext:value-type="float">
            <text:p>0.000000745</text:p>
          </table:table-cell>
          <table:table-cell office:value-type="float" office:value="0.000000817" calcext:value-type="float">
            <text:p>0.000000817</text:p>
          </table:table-cell>
          <table:table-cell office:value-type="float" office:value="0.000000818" calcext:value-type="float">
            <text:p>0.000000818</text:p>
          </table:table-cell>
          <table:table-cell office:value-type="float" office:value="0.000001159" calcext:value-type="float">
            <text:p>0.000001159</text:p>
          </table:table-cell>
          <table:table-cell office:value-type="float" office:value="0.000001456" calcext:value-type="float">
            <text:p>0.000001456</text:p>
          </table:table-cell>
          <table:table-cell office:value-type="float" office:value="0.000001109" calcext:value-type="float">
            <text:p>0.000001109</text:p>
          </table:table-cell>
          <table:table-cell office:value-type="float" office:value="0.000001391" calcext:value-type="float">
            <text:p>0.000001391</text:p>
          </table:table-cell>
          <table:table-cell office:value-type="float" office:value="0.000001617" calcext:value-type="float">
            <text:p>0.0000016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488" calcext:value-type="float">
            <text:p>0.000000488</text:p>
          </table:table-cell>
          <table:table-cell office:value-type="float" office:value="0.000000508" calcext:value-type="float">
            <text:p>0.000000508</text:p>
          </table:table-cell>
          <table:table-cell office:value-type="float" office:value="0.000000649" calcext:value-type="float">
            <text:p>0.000000649</text:p>
          </table:table-cell>
          <table:table-cell office:value-type="float" office:value="0.000000625" calcext:value-type="float">
            <text:p>0.000000625</text:p>
          </table:table-cell>
          <table:table-cell office:value-type="float" office:value="0.000000835" calcext:value-type="float">
            <text:p>0.000000835</text:p>
          </table:table-cell>
          <table:table-cell office:value-type="float" office:value="0.000001024" calcext:value-type="float">
            <text:p>0.000001024</text:p>
          </table:table-cell>
          <table:table-cell office:value-type="float" office:value="0.000001081" calcext:value-type="float">
            <text:p>0.000001081</text:p>
          </table:table-cell>
          <table:table-cell office:value-type="float" office:value="0.000001019" calcext:value-type="float">
            <text:p>0.000001019</text:p>
          </table:table-cell>
          <table:table-cell office:value-type="float" office:value="0.000001177" calcext:value-type="float">
            <text:p>0.000001177</text:p>
          </table:table-cell>
          <table:table-cell office:value-type="float" office:value="0.00000152" calcext:value-type="float">
            <text:p>0.0000015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641" calcext:value-type="float">
            <text:p>0.000000641</text:p>
          </table:table-cell>
          <table:table-cell office:value-type="float" office:value="0.000000659" calcext:value-type="float">
            <text:p>0.000000659</text:p>
          </table:table-cell>
          <table:table-cell office:value-type="float" office:value="0.000000997" calcext:value-type="float">
            <text:p>0.000000997</text:p>
          </table:table-cell>
          <table:table-cell office:value-type="float" office:value="0.000001196" calcext:value-type="float">
            <text:p>0.000001196</text:p>
          </table:table-cell>
          <table:table-cell office:value-type="float" office:value="0.000001284" calcext:value-type="float">
            <text:p>0.000001284</text:p>
          </table:table-cell>
          <table:table-cell office:value-type="float" office:value="0.000001605" calcext:value-type="float">
            <text:p>0.000001605</text:p>
          </table:table-cell>
          <table:table-cell office:value-type="float" office:value="0.000001608" calcext:value-type="float">
            <text:p>0.000001608</text:p>
          </table:table-cell>
          <table:table-cell office:value-type="float" office:value="0.000002056" calcext:value-type="float">
            <text:p>0.000002056</text:p>
          </table:table-cell>
          <table:table-cell office:value-type="float" office:value="0.000002244" calcext:value-type="float">
            <text:p>0.000002244</text:p>
          </table:table-cell>
          <table:table-cell office:value-type="float" office:value="0.000002988" calcext:value-type="float">
            <text:p>0.0000029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86" calcext:value-type="float">
            <text:p>0.000000860</text:p>
          </table:table-cell>
          <table:table-cell office:value-type="float" office:value="0.000000891" calcext:value-type="float">
            <text:p>0.000000891</text:p>
          </table:table-cell>
          <table:table-cell office:value-type="float" office:value="0.000001639" calcext:value-type="float">
            <text:p>0.000001639</text:p>
          </table:table-cell>
          <table:table-cell office:value-type="float" office:value="0.00000167" calcext:value-type="float">
            <text:p>0.000001670</text:p>
          </table:table-cell>
          <table:table-cell office:value-type="float" office:value="0.000002131" calcext:value-type="float">
            <text:p>0.000002131</text:p>
          </table:table-cell>
          <table:table-cell office:value-type="float" office:value="0.000002595" calcext:value-type="float">
            <text:p>0.000002595</text:p>
          </table:table-cell>
          <table:table-cell office:value-type="float" office:value="0.00000289" calcext:value-type="float">
            <text:p>0.000002890</text:p>
          </table:table-cell>
          <table:table-cell office:value-type="float" office:value="0.000004968" calcext:value-type="float">
            <text:p>0.000004968</text:p>
          </table:table-cell>
          <table:table-cell office:value-type="float" office:value="0.000004721" calcext:value-type="float">
            <text:p>0.000004721</text:p>
          </table:table-cell>
          <table:table-cell office:value-type="float" office:value="0.000010191" calcext:value-type="float">
            <text:p>0.0000101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19" calcext:value-type="float">
            <text:p>0.000001190</text:p>
          </table:table-cell>
          <table:table-cell office:value-type="float" office:value="0.000001233" calcext:value-type="float">
            <text:p>0.000001233</text:p>
          </table:table-cell>
          <table:table-cell office:value-type="float" office:value="0.000002787" calcext:value-type="float">
            <text:p>0.000002787</text:p>
          </table:table-cell>
          <table:table-cell office:value-type="float" office:value="0.000002823" calcext:value-type="float">
            <text:p>0.000002823</text:p>
          </table:table-cell>
          <table:table-cell office:value-type="float" office:value="0.000003585" calcext:value-type="float">
            <text:p>0.000003585</text:p>
          </table:table-cell>
          <table:table-cell office:value-type="float" office:value="0.000004268" calcext:value-type="float">
            <text:p>0.000004268</text:p>
          </table:table-cell>
          <table:table-cell office:value-type="float" office:value="0.000004861" calcext:value-type="float">
            <text:p>0.000004861</text:p>
          </table:table-cell>
          <table:table-cell office:value-type="float" office:value="0.000007222" calcext:value-type="float">
            <text:p>0.000007222</text:p>
          </table:table-cell>
          <table:table-cell office:value-type="float" office:value="0.000009308" calcext:value-type="float">
            <text:p>0.000009308</text:p>
          </table:table-cell>
          <table:table-cell office:value-type="float" office:value="0.000020532" calcext:value-type="float">
            <text:p>0.0000205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2182" calcext:value-type="float">
            <text:p>0.000002182</text:p>
          </table:table-cell>
          <table:table-cell office:value-type="float" office:value="0.000003068" calcext:value-type="float">
            <text:p>0.000003068</text:p>
          </table:table-cell>
          <table:table-cell office:value-type="float" office:value="0.000012169" calcext:value-type="float">
            <text:p>0.000012169</text:p>
          </table:table-cell>
          <table:table-cell office:value-type="float" office:value="0.000005919" calcext:value-type="float">
            <text:p>0.000005919</text:p>
          </table:table-cell>
          <table:table-cell office:value-type="float" office:value="0.00000921" calcext:value-type="float">
            <text:p>0.000009210</text:p>
          </table:table-cell>
          <table:table-cell office:value-type="float" office:value="0.000008501" calcext:value-type="float">
            <text:p>0.000008501</text:p>
          </table:table-cell>
          <table:table-cell office:value-type="float" office:value="0.000009903" calcext:value-type="float">
            <text:p>0.000009903</text:p>
          </table:table-cell>
          <table:table-cell office:value-type="float" office:value="0.00002017" calcext:value-type="float">
            <text:p>0.000020170</text:p>
          </table:table-cell>
          <table:table-cell office:value-type="float" office:value="0.000017446" calcext:value-type="float">
            <text:p>0.000017446</text:p>
          </table:table-cell>
          <table:table-cell office:value-type="float" office:value="0.000040924" calcext:value-type="float">
            <text:p>0.0000409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925702" calcext:value-type="float">
            <text:p>0.000925702</text:p>
          </table:table-cell>
          <table:table-cell office:value-type="float" office:value="0.000002841" calcext:value-type="float">
            <text:p>0.000002841</text:p>
          </table:table-cell>
          <table:table-cell office:value-type="float" office:value="0.000009012" calcext:value-type="float">
            <text:p>0.000009012</text:p>
          </table:table-cell>
          <table:table-cell office:value-type="float" office:value="0.000009371" calcext:value-type="float">
            <text:p>0.000009371</text:p>
          </table:table-cell>
          <table:table-cell office:value-type="float" office:value="0.000015084" calcext:value-type="float">
            <text:p>0.000015084</text:p>
          </table:table-cell>
          <table:table-cell office:value-type="float" office:value="0.000013838" calcext:value-type="float">
            <text:p>0.000013838</text:p>
          </table:table-cell>
          <table:table-cell office:value-type="float" office:value="0.000017392" calcext:value-type="float">
            <text:p>0.000017392</text:p>
          </table:table-cell>
          <table:table-cell office:value-type="float" office:value="0.000034496" calcext:value-type="float">
            <text:p>0.000034496</text:p>
          </table:table-cell>
          <table:table-cell office:value-type="float" office:value="0.000035837" calcext:value-type="float">
            <text:p>0.000035837</text:p>
          </table:table-cell>
          <table:table-cell office:value-type="float" office:value="0.000075234" calcext:value-type="float">
            <text:p>0.00007523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59606" calcext:value-type="float">
            <text:p>0.000459606</text:p>
          </table:table-cell>
          <table:table-cell office:value-type="float" office:value="0.000004781" calcext:value-type="float">
            <text:p>0.000004781</text:p>
          </table:table-cell>
          <table:table-cell office:value-type="float" office:value="0.000022888" calcext:value-type="float">
            <text:p>0.000022888</text:p>
          </table:table-cell>
          <table:table-cell office:value-type="float" office:value="0.000017874" calcext:value-type="float">
            <text:p>0.000017874</text:p>
          </table:table-cell>
          <table:table-cell office:value-type="float" office:value="0.000025963" calcext:value-type="float">
            <text:p>0.000025963</text:p>
          </table:table-cell>
          <table:table-cell office:value-type="float" office:value="0.00002623" calcext:value-type="float">
            <text:p>0.000026230</text:p>
          </table:table-cell>
          <table:table-cell office:value-type="float" office:value="0.000033241" calcext:value-type="float">
            <text:p>0.000033241</text:p>
          </table:table-cell>
          <table:table-cell office:value-type="float" office:value="0.000073693" calcext:value-type="float">
            <text:p>0.000073693</text:p>
          </table:table-cell>
          <table:table-cell office:value-type="float" office:value="0.000070955" calcext:value-type="float">
            <text:p>0.000070955</text:p>
          </table:table-cell>
          <table:table-cell office:value-type="float" office:value="0.000159174" calcext:value-type="float">
            <text:p>0.00015917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9227" calcext:value-type="float">
            <text:p>0.000009227</text:p>
          </table:table-cell>
          <table:table-cell office:value-type="float" office:value="0.000008745" calcext:value-type="float">
            <text:p>0.000008745</text:p>
          </table:table-cell>
          <table:table-cell office:value-type="float" office:value="0.000039864" calcext:value-type="float">
            <text:p>0.000039864</text:p>
          </table:table-cell>
          <table:table-cell office:value-type="float" office:value="0.000033717" calcext:value-type="float">
            <text:p>0.000033717</text:p>
          </table:table-cell>
          <table:table-cell office:value-type="float" office:value="0.000051525" calcext:value-type="float">
            <text:p>0.000051525</text:p>
          </table:table-cell>
          <table:table-cell office:value-type="float" office:value="0.000050998" calcext:value-type="float">
            <text:p>0.000050998</text:p>
          </table:table-cell>
          <table:table-cell office:value-type="float" office:value="0.000082782" calcext:value-type="float">
            <text:p>0.000082782</text:p>
          </table:table-cell>
          <table:table-cell office:value-type="float" office:value="0.00023935" calcext:value-type="float">
            <text:p>0.000239350</text:p>
          </table:table-cell>
          <table:table-cell office:value-type="float" office:value="0.000145485" calcext:value-type="float">
            <text:p>0.000145485</text:p>
          </table:table-cell>
          <table:table-cell office:value-type="float" office:value="0.000313511" calcext:value-type="float">
            <text:p>0.00031351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8592" calcext:value-type="float">
            <text:p>0.000018592</text:p>
          </table:table-cell>
          <table:table-cell office:value-type="float" office:value="0.000016503" calcext:value-type="float">
            <text:p>0.000016503</text:p>
          </table:table-cell>
          <table:table-cell office:value-type="float" office:value="0.000081868" calcext:value-type="float">
            <text:p>0.000081868</text:p>
          </table:table-cell>
          <table:table-cell office:value-type="float" office:value="0.000067307" calcext:value-type="float">
            <text:p>0.000067307</text:p>
          </table:table-cell>
          <table:table-cell office:value-type="float" office:value="0.000101423" calcext:value-type="float">
            <text:p>0.000101423</text:p>
          </table:table-cell>
          <table:table-cell office:value-type="float" office:value="0.000101726" calcext:value-type="float">
            <text:p>0.000101726</text:p>
          </table:table-cell>
          <table:table-cell office:value-type="float" office:value="0.000322107" calcext:value-type="float">
            <text:p>0.000322107</text:p>
          </table:table-cell>
          <table:table-cell office:value-type="float" office:value="0.000337284" calcext:value-type="float">
            <text:p>0.000337284</text:p>
          </table:table-cell>
          <table:table-cell office:value-type="float" office:value="0.000308463" calcext:value-type="float">
            <text:p>0.000308463</text:p>
          </table:table-cell>
          <table:table-cell office:value-type="float" office:value="0.001058137" calcext:value-type="float">
            <text:p>0.00105813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52948" calcext:value-type="float">
            <text:p>0.000052948</text:p>
          </table:table-cell>
          <table:table-cell office:value-type="float" office:value="0.00005144" calcext:value-type="float">
            <text:p>0.000051440</text:p>
          </table:table-cell>
          <table:table-cell office:value-type="float" office:value="0.000174967" calcext:value-type="float">
            <text:p>0.000174967</text:p>
          </table:table-cell>
          <table:table-cell office:value-type="float" office:value="0.000158867" calcext:value-type="float">
            <text:p>0.000158867</text:p>
          </table:table-cell>
          <table:table-cell office:value-type="float" office:value="0.000222789" calcext:value-type="float">
            <text:p>0.000222789</text:p>
          </table:table-cell>
          <table:table-cell office:value-type="float" office:value="0.000229233" calcext:value-type="float">
            <text:p>0.000229233</text:p>
          </table:table-cell>
          <table:table-cell office:value-type="float" office:value="0.000354075" calcext:value-type="float">
            <text:p>0.000354075</text:p>
          </table:table-cell>
          <table:table-cell office:value-type="float" office:value="0.001290794" calcext:value-type="float">
            <text:p>0.001290794</text:p>
          </table:table-cell>
          <table:table-cell office:value-type="float" office:value="0.000759781" calcext:value-type="float">
            <text:p>0.000759781</text:p>
          </table:table-cell>
          <table:table-cell office:value-type="float" office:value="0.001436779" calcext:value-type="float">
            <text:p>0.00143677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123271" calcext:value-type="float">
            <text:p>0.000123271</text:p>
          </table:table-cell>
          <table:table-cell office:value-type="float" office:value="0.000109134" calcext:value-type="float">
            <text:p>0.000109134</text:p>
          </table:table-cell>
          <table:table-cell office:value-type="float" office:value="0.000355108" calcext:value-type="float">
            <text:p>0.000355108</text:p>
          </table:table-cell>
          <table:table-cell office:value-type="float" office:value="0.000332119" calcext:value-type="float">
            <text:p>0.000332119</text:p>
          </table:table-cell>
          <table:table-cell office:value-type="float" office:value="0.000441601" calcext:value-type="float">
            <text:p>0.000441601</text:p>
          </table:table-cell>
          <table:table-cell office:value-type="float" office:value="0.000526119" calcext:value-type="float">
            <text:p>0.000526119</text:p>
          </table:table-cell>
          <table:table-cell office:value-type="float" office:value="0.000725601" calcext:value-type="float">
            <text:p>0.000725601</text:p>
          </table:table-cell>
          <table:table-cell office:value-type="float" office:value="0.001150128" calcext:value-type="float">
            <text:p>0.001150128</text:p>
          </table:table-cell>
          <table:table-cell office:value-type="float" office:value="0.004413457" calcext:value-type="float">
            <text:p>0.004413457</text:p>
          </table:table-cell>
          <table:table-cell office:value-type="float" office:value="0.003087784" calcext:value-type="float">
            <text:p>0.0030877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228248" calcext:value-type="float">
            <text:p>0.000228248</text:p>
          </table:table-cell>
          <table:table-cell office:value-type="float" office:value="0.00015807" calcext:value-type="float">
            <text:p>0.000158070</text:p>
          </table:table-cell>
          <table:table-cell office:value-type="float" office:value="0.000596775" calcext:value-type="float">
            <text:p>0.000596775</text:p>
          </table:table-cell>
          <table:table-cell office:value-type="float" office:value="0.000536736" calcext:value-type="float">
            <text:p>0.000536736</text:p>
          </table:table-cell>
          <table:table-cell office:value-type="float" office:value="0.000766813" calcext:value-type="float">
            <text:p>0.000766813</text:p>
          </table:table-cell>
          <table:table-cell office:value-type="float" office:value="0.001435846" calcext:value-type="float">
            <text:p>0.001435846</text:p>
          </table:table-cell>
          <table:table-cell office:value-type="float" office:value="0.001295455" calcext:value-type="float">
            <text:p>0.001295455</text:p>
          </table:table-cell>
          <table:table-cell office:value-type="float" office:value="0.003358112" calcext:value-type="float">
            <text:p>0.003358112</text:p>
          </table:table-cell>
          <table:table-cell office:value-type="float" office:value="0.004367473" calcext:value-type="float">
            <text:p>0.004367473</text:p>
          </table:table-cell>
          <table:table-cell office:value-type="float" office:value="0.009165537" calcext:value-type="float">
            <text:p>0.00916553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575893" calcext:value-type="float">
            <text:p>0.000575893</text:p>
          </table:table-cell>
          <table:table-cell office:value-type="float" office:value="0.000376691" calcext:value-type="float">
            <text:p>0.000376691</text:p>
          </table:table-cell>
          <table:table-cell office:value-type="float" office:value="0.001235128" calcext:value-type="float">
            <text:p>0.001235128</text:p>
          </table:table-cell>
          <table:table-cell office:value-type="float" office:value="0.001225865" calcext:value-type="float">
            <text:p>0.001225865</text:p>
          </table:table-cell>
          <table:table-cell office:value-type="float" office:value="0.003332112" calcext:value-type="float">
            <text:p>0.003332112</text:p>
          </table:table-cell>
          <table:table-cell office:value-type="float" office:value="0.002029059" calcext:value-type="float">
            <text:p>0.002029059</text:p>
          </table:table-cell>
          <table:table-cell office:value-type="float" office:value="0.002484639" calcext:value-type="float">
            <text:p>0.002484639</text:p>
          </table:table-cell>
          <table:table-cell office:value-type="float" office:value="0.006009917" calcext:value-type="float">
            <text:p>0.006009917</text:p>
          </table:table-cell>
          <table:table-cell office:value-type="float" office:value="0.012211543" calcext:value-type="float">
            <text:p>0.012211543</text:p>
          </table:table-cell>
          <table:table-cell office:value-type="float" office:value="0.028772572" calcext:value-type="float">
            <text:p>0.02877257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1011568" calcext:value-type="float">
            <text:p>0.001011568</text:p>
          </table:table-cell>
          <table:table-cell office:value-type="float" office:value="0.00086058" calcext:value-type="float">
            <text:p>0.000860580</text:p>
          </table:table-cell>
          <table:table-cell office:value-type="float" office:value="0.006333674" calcext:value-type="float">
            <text:p>0.006333674</text:p>
          </table:table-cell>
          <table:table-cell office:value-type="float" office:value="0.002631762" calcext:value-type="float">
            <text:p>0.002631762</text:p>
          </table:table-cell>
          <table:table-cell office:value-type="float" office:value="0.002748633" calcext:value-type="float">
            <text:p>0.002748633</text:p>
          </table:table-cell>
          <table:table-cell office:value-type="float" office:value="0.003899482" calcext:value-type="float">
            <text:p>0.003899482</text:p>
          </table:table-cell>
          <table:table-cell office:value-type="float" office:value="0.004582137" calcext:value-type="float">
            <text:p>0.004582137</text:p>
          </table:table-cell>
          <table:table-cell office:value-type="float" office:value="0.020097073" calcext:value-type="float">
            <text:p>0.020097073</text:p>
          </table:table-cell>
          <table:table-cell office:value-type="float" office:value="0.035951244" calcext:value-type="float">
            <text:p>0.035951244</text:p>
          </table:table-cell>
          <table:table-cell office:value-type="float" office:value="0.063672996" calcext:value-type="float">
            <text:p>0.06367299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892613" calcext:value-type="float">
            <text:p>0.001892613</text:p>
          </table:table-cell>
          <table:table-cell office:value-type="float" office:value="0.002006362" calcext:value-type="float">
            <text:p>0.002006362</text:p>
          </table:table-cell>
          <table:table-cell office:value-type="float" office:value="0.006403217" calcext:value-type="float">
            <text:p>0.006403217</text:p>
          </table:table-cell>
          <table:table-cell office:value-type="float" office:value="0.005204765" calcext:value-type="float">
            <text:p>0.005204765</text:p>
          </table:table-cell>
          <table:table-cell office:value-type="float" office:value="0.005856447" calcext:value-type="float">
            <text:p>0.005856447</text:p>
          </table:table-cell>
          <table:table-cell office:value-type="float" office:value="0.007347795" calcext:value-type="float">
            <text:p>0.007347795</text:p>
          </table:table-cell>
          <table:table-cell office:value-type="float" office:value="0.009393515" calcext:value-type="float">
            <text:p>0.009393515</text:p>
          </table:table-cell>
          <table:table-cell office:value-type="float" office:value="0.045529163" calcext:value-type="float">
            <text:p>0.045529163</text:p>
          </table:table-cell>
          <table:table-cell office:value-type="float" office:value="0.088484243" calcext:value-type="float">
            <text:p>0.088484243</text:p>
          </table:table-cell>
          <table:table-cell office:value-type="float" office:value="0.13409134" calcext:value-type="float">
            <text:p>0.134091340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3830063" calcext:value-type="float">
            <text:p>0.003830063</text:p>
          </table:table-cell>
          <table:table-cell office:value-type="float" office:value="0.004025725" calcext:value-type="float">
            <text:p>0.004025725</text:p>
          </table:table-cell>
          <table:table-cell office:value-type="float" office:value="0.011930022" calcext:value-type="float">
            <text:p>0.011930022</text:p>
          </table:table-cell>
          <table:table-cell office:value-type="float" office:value="0.011526371" calcext:value-type="float">
            <text:p>0.011526371</text:p>
          </table:table-cell>
          <table:table-cell office:value-type="float" office:value="0.012612201" calcext:value-type="float">
            <text:p>0.012612201</text:p>
          </table:table-cell>
          <table:table-cell office:value-type="float" office:value="0.014428547" calcext:value-type="float">
            <text:p>0.014428547</text:p>
          </table:table-cell>
          <table:table-cell office:value-type="float" office:value="0.035841633" calcext:value-type="float">
            <text:p>0.035841633</text:p>
          </table:table-cell>
          <table:table-cell office:value-type="float" office:value="0.117228705" calcext:value-type="float">
            <text:p>0.117228705</text:p>
          </table:table-cell>
          <table:table-cell office:value-type="float" office:value="0.172657561" calcext:value-type="float">
            <text:p>0.172657561</text:p>
          </table:table-cell>
          <table:table-cell office:value-type="float" office:value="0.285985934" calcext:value-type="float">
            <text:p>0.28598593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812753" calcext:value-type="float">
            <text:p>0.007812753</text:p>
          </table:table-cell>
          <table:table-cell office:value-type="float" office:value="0.007830972" calcext:value-type="float">
            <text:p>0.007830972</text:p>
          </table:table-cell>
          <table:table-cell office:value-type="float" office:value="0.022984984" calcext:value-type="float">
            <text:p>0.022984984</text:p>
          </table:table-cell>
          <table:table-cell office:value-type="float" office:value="0.0253136" calcext:value-type="float">
            <text:p>0.025313600</text:p>
          </table:table-cell>
          <table:table-cell office:value-type="float" office:value="0.024785683" calcext:value-type="float">
            <text:p>0.024785683</text:p>
          </table:table-cell>
          <table:table-cell office:value-type="float" office:value="0.031560431" calcext:value-type="float">
            <text:p>0.031560431</text:p>
          </table:table-cell>
          <table:table-cell office:value-type="float" office:value="0.069577254" calcext:value-type="float">
            <text:p>0.069577254</text:p>
          </table:table-cell>
          <table:table-cell office:value-type="float" office:value="0.187258507" calcext:value-type="float">
            <text:p>0.187258507</text:p>
          </table:table-cell>
          <table:table-cell office:value-type="float" office:value="0.371193298" calcext:value-type="float">
            <text:p>0.371193298</text:p>
          </table:table-cell>
          <table:table-cell office:value-type="float" office:value="0.667777749" calcext:value-type="float">
            <text:p>0.66777774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727011" calcext:value-type="float">
            <text:p>0.016727011</text:p>
          </table:table-cell>
          <table:table-cell office:value-type="float" office:value="0.018973225" calcext:value-type="float">
            <text:p>0.018973225</text:p>
          </table:table-cell>
          <table:table-cell office:value-type="float" office:value="0.047337281" calcext:value-type="float">
            <text:p>0.047337281</text:p>
          </table:table-cell>
          <table:table-cell office:value-type="float" office:value="0.044371149" calcext:value-type="float">
            <text:p>0.044371149</text:p>
          </table:table-cell>
          <table:table-cell office:value-type="float" office:value="0.056737386" calcext:value-type="float">
            <text:p>0.056737386</text:p>
          </table:table-cell>
          <table:table-cell office:value-type="float" office:value="0.077116986" calcext:value-type="float">
            <text:p>0.077116986</text:p>
          </table:table-cell>
          <table:table-cell office:value-type="float" office:value="0.144347661" calcext:value-type="float">
            <text:p>0.144347661</text:p>
          </table:table-cell>
          <table:table-cell office:value-type="float" office:value="0.383458458" calcext:value-type="float">
            <text:p>0.383458458</text:p>
          </table:table-cell>
          <table:table-cell office:value-type="float" office:value="0.659419008" calcext:value-type="float">
            <text:p>0.659419008</text:p>
          </table:table-cell>
          <table:table-cell office:value-type="float" office:value="1.302490667" calcext:value-type="float">
            <text:p>1.30249066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40675317" calcext:value-type="float">
            <text:p>0.040675317</text:p>
          </table:table-cell>
          <table:table-cell office:value-type="float" office:value="0.034920795" calcext:value-type="float">
            <text:p>0.034920795</text:p>
          </table:table-cell>
          <table:table-cell office:value-type="float" office:value="0.094645693" calcext:value-type="float">
            <text:p>0.094645693</text:p>
          </table:table-cell>
          <table:table-cell office:value-type="float" office:value="0.104341442" calcext:value-type="float">
            <text:p>0.104341442</text:p>
          </table:table-cell>
          <table:table-cell office:value-type="float" office:value="0.124785277" calcext:value-type="float">
            <text:p>0.124785277</text:p>
          </table:table-cell>
          <table:table-cell office:value-type="float" office:value="0.170791829" calcext:value-type="float">
            <text:p>0.170791829</text:p>
          </table:table-cell>
          <table:table-cell office:value-type="float" office:value="0.316653719" calcext:value-type="float">
            <text:p>0.316653719</text:p>
          </table:table-cell>
          <table:table-cell office:value-type="float" office:value="0.831042844" calcext:value-type="float">
            <text:p>0.831042844</text:p>
          </table:table-cell>
          <table:table-cell office:value-type="float" office:value="1.40213424" calcext:value-type="float">
            <text:p>1.402134240</text:p>
          </table:table-cell>
          <table:table-cell office:value-type="float" office:value="2.689275466" calcext:value-type="float">
            <text:p>2.689275466</text:p>
          </table:table-cell>
        </table:table-row>
      </table:table>
      <table:table table:name="Sheet11" table:style-name="ta1">
        <table:table-column table:style-name="co1" table:default-cell-style-name="Default"/>
        <table:table-column table:style-name="co1" table:number-columns-repeated="8" table:default-cell-style-name="ce5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est_vector_string_to_py_tuple_multiple&lt;std::string[128]&gt;():[2]</text:p>
          </table:table-cell>
          <table:table-cell table:style-name="Default" office:value-type="string" calcext:value-type="string">
            <text:p>Mean</text:p>
          </table:table-cell>
          <table:table-cell table:style-name="Default" office:value-type="string" calcext:value-type="string">
            <text:p>Std.Dev.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ean <text:s/>- SD</text:p>
          </table:table-cell>
          <table:table-cell table:style-name="Default" office:value-type="string" calcext:value-type="string">
            <text:p>Mean + SD</text:p>
          </table:table-cell>
          <table:table-cell table:style-name="Default" office:value-type="string" calcext:value-type="string">
            <text:p>Mean – Min</text:p>
          </table:table-cell>
          <table:table-cell table:style-name="Default" office:value-type="string" calcext:value-type="string">
            <text:p>Max – Me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.Dev.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 <text:s/>- SD</text:p>
          </table:table-cell>
          <table:table-cell office:value-type="string" calcext:value-type="string">
            <text:p>Mean + SD</text:p>
          </table:table-cell>
          <table:table-cell office:value-type="string" calcext:value-type="string">
            <text:p>Mean – Min</text:p>
          </table:table-cell>
          <table:table-cell office:value-type="string" calcext:value-type="string">
            <text:p>Max – Mea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0409" calcext:value-type="float">
            <text:p>0.000000409</text:p>
          </table:table-cell>
          <table:table-cell office:value-type="float" office:value="0.000000973" calcext:value-type="float">
            <text:p>0.000000973</text:p>
          </table:table-cell>
          <table:table-cell office:value-type="float" office:value="0.000000077" calcext:value-type="float">
            <text:p>0.000000077</text:p>
          </table:table-cell>
          <table:table-cell office:value-type="float" office:value="0.000003326" calcext:value-type="float">
            <text:p>0.000003326</text:p>
          </table:table-cell>
          <table:table-cell table:formula="of:=[.B2]-[.C2]" office:value-type="float" office:value="-0.000000564" calcext:value-type="float">
            <text:p>-0.000000564</text:p>
          </table:table-cell>
          <table:table-cell table:formula="of:=[.B2]+[.C2]" office:value-type="float" office:value="0.000001382" calcext:value-type="float">
            <text:p>0.000001382</text:p>
          </table:table-cell>
          <table:table-cell table:formula="of:=[.B2]-[.D2]" office:value-type="float" office:value="0.000000332" calcext:value-type="float">
            <text:p>0.000000332</text:p>
          </table:table-cell>
          <table:table-cell table:formula="of:=[.E2]-[.B2]" office:value-type="float" office:value="0.000002917" calcext:value-type="float">
            <text:p>0.000002917</text:p>
          </table:table-cell>
          <table:table-cell table:formula="of:=[.B2]*1000000000" office:value-type="float" office:value="409" calcext:value-type="float">
            <text:p>409</text:p>
          </table:table-cell>
          <table:table-cell table:formula="of:=[.C2]*1000000000" office:value-type="float" office:value="973" calcext:value-type="float">
            <text:p>973</text:p>
          </table:table-cell>
          <table:table-cell table:formula="of:=[.D2]*1000000000" office:value-type="float" office:value="77" calcext:value-type="float">
            <text:p>77</text:p>
          </table:table-cell>
          <table:table-cell table:formula="of:=[.E2]*1000000000" office:value-type="float" office:value="3326" calcext:value-type="float">
            <text:p>3326</text:p>
          </table:table-cell>
          <table:table-cell table:formula="of:=[.F2]*1000000000" office:value-type="float" office:value="-564" calcext:value-type="float">
            <text:p>-564</text:p>
          </table:table-cell>
          <table:table-cell table:formula="of:=[.G2]*1000000000" office:value-type="float" office:value="1382" calcext:value-type="float">
            <text:p>1382</text:p>
          </table:table-cell>
          <table:table-cell table:formula="of:=[.H2]*1000000000" office:value-type="float" office:value="332" calcext:value-type="float">
            <text:p>332</text:p>
          </table:table-cell>
          <table:table-cell table:formula="of:=[.I2]*1000000000" office:value-type="float" office:value="2917" calcext:value-type="float">
            <text:p>29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6" calcext:value-type="float">
            <text:p>0.000000160</text:p>
          </table:table-cell>
          <table:table-cell office:value-type="float" office:value="0.000000144" calcext:value-type="float">
            <text:p>0.000000144</text:p>
          </table:table-cell>
          <table:table-cell office:value-type="float" office:value="0.000000102" calcext:value-type="float">
            <text:p>0.000000102</text:p>
          </table:table-cell>
          <table:table-cell office:value-type="float" office:value="0.000000591" calcext:value-type="float">
            <text:p>0.000000591</text:p>
          </table:table-cell>
          <table:table-cell table:formula="of:=[.B3]-[.C3]" office:value-type="float" office:value="0.000000016" calcext:value-type="float">
            <text:p>0.000000016</text:p>
          </table:table-cell>
          <table:table-cell table:formula="of:=[.B3]+[.C3]" office:value-type="float" office:value="0.000000304" calcext:value-type="float">
            <text:p>0.000000304</text:p>
          </table:table-cell>
          <table:table-cell table:formula="of:=[.B3]-[.D3]" office:value-type="float" office:value="0.000000058" calcext:value-type="float">
            <text:p>0.000000058</text:p>
          </table:table-cell>
          <table:table-cell table:formula="of:=[.E3]-[.B3]" office:value-type="float" office:value="0.000000431" calcext:value-type="float">
            <text:p>0.000000431</text:p>
          </table:table-cell>
          <table:table-cell table:formula="of:=[.B3]*1000000000" office:value-type="float" office:value="160" calcext:value-type="float">
            <text:p>160</text:p>
          </table:table-cell>
          <table:table-cell table:formula="of:=[.C3]*1000000000" office:value-type="float" office:value="144" calcext:value-type="float">
            <text:p>144</text:p>
          </table:table-cell>
          <table:table-cell table:formula="of:=[.D3]*1000000000" office:value-type="float" office:value="102" calcext:value-type="float">
            <text:p>102</text:p>
          </table:table-cell>
          <table:table-cell table:formula="of:=[.E3]*1000000000" office:value-type="float" office:value="591" calcext:value-type="float">
            <text:p>591</text:p>
          </table:table-cell>
          <table:table-cell table:formula="of:=[.F3]*1000000000" office:value-type="float" office:value="16" calcext:value-type="float">
            <text:p>16</text:p>
          </table:table-cell>
          <table:table-cell table:formula="of:=[.G3]*1000000000" office:value-type="float" office:value="304" calcext:value-type="float">
            <text:p>304</text:p>
          </table:table-cell>
          <table:table-cell table:formula="of:=[.H3]*1000000000" office:value-type="float" office:value="58" calcext:value-type="float">
            <text:p>58</text:p>
          </table:table-cell>
          <table:table-cell table:formula="of:=[.I3]*1000000000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267" calcext:value-type="float">
            <text:p>0.000000267</text:p>
          </table:table-cell>
          <table:table-cell office:value-type="float" office:value="0.000000253" calcext:value-type="float">
            <text:p>0.000000253</text:p>
          </table:table-cell>
          <table:table-cell office:value-type="float" office:value="0.000000164" calcext:value-type="float">
            <text:p>0.000000164</text:p>
          </table:table-cell>
          <table:table-cell office:value-type="float" office:value="0.000001024" calcext:value-type="float">
            <text:p>0.000001024</text:p>
          </table:table-cell>
          <table:table-cell table:formula="of:=[.B4]-[.C4]" office:value-type="float" office:value="0.000000014" calcext:value-type="float">
            <text:p>0.000000014</text:p>
          </table:table-cell>
          <table:table-cell table:formula="of:=[.B4]+[.C4]" office:value-type="float" office:value="0.00000052" calcext:value-type="float">
            <text:p>0.000000520</text:p>
          </table:table-cell>
          <table:table-cell table:formula="of:=[.B4]-[.D4]" office:value-type="float" office:value="0.000000103" calcext:value-type="float">
            <text:p>0.000000103</text:p>
          </table:table-cell>
          <table:table-cell table:formula="of:=[.E4]-[.B4]" office:value-type="float" office:value="0.000000757" calcext:value-type="float">
            <text:p>0.000000757</text:p>
          </table:table-cell>
          <table:table-cell table:formula="of:=[.B4]*1000000000" office:value-type="float" office:value="267" calcext:value-type="float">
            <text:p>267</text:p>
          </table:table-cell>
          <table:table-cell table:formula="of:=[.C4]*1000000000" office:value-type="float" office:value="253" calcext:value-type="float">
            <text:p>253</text:p>
          </table:table-cell>
          <table:table-cell table:formula="of:=[.D4]*1000000000" office:value-type="float" office:value="164" calcext:value-type="float">
            <text:p>164</text:p>
          </table:table-cell>
          <table:table-cell table:formula="of:=[.E4]*1000000000" office:value-type="float" office:value="1024" calcext:value-type="float">
            <text:p>1024</text:p>
          </table:table-cell>
          <table:table-cell table:formula="of:=[.F4]*1000000000" office:value-type="float" office:value="14" calcext:value-type="float">
            <text:p>14</text:p>
          </table:table-cell>
          <table:table-cell table:formula="of:=[.G4]*1000000000" office:value-type="float" office:value="520" calcext:value-type="float">
            <text:p>520</text:p>
          </table:table-cell>
          <table:table-cell table:formula="of:=[.H4]*1000000000" office:value-type="float" office:value="103" calcext:value-type="float">
            <text:p>103</text:p>
          </table:table-cell>
          <table:table-cell table:formula="of:=[.I4]*1000000000" office:value-type="float" office:value="757" calcext:value-type="float">
            <text:p>7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308" calcext:value-type="float">
            <text:p>0.000000308</text:p>
          </table:table-cell>
          <table:table-cell office:value-type="float" office:value="0.000000047" calcext:value-type="float">
            <text:p>0.000000047</text:p>
          </table:table-cell>
          <table:table-cell office:value-type="float" office:value="0.000000281" calcext:value-type="float">
            <text:p>0.000000281</text:p>
          </table:table-cell>
          <table:table-cell office:value-type="float" office:value="0.000000446" calcext:value-type="float">
            <text:p>0.000000446</text:p>
          </table:table-cell>
          <table:table-cell table:formula="of:=[.B5]-[.C5]" office:value-type="float" office:value="0.000000261" calcext:value-type="float">
            <text:p>0.000000261</text:p>
          </table:table-cell>
          <table:table-cell table:formula="of:=[.B5]+[.C5]" office:value-type="float" office:value="0.000000355" calcext:value-type="float">
            <text:p>0.000000355</text:p>
          </table:table-cell>
          <table:table-cell table:formula="of:=[.B5]-[.D5]" office:value-type="float" office:value="0.000000027" calcext:value-type="float">
            <text:p>0.000000027</text:p>
          </table:table-cell>
          <table:table-cell table:formula="of:=[.E5]-[.B5]" office:value-type="float" office:value="0.000000138" calcext:value-type="float">
            <text:p>0.000000138</text:p>
          </table:table-cell>
          <table:table-cell table:formula="of:=[.B5]*1000000000" office:value-type="float" office:value="308" calcext:value-type="float">
            <text:p>308</text:p>
          </table:table-cell>
          <table:table-cell table:formula="of:=[.C5]*1000000000" office:value-type="float" office:value="47" calcext:value-type="float">
            <text:p>47</text:p>
          </table:table-cell>
          <table:table-cell table:formula="of:=[.D5]*1000000000" office:value-type="float" office:value="281" calcext:value-type="float">
            <text:p>281</text:p>
          </table:table-cell>
          <table:table-cell table:formula="of:=[.E5]*1000000000" office:value-type="float" office:value="446" calcext:value-type="float">
            <text:p>446</text:p>
          </table:table-cell>
          <table:table-cell table:formula="of:=[.F5]*1000000000" office:value-type="float" office:value="261" calcext:value-type="float">
            <text:p>261</text:p>
          </table:table-cell>
          <table:table-cell table:formula="of:=[.G5]*1000000000" office:value-type="float" office:value="355" calcext:value-type="float">
            <text:p>355</text:p>
          </table:table-cell>
          <table:table-cell table:formula="of:=[.H5]*1000000000" office:value-type="float" office:value="27" calcext:value-type="float">
            <text:p>27</text:p>
          </table:table-cell>
          <table:table-cell table:formula="of:=[.I5]*1000000000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603" calcext:value-type="float">
            <text:p>0.000000603</text:p>
          </table:table-cell>
          <table:table-cell office:value-type="float" office:value="0.000000165" calcext:value-type="float">
            <text:p>0.000000165</text:p>
          </table:table-cell>
          <table:table-cell office:value-type="float" office:value="0.000000531" calcext:value-type="float">
            <text:p>0.000000531</text:p>
          </table:table-cell>
          <table:table-cell office:value-type="float" office:value="0.000001095" calcext:value-type="float">
            <text:p>0.000001095</text:p>
          </table:table-cell>
          <table:table-cell table:formula="of:=[.B6]-[.C6]" office:value-type="float" office:value="0.000000438" calcext:value-type="float">
            <text:p>0.000000438</text:p>
          </table:table-cell>
          <table:table-cell table:formula="of:=[.B6]+[.C6]" office:value-type="float" office:value="0.000000768" calcext:value-type="float">
            <text:p>0.000000768</text:p>
          </table:table-cell>
          <table:table-cell table:formula="of:=[.B6]-[.D6]" office:value-type="float" office:value="0.0000000719999999999999" calcext:value-type="float">
            <text:p>0.000000072</text:p>
          </table:table-cell>
          <table:table-cell table:formula="of:=[.E6]-[.B6]" office:value-type="float" office:value="0.000000492" calcext:value-type="float">
            <text:p>0.000000492</text:p>
          </table:table-cell>
          <table:table-cell table:formula="of:=[.B6]*1000000000" office:value-type="float" office:value="603" calcext:value-type="float">
            <text:p>603</text:p>
          </table:table-cell>
          <table:table-cell table:formula="of:=[.C6]*1000000000" office:value-type="float" office:value="165" calcext:value-type="float">
            <text:p>165</text:p>
          </table:table-cell>
          <table:table-cell table:formula="of:=[.D6]*1000000000" office:value-type="float" office:value="531" calcext:value-type="float">
            <text:p>531</text:p>
          </table:table-cell>
          <table:table-cell table:formula="of:=[.E6]*1000000000" office:value-type="float" office:value="1095" calcext:value-type="float">
            <text:p>1095</text:p>
          </table:table-cell>
          <table:table-cell table:formula="of:=[.F6]*1000000000" office:value-type="float" office:value="438" calcext:value-type="float">
            <text:p>438</text:p>
          </table:table-cell>
          <table:table-cell table:formula="of:=[.G6]*1000000000" office:value-type="float" office:value="768" calcext:value-type="float">
            <text:p>768</text:p>
          </table:table-cell>
          <table:table-cell table:formula="of:=[.H6]*1000000000" office:value-type="float" office:value="71.9999999999999" calcext:value-type="float">
            <text:p>71.9999999999999</text:p>
          </table:table-cell>
          <table:table-cell table:formula="of:=[.I6]*1000000000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476" calcext:value-type="float">
            <text:p>0.000001476</text:p>
          </table:table-cell>
          <table:table-cell office:value-type="float" office:value="0.000001037" calcext:value-type="float">
            <text:p>0.000001037</text:p>
          </table:table-cell>
          <table:table-cell office:value-type="float" office:value="0.000001038" calcext:value-type="float">
            <text:p>0.000001038</text:p>
          </table:table-cell>
          <table:table-cell office:value-type="float" office:value="0.000004501" calcext:value-type="float">
            <text:p>0.000004501</text:p>
          </table:table-cell>
          <table:table-cell table:formula="of:=[.B7]-[.C7]" office:value-type="float" office:value="0.000000439" calcext:value-type="float">
            <text:p>0.000000439</text:p>
          </table:table-cell>
          <table:table-cell table:formula="of:=[.B7]+[.C7]" office:value-type="float" office:value="0.000002513" calcext:value-type="float">
            <text:p>0.000002513</text:p>
          </table:table-cell>
          <table:table-cell table:formula="of:=[.B7]-[.D7]" office:value-type="float" office:value="0.000000438" calcext:value-type="float">
            <text:p>0.000000438</text:p>
          </table:table-cell>
          <table:table-cell table:formula="of:=[.E7]-[.B7]" office:value-type="float" office:value="0.000003025" calcext:value-type="float">
            <text:p>0.000003025</text:p>
          </table:table-cell>
          <table:table-cell table:formula="of:=[.B7]*1000000000" office:value-type="float" office:value="1476" calcext:value-type="float">
            <text:p>1476</text:p>
          </table:table-cell>
          <table:table-cell table:formula="of:=[.C7]*1000000000" office:value-type="float" office:value="1037" calcext:value-type="float">
            <text:p>1037</text:p>
          </table:table-cell>
          <table:table-cell table:formula="of:=[.D7]*1000000000" office:value-type="float" office:value="1038" calcext:value-type="float">
            <text:p>1038</text:p>
          </table:table-cell>
          <table:table-cell table:formula="of:=[.E7]*1000000000" office:value-type="float" office:value="4501" calcext:value-type="float">
            <text:p>4501</text:p>
          </table:table-cell>
          <table:table-cell table:formula="of:=[.F7]*1000000000" office:value-type="float" office:value="439" calcext:value-type="float">
            <text:p>439</text:p>
          </table:table-cell>
          <table:table-cell table:formula="of:=[.G7]*1000000000" office:value-type="float" office:value="2513" calcext:value-type="float">
            <text:p>2513</text:p>
          </table:table-cell>
          <table:table-cell table:formula="of:=[.H7]*1000000000" office:value-type="float" office:value="438" calcext:value-type="float">
            <text:p>438</text:p>
          </table:table-cell>
          <table:table-cell table:formula="of:=[.I7]*1000000000" office:value-type="float" office:value="3025" calcext:value-type="float">
            <text:p>30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199" calcext:value-type="float">
            <text:p>0.000002199</text:p>
          </table:table-cell>
          <table:table-cell office:value-type="float" office:value="0.000000184" calcext:value-type="float">
            <text:p>0.000000184</text:p>
          </table:table-cell>
          <table:table-cell office:value-type="float" office:value="0.000002103" calcext:value-type="float">
            <text:p>0.000002103</text:p>
          </table:table-cell>
          <table:table-cell office:value-type="float" office:value="0.000002749" calcext:value-type="float">
            <text:p>0.000002749</text:p>
          </table:table-cell>
          <table:table-cell table:formula="of:=[.B8]-[.C8]" office:value-type="float" office:value="0.000002015" calcext:value-type="float">
            <text:p>0.000002015</text:p>
          </table:table-cell>
          <table:table-cell table:formula="of:=[.B8]+[.C8]" office:value-type="float" office:value="0.000002383" calcext:value-type="float">
            <text:p>0.000002383</text:p>
          </table:table-cell>
          <table:table-cell table:formula="of:=[.B8]-[.D8]" office:value-type="float" office:value="0.000000096" calcext:value-type="float">
            <text:p>0.000000096</text:p>
          </table:table-cell>
          <table:table-cell table:formula="of:=[.E8]-[.B8]" office:value-type="float" office:value="0.00000055" calcext:value-type="float">
            <text:p>0.000000550</text:p>
          </table:table-cell>
          <table:table-cell table:formula="of:=[.B8]*1000000000" office:value-type="float" office:value="2199" calcext:value-type="float">
            <text:p>2199</text:p>
          </table:table-cell>
          <table:table-cell table:formula="of:=[.C8]*1000000000" office:value-type="float" office:value="184" calcext:value-type="float">
            <text:p>184</text:p>
          </table:table-cell>
          <table:table-cell table:formula="of:=[.D8]*1000000000" office:value-type="float" office:value="2103" calcext:value-type="float">
            <text:p>2103</text:p>
          </table:table-cell>
          <table:table-cell table:formula="of:=[.E8]*1000000000" office:value-type="float" office:value="2749" calcext:value-type="float">
            <text:p>2749</text:p>
          </table:table-cell>
          <table:table-cell table:formula="of:=[.F8]*1000000000" office:value-type="float" office:value="2015" calcext:value-type="float">
            <text:p>2015</text:p>
          </table:table-cell>
          <table:table-cell table:formula="of:=[.G8]*1000000000" office:value-type="float" office:value="2383" calcext:value-type="float">
            <text:p>2383</text:p>
          </table:table-cell>
          <table:table-cell table:formula="of:=[.H8]*1000000000" office:value-type="float" office:value="96" calcext:value-type="float">
            <text:p>96</text:p>
          </table:table-cell>
          <table:table-cell table:formula="of:=[.I8]*1000000000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4397" calcext:value-type="float">
            <text:p>0.000004397</text:p>
          </table:table-cell>
          <table:table-cell office:value-type="float" office:value="0.000000346" calcext:value-type="float">
            <text:p>0.000000346</text:p>
          </table:table-cell>
          <table:table-cell office:value-type="float" office:value="0.000004256" calcext:value-type="float">
            <text:p>0.000004256</text:p>
          </table:table-cell>
          <table:table-cell office:value-type="float" office:value="0.000005433" calcext:value-type="float">
            <text:p>0.000005433</text:p>
          </table:table-cell>
          <table:table-cell table:formula="of:=[.B9]-[.C9]" office:value-type="float" office:value="0.000004051" calcext:value-type="float">
            <text:p>0.000004051</text:p>
          </table:table-cell>
          <table:table-cell table:formula="of:=[.B9]+[.C9]" office:value-type="float" office:value="0.000004743" calcext:value-type="float">
            <text:p>0.000004743</text:p>
          </table:table-cell>
          <table:table-cell table:formula="of:=[.B9]-[.D9]" office:value-type="float" office:value="0.000000141" calcext:value-type="float">
            <text:p>0.000000141</text:p>
          </table:table-cell>
          <table:table-cell table:formula="of:=[.E9]-[.B9]" office:value-type="float" office:value="0.000001036" calcext:value-type="float">
            <text:p>0.000001036</text:p>
          </table:table-cell>
          <table:table-cell table:formula="of:=[.B9]*1000000000" office:value-type="float" office:value="4397" calcext:value-type="float">
            <text:p>4397</text:p>
          </table:table-cell>
          <table:table-cell table:formula="of:=[.C9]*1000000000" office:value-type="float" office:value="346" calcext:value-type="float">
            <text:p>346</text:p>
          </table:table-cell>
          <table:table-cell table:formula="of:=[.D9]*1000000000" office:value-type="float" office:value="4256" calcext:value-type="float">
            <text:p>4256</text:p>
          </table:table-cell>
          <table:table-cell table:formula="of:=[.E9]*1000000000" office:value-type="float" office:value="5433" calcext:value-type="float">
            <text:p>5433</text:p>
          </table:table-cell>
          <table:table-cell table:formula="of:=[.F9]*1000000000" office:value-type="float" office:value="4051" calcext:value-type="float">
            <text:p>4051</text:p>
          </table:table-cell>
          <table:table-cell table:formula="of:=[.G9]*1000000000" office:value-type="float" office:value="4743" calcext:value-type="float">
            <text:p>4743</text:p>
          </table:table-cell>
          <table:table-cell table:formula="of:=[.H9]*1000000000" office:value-type="float" office:value="141" calcext:value-type="float">
            <text:p>141</text:p>
          </table:table-cell>
          <table:table-cell table:formula="of:=[.I9]*1000000000"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9818" calcext:value-type="float">
            <text:p>0.000009818</text:p>
          </table:table-cell>
          <table:table-cell office:value-type="float" office:value="0.0000007" calcext:value-type="float">
            <text:p>0.000000700</text:p>
          </table:table-cell>
          <table:table-cell office:value-type="float" office:value="0.000008924" calcext:value-type="float">
            <text:p>0.000008924</text:p>
          </table:table-cell>
          <table:table-cell office:value-type="float" office:value="0.000011527" calcext:value-type="float">
            <text:p>0.000011527</text:p>
          </table:table-cell>
          <table:table-cell table:formula="of:=[.B10]-[.C10]" office:value-type="float" office:value="0.000009118" calcext:value-type="float">
            <text:p>0.000009118</text:p>
          </table:table-cell>
          <table:table-cell table:formula="of:=[.B10]+[.C10]" office:value-type="float" office:value="0.000010518" calcext:value-type="float">
            <text:p>0.000010518</text:p>
          </table:table-cell>
          <table:table-cell table:formula="of:=[.B10]-[.D10]" office:value-type="float" office:value="0.000000893999999999999" calcext:value-type="float">
            <text:p>0.000000894</text:p>
          </table:table-cell>
          <table:table-cell table:formula="of:=[.E10]-[.B10]" office:value-type="float" office:value="0.000001709" calcext:value-type="float">
            <text:p>0.000001709</text:p>
          </table:table-cell>
          <table:table-cell table:formula="of:=[.B10]*1000000000" office:value-type="float" office:value="9818" calcext:value-type="float">
            <text:p>9818</text:p>
          </table:table-cell>
          <table:table-cell table:formula="of:=[.C10]*1000000000" office:value-type="float" office:value="700" calcext:value-type="float">
            <text:p>700</text:p>
          </table:table-cell>
          <table:table-cell table:formula="of:=[.D10]*1000000000" office:value-type="float" office:value="8924" calcext:value-type="float">
            <text:p>8924</text:p>
          </table:table-cell>
          <table:table-cell table:formula="of:=[.E10]*1000000000" office:value-type="float" office:value="11527" calcext:value-type="float">
            <text:p>11527</text:p>
          </table:table-cell>
          <table:table-cell table:formula="of:=[.F10]*1000000000" office:value-type="float" office:value="9118" calcext:value-type="float">
            <text:p>9118</text:p>
          </table:table-cell>
          <table:table-cell table:formula="of:=[.G10]*1000000000" office:value-type="float" office:value="10518" calcext:value-type="float">
            <text:p>10518</text:p>
          </table:table-cell>
          <table:table-cell table:formula="of:=[.H10]*1000000000" office:value-type="float" office:value="893.999999999999" calcext:value-type="float">
            <text:p>893.999999999999</text:p>
          </table:table-cell>
          <table:table-cell table:formula="of:=[.I10]*1000000000" office:value-type="float" office:value="1709" calcext:value-type="float">
            <text:p>170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9984" calcext:value-type="float">
            <text:p>0.000019984</text:p>
          </table:table-cell>
          <table:table-cell office:value-type="float" office:value="0.000002579" calcext:value-type="float">
            <text:p>0.000002579</text:p>
          </table:table-cell>
          <table:table-cell office:value-type="float" office:value="0.000018393" calcext:value-type="float">
            <text:p>0.000018393</text:p>
          </table:table-cell>
          <table:table-cell office:value-type="float" office:value="0.000027556" calcext:value-type="float">
            <text:p>0.000027556</text:p>
          </table:table-cell>
          <table:table-cell table:formula="of:=[.B11]-[.C11]" office:value-type="float" office:value="0.000017405" calcext:value-type="float">
            <text:p>0.000017405</text:p>
          </table:table-cell>
          <table:table-cell table:formula="of:=[.B11]+[.C11]" office:value-type="float" office:value="0.000022563" calcext:value-type="float">
            <text:p>0.000022563</text:p>
          </table:table-cell>
          <table:table-cell table:formula="of:=[.B11]-[.D11]" office:value-type="float" office:value="0.000001591" calcext:value-type="float">
            <text:p>0.000001591</text:p>
          </table:table-cell>
          <table:table-cell table:formula="of:=[.E11]-[.B11]" office:value-type="float" office:value="0.000007572" calcext:value-type="float">
            <text:p>0.000007572</text:p>
          </table:table-cell>
          <table:table-cell table:formula="of:=[.B11]*1000000000" office:value-type="float" office:value="19984" calcext:value-type="float">
            <text:p>19984</text:p>
          </table:table-cell>
          <table:table-cell table:formula="of:=[.C11]*1000000000" office:value-type="float" office:value="2579" calcext:value-type="float">
            <text:p>2579</text:p>
          </table:table-cell>
          <table:table-cell table:formula="of:=[.D11]*1000000000" office:value-type="float" office:value="18393" calcext:value-type="float">
            <text:p>18393</text:p>
          </table:table-cell>
          <table:table-cell table:formula="of:=[.E11]*1000000000" office:value-type="float" office:value="27556" calcext:value-type="float">
            <text:p>27556</text:p>
          </table:table-cell>
          <table:table-cell table:formula="of:=[.F11]*1000000000" office:value-type="float" office:value="17405" calcext:value-type="float">
            <text:p>17405</text:p>
          </table:table-cell>
          <table:table-cell table:formula="of:=[.G11]*1000000000" office:value-type="float" office:value="22563" calcext:value-type="float">
            <text:p>22563</text:p>
          </table:table-cell>
          <table:table-cell table:formula="of:=[.H11]*1000000000" office:value-type="float" office:value="1591" calcext:value-type="float">
            <text:p>1591</text:p>
          </table:table-cell>
          <table:table-cell table:formula="of:=[.I11]*1000000000" office:value-type="float" office:value="7572" calcext:value-type="float">
            <text:p>757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45438" calcext:value-type="float">
            <text:p>0.000045438</text:p>
          </table:table-cell>
          <table:table-cell office:value-type="float" office:value="0.000017259" calcext:value-type="float">
            <text:p>0.000017259</text:p>
          </table:table-cell>
          <table:table-cell office:value-type="float" office:value="0.000038307" calcext:value-type="float">
            <text:p>0.000038307</text:p>
          </table:table-cell>
          <table:table-cell office:value-type="float" office:value="0.000097111" calcext:value-type="float">
            <text:p>0.000097111</text:p>
          </table:table-cell>
          <table:table-cell table:formula="of:=[.B12]-[.C12]" office:value-type="float" office:value="0.000028179" calcext:value-type="float">
            <text:p>0.000028179</text:p>
          </table:table-cell>
          <table:table-cell table:formula="of:=[.B12]+[.C12]" office:value-type="float" office:value="0.000062697" calcext:value-type="float">
            <text:p>0.000062697</text:p>
          </table:table-cell>
          <table:table-cell table:formula="of:=[.B12]-[.D12]" office:value-type="float" office:value="0.000007131" calcext:value-type="float">
            <text:p>0.000007131</text:p>
          </table:table-cell>
          <table:table-cell table:formula="of:=[.E12]-[.B12]" office:value-type="float" office:value="0.000051673" calcext:value-type="float">
            <text:p>0.000051673</text:p>
          </table:table-cell>
          <table:table-cell table:formula="of:=[.B12]*1000000000" office:value-type="float" office:value="45438" calcext:value-type="float">
            <text:p>45438</text:p>
          </table:table-cell>
          <table:table-cell table:formula="of:=[.C12]*1000000000" office:value-type="float" office:value="17259" calcext:value-type="float">
            <text:p>17259</text:p>
          </table:table-cell>
          <table:table-cell table:formula="of:=[.D12]*1000000000" office:value-type="float" office:value="38307" calcext:value-type="float">
            <text:p>38307</text:p>
          </table:table-cell>
          <table:table-cell table:formula="of:=[.E12]*1000000000" office:value-type="float" office:value="97111" calcext:value-type="float">
            <text:p>97111</text:p>
          </table:table-cell>
          <table:table-cell table:formula="of:=[.F12]*1000000000" office:value-type="float" office:value="28179" calcext:value-type="float">
            <text:p>28179</text:p>
          </table:table-cell>
          <table:table-cell table:formula="of:=[.G12]*1000000000" office:value-type="float" office:value="62697" calcext:value-type="float">
            <text:p>62697</text:p>
          </table:table-cell>
          <table:table-cell table:formula="of:=[.H12]*1000000000" office:value-type="float" office:value="7131" calcext:value-type="float">
            <text:p>7131</text:p>
          </table:table-cell>
          <table:table-cell table:formula="of:=[.I12]*1000000000" office:value-type="float" office:value="51673" calcext:value-type="float">
            <text:p>51673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83379" calcext:value-type="float">
            <text:p>0.000083379</text:p>
          </table:table-cell>
          <table:table-cell office:value-type="float" office:value="0.000018229" calcext:value-type="float">
            <text:p>0.000018229</text:p>
          </table:table-cell>
          <table:table-cell office:value-type="float" office:value="0.00007503" calcext:value-type="float">
            <text:p>0.000075030</text:p>
          </table:table-cell>
          <table:table-cell office:value-type="float" office:value="0.000136359" calcext:value-type="float">
            <text:p>0.000136359</text:p>
          </table:table-cell>
          <table:table-cell table:formula="of:=[.B13]-[.C13]" office:value-type="float" office:value="0.00006515" calcext:value-type="float">
            <text:p>0.000065150</text:p>
          </table:table-cell>
          <table:table-cell table:formula="of:=[.B13]+[.C13]" office:value-type="float" office:value="0.000101608" calcext:value-type="float">
            <text:p>0.000101608</text:p>
          </table:table-cell>
          <table:table-cell table:formula="of:=[.B13]-[.D13]" office:value-type="float" office:value="0.000008349" calcext:value-type="float">
            <text:p>0.000008349</text:p>
          </table:table-cell>
          <table:table-cell table:formula="of:=[.E13]-[.B13]" office:value-type="float" office:value="0.00005298" calcext:value-type="float">
            <text:p>0.000052980</text:p>
          </table:table-cell>
          <table:table-cell table:formula="of:=[.B13]*1000000000" office:value-type="float" office:value="83379" calcext:value-type="float">
            <text:p>83379</text:p>
          </table:table-cell>
          <table:table-cell table:formula="of:=[.C13]*1000000000" office:value-type="float" office:value="18229" calcext:value-type="float">
            <text:p>18229</text:p>
          </table:table-cell>
          <table:table-cell table:formula="of:=[.D13]*1000000000" office:value-type="float" office:value="75030" calcext:value-type="float">
            <text:p>75030</text:p>
          </table:table-cell>
          <table:table-cell table:formula="of:=[.E13]*1000000000" office:value-type="float" office:value="136359" calcext:value-type="float">
            <text:p>136359</text:p>
          </table:table-cell>
          <table:table-cell table:formula="of:=[.F13]*1000000000" office:value-type="float" office:value="65150" calcext:value-type="float">
            <text:p>65150</text:p>
          </table:table-cell>
          <table:table-cell table:formula="of:=[.G13]*1000000000" office:value-type="float" office:value="101608" calcext:value-type="float">
            <text:p>101608</text:p>
          </table:table-cell>
          <table:table-cell table:formula="of:=[.H13]*1000000000" office:value-type="float" office:value="8349" calcext:value-type="float">
            <text:p>8349</text:p>
          </table:table-cell>
          <table:table-cell table:formula="of:=[.I13]*1000000000" office:value-type="float" office:value="52980" calcext:value-type="float">
            <text:p>5298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68091" calcext:value-type="float">
            <text:p>0.000168091</text:p>
          </table:table-cell>
          <table:table-cell office:value-type="float" office:value="0.000017582" calcext:value-type="float">
            <text:p>0.000017582</text:p>
          </table:table-cell>
          <table:table-cell office:value-type="float" office:value="0.000152847" calcext:value-type="float">
            <text:p>0.000152847</text:p>
          </table:table-cell>
          <table:table-cell office:value-type="float" office:value="0.000206666" calcext:value-type="float">
            <text:p>0.000206666</text:p>
          </table:table-cell>
          <table:table-cell table:formula="of:=[.B14]-[.C14]" office:value-type="float" office:value="0.000150509" calcext:value-type="float">
            <text:p>0.000150509</text:p>
          </table:table-cell>
          <table:table-cell table:formula="of:=[.B14]+[.C14]" office:value-type="float" office:value="0.000185673" calcext:value-type="float">
            <text:p>0.000185673</text:p>
          </table:table-cell>
          <table:table-cell table:formula="of:=[.B14]-[.D14]" office:value-type="float" office:value="0.000015244" calcext:value-type="float">
            <text:p>0.000015244</text:p>
          </table:table-cell>
          <table:table-cell table:formula="of:=[.E14]-[.B14]" office:value-type="float" office:value="0.000038575" calcext:value-type="float">
            <text:p>0.000038575</text:p>
          </table:table-cell>
          <table:table-cell table:formula="of:=[.B14]*1000000000" office:value-type="float" office:value="168091" calcext:value-type="float">
            <text:p>168091</text:p>
          </table:table-cell>
          <table:table-cell table:formula="of:=[.C14]*1000000000" office:value-type="float" office:value="17582" calcext:value-type="float">
            <text:p>17582</text:p>
          </table:table-cell>
          <table:table-cell table:formula="of:=[.D14]*1000000000" office:value-type="float" office:value="152847" calcext:value-type="float">
            <text:p>152847</text:p>
          </table:table-cell>
          <table:table-cell table:formula="of:=[.E14]*1000000000" office:value-type="float" office:value="206666" calcext:value-type="float">
            <text:p>206666</text:p>
          </table:table-cell>
          <table:table-cell table:formula="of:=[.F14]*1000000000" office:value-type="float" office:value="150509" calcext:value-type="float">
            <text:p>150509</text:p>
          </table:table-cell>
          <table:table-cell table:formula="of:=[.G14]*1000000000" office:value-type="float" office:value="185673" calcext:value-type="float">
            <text:p>185673</text:p>
          </table:table-cell>
          <table:table-cell table:formula="of:=[.H14]*1000000000" office:value-type="float" office:value="15244" calcext:value-type="float">
            <text:p>15244</text:p>
          </table:table-cell>
          <table:table-cell table:formula="of:=[.I14]*1000000000" office:value-type="float" office:value="38575" calcext:value-type="float">
            <text:p>3857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409231" calcext:value-type="float">
            <text:p>0.000409231</text:p>
          </table:table-cell>
          <table:table-cell office:value-type="float" office:value="0.000081778" calcext:value-type="float">
            <text:p>0.000081778</text:p>
          </table:table-cell>
          <table:table-cell office:value-type="float" office:value="0.000329671" calcext:value-type="float">
            <text:p>0.000329671</text:p>
          </table:table-cell>
          <table:table-cell office:value-type="float" office:value="0.00056721" calcext:value-type="float">
            <text:p>0.000567210</text:p>
          </table:table-cell>
          <table:table-cell table:formula="of:=[.B15]-[.C15]" office:value-type="float" office:value="0.000327453" calcext:value-type="float">
            <text:p>0.000327453</text:p>
          </table:table-cell>
          <table:table-cell table:formula="of:=[.B15]+[.C15]" office:value-type="float" office:value="0.000491009" calcext:value-type="float">
            <text:p>0.000491009</text:p>
          </table:table-cell>
          <table:table-cell table:formula="of:=[.B15]-[.D15]" office:value-type="float" office:value="0.00007956" calcext:value-type="float">
            <text:p>0.000079560</text:p>
          </table:table-cell>
          <table:table-cell table:formula="of:=[.E15]-[.B15]" office:value-type="float" office:value="0.000157979" calcext:value-type="float">
            <text:p>0.000157979</text:p>
          </table:table-cell>
          <table:table-cell table:formula="of:=[.B15]*1000000000" office:value-type="float" office:value="409231" calcext:value-type="float">
            <text:p>409231</text:p>
          </table:table-cell>
          <table:table-cell table:formula="of:=[.C15]*1000000000" office:value-type="float" office:value="81778" calcext:value-type="float">
            <text:p>81778</text:p>
          </table:table-cell>
          <table:table-cell table:formula="of:=[.D15]*1000000000" office:value-type="float" office:value="329671" calcext:value-type="float">
            <text:p>329671</text:p>
          </table:table-cell>
          <table:table-cell table:formula="of:=[.E15]*1000000000" office:value-type="float" office:value="567210" calcext:value-type="float">
            <text:p>567210</text:p>
          </table:table-cell>
          <table:table-cell table:formula="of:=[.F15]*1000000000" office:value-type="float" office:value="327453" calcext:value-type="float">
            <text:p>327453</text:p>
          </table:table-cell>
          <table:table-cell table:formula="of:=[.G15]*1000000000" office:value-type="float" office:value="491009" calcext:value-type="float">
            <text:p>491009</text:p>
          </table:table-cell>
          <table:table-cell table:formula="of:=[.H15]*1000000000" office:value-type="float" office:value="79560" calcext:value-type="float">
            <text:p>79560</text:p>
          </table:table-cell>
          <table:table-cell table:formula="of:=[.I15]*1000000000" office:value-type="float" office:value="157979" calcext:value-type="float">
            <text:p>157979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1355574" calcext:value-type="float">
            <text:p>0.001355574</text:p>
          </table:table-cell>
          <table:table-cell office:value-type="float" office:value="0.000142142" calcext:value-type="float">
            <text:p>0.000142142</text:p>
          </table:table-cell>
          <table:table-cell office:value-type="float" office:value="0.001172773" calcext:value-type="float">
            <text:p>0.001172773</text:p>
          </table:table-cell>
          <table:table-cell office:value-type="float" office:value="0.001553147" calcext:value-type="float">
            <text:p>0.001553147</text:p>
          </table:table-cell>
          <table:table-cell table:formula="of:=[.B16]-[.C16]" office:value-type="float" office:value="0.001213432" calcext:value-type="float">
            <text:p>0.001213432</text:p>
          </table:table-cell>
          <table:table-cell table:formula="of:=[.B16]+[.C16]" office:value-type="float" office:value="0.001497716" calcext:value-type="float">
            <text:p>0.001497716</text:p>
          </table:table-cell>
          <table:table-cell table:formula="of:=[.B16]-[.D16]" office:value-type="float" office:value="0.000182801" calcext:value-type="float">
            <text:p>0.000182801</text:p>
          </table:table-cell>
          <table:table-cell table:formula="of:=[.E16]-[.B16]" office:value-type="float" office:value="0.000197573" calcext:value-type="float">
            <text:p>0.000197573</text:p>
          </table:table-cell>
          <table:table-cell table:formula="of:=[.B16]*1000000000" office:value-type="float" office:value="1355574" calcext:value-type="float">
            <text:p>1355574</text:p>
          </table:table-cell>
          <table:table-cell table:formula="of:=[.C16]*1000000000" office:value-type="float" office:value="142142" calcext:value-type="float">
            <text:p>142142</text:p>
          </table:table-cell>
          <table:table-cell table:formula="of:=[.D16]*1000000000" office:value-type="float" office:value="1172773" calcext:value-type="float">
            <text:p>1172773</text:p>
          </table:table-cell>
          <table:table-cell table:formula="of:=[.E16]*1000000000" office:value-type="float" office:value="1553147" calcext:value-type="float">
            <text:p>1553147</text:p>
          </table:table-cell>
          <table:table-cell table:formula="of:=[.F16]*1000000000" office:value-type="float" office:value="1213432" calcext:value-type="float">
            <text:p>1213432</text:p>
          </table:table-cell>
          <table:table-cell table:formula="of:=[.G16]*1000000000" office:value-type="float" office:value="1497716" calcext:value-type="float">
            <text:p>1497716</text:p>
          </table:table-cell>
          <table:table-cell table:formula="of:=[.H16]*1000000000" office:value-type="float" office:value="182801" calcext:value-type="float">
            <text:p>182801</text:p>
          </table:table-cell>
          <table:table-cell table:formula="of:=[.I16]*1000000000" office:value-type="float" office:value="197573" calcext:value-type="float">
            <text:p>197573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4390718" calcext:value-type="float">
            <text:p>0.004390718</text:p>
          </table:table-cell>
          <table:table-cell office:value-type="float" office:value="0.000731073" calcext:value-type="float">
            <text:p>0.000731073</text:p>
          </table:table-cell>
          <table:table-cell office:value-type="float" office:value="0.003848316" calcext:value-type="float">
            <text:p>0.003848316</text:p>
          </table:table-cell>
          <table:table-cell office:value-type="float" office:value="0.006229605" calcext:value-type="float">
            <text:p>0.006229605</text:p>
          </table:table-cell>
          <table:table-cell table:formula="of:=[.B17]-[.C17]" office:value-type="float" office:value="0.003659645" calcext:value-type="float">
            <text:p>0.003659645</text:p>
          </table:table-cell>
          <table:table-cell table:formula="of:=[.B17]+[.C17]" office:value-type="float" office:value="0.005121791" calcext:value-type="float">
            <text:p>0.005121791</text:p>
          </table:table-cell>
          <table:table-cell table:formula="of:=[.B17]-[.D17]" office:value-type="float" office:value="0.000542402" calcext:value-type="float">
            <text:p>0.000542402</text:p>
          </table:table-cell>
          <table:table-cell table:formula="of:=[.E17]-[.B17]" office:value-type="float" office:value="0.001838887" calcext:value-type="float">
            <text:p>0.001838887</text:p>
          </table:table-cell>
          <table:table-cell table:formula="of:=[.B17]*1000000000" office:value-type="float" office:value="4390718" calcext:value-type="float">
            <text:p>4390718</text:p>
          </table:table-cell>
          <table:table-cell table:formula="of:=[.C17]*1000000000" office:value-type="float" office:value="731073" calcext:value-type="float">
            <text:p>731073</text:p>
          </table:table-cell>
          <table:table-cell table:formula="of:=[.D17]*1000000000" office:value-type="float" office:value="3848316" calcext:value-type="float">
            <text:p>3848316</text:p>
          </table:table-cell>
          <table:table-cell table:formula="of:=[.E17]*1000000000" office:value-type="float" office:value="6229605" calcext:value-type="float">
            <text:p>6229605</text:p>
          </table:table-cell>
          <table:table-cell table:formula="of:=[.F17]*1000000000" office:value-type="float" office:value="3659645" calcext:value-type="float">
            <text:p>3659645</text:p>
          </table:table-cell>
          <table:table-cell table:formula="of:=[.G17]*1000000000" office:value-type="float" office:value="5121791" calcext:value-type="float">
            <text:p>5121791</text:p>
          </table:table-cell>
          <table:table-cell table:formula="of:=[.H17]*1000000000" office:value-type="float" office:value="542402" calcext:value-type="float">
            <text:p>542402</text:p>
          </table:table-cell>
          <table:table-cell table:formula="of:=[.I17]*1000000000" office:value-type="float" office:value="1838887" calcext:value-type="float">
            <text:p>1838887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9120001" calcext:value-type="float">
            <text:p>0.009120001</text:p>
          </table:table-cell>
          <table:table-cell office:value-type="float" office:value="0.00035892" calcext:value-type="float">
            <text:p>0.000358920</text:p>
          </table:table-cell>
          <table:table-cell office:value-type="float" office:value="0.008755084" calcext:value-type="float">
            <text:p>0.008755084</text:p>
          </table:table-cell>
          <table:table-cell office:value-type="float" office:value="0.009889294" calcext:value-type="float">
            <text:p>0.009889294</text:p>
          </table:table-cell>
          <table:table-cell table:formula="of:=[.B18]-[.C18]" office:value-type="float" office:value="0.008761081" calcext:value-type="float">
            <text:p>0.008761081</text:p>
          </table:table-cell>
          <table:table-cell table:formula="of:=[.B18]+[.C18]" office:value-type="float" office:value="0.009478921" calcext:value-type="float">
            <text:p>0.009478921</text:p>
          </table:table-cell>
          <table:table-cell table:formula="of:=[.B18]-[.D18]" office:value-type="float" office:value="0.000364917000000001" calcext:value-type="float">
            <text:p>0.000364917</text:p>
          </table:table-cell>
          <table:table-cell table:formula="of:=[.E18]-[.B18]" office:value-type="float" office:value="0.000769292999999999" calcext:value-type="float">
            <text:p>0.000769293</text:p>
          </table:table-cell>
          <table:table-cell table:formula="of:=[.B18]*1000000000" office:value-type="float" office:value="9120001" calcext:value-type="float">
            <text:p>9120001</text:p>
          </table:table-cell>
          <table:table-cell table:formula="of:=[.C18]*1000000000" office:value-type="float" office:value="358920" calcext:value-type="float">
            <text:p>358920</text:p>
          </table:table-cell>
          <table:table-cell table:formula="of:=[.D18]*1000000000" office:value-type="float" office:value="8755084" calcext:value-type="float">
            <text:p>8755084</text:p>
          </table:table-cell>
          <table:table-cell table:formula="of:=[.E18]*1000000000" office:value-type="float" office:value="9889294" calcext:value-type="float">
            <text:p>9889294</text:p>
          </table:table-cell>
          <table:table-cell table:formula="of:=[.F18]*1000000000" office:value-type="float" office:value="8761081" calcext:value-type="float">
            <text:p>8761081</text:p>
          </table:table-cell>
          <table:table-cell table:formula="of:=[.G18]*1000000000" office:value-type="float" office:value="9478921" calcext:value-type="float">
            <text:p>9478921</text:p>
          </table:table-cell>
          <table:table-cell table:formula="of:=[.H18]*1000000000" office:value-type="float" office:value="364917.000000001" calcext:value-type="float">
            <text:p>364917.000000001</text:p>
          </table:table-cell>
          <table:table-cell table:formula="of:=[.I18]*1000000000" office:value-type="float" office:value="769292.999999999" calcext:value-type="float">
            <text:p>769292.99999999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0294821" calcext:value-type="float">
            <text:p>0.020294821</text:p>
          </table:table-cell>
          <table:table-cell office:value-type="float" office:value="0.002935998" calcext:value-type="float">
            <text:p>0.002935998</text:p>
          </table:table-cell>
          <table:table-cell office:value-type="float" office:value="0.018339554" calcext:value-type="float">
            <text:p>0.018339554</text:p>
          </table:table-cell>
          <table:table-cell office:value-type="float" office:value="0.028950073" calcext:value-type="float">
            <text:p>0.028950073</text:p>
          </table:table-cell>
          <table:table-cell table:formula="of:=[.B19]-[.C19]" office:value-type="float" office:value="0.017358823" calcext:value-type="float">
            <text:p>0.017358823</text:p>
          </table:table-cell>
          <table:table-cell table:formula="of:=[.B19]+[.C19]" office:value-type="float" office:value="0.023230819" calcext:value-type="float">
            <text:p>0.023230819</text:p>
          </table:table-cell>
          <table:table-cell table:formula="of:=[.B19]-[.D19]" office:value-type="float" office:value="0.001955267" calcext:value-type="float">
            <text:p>0.001955267</text:p>
          </table:table-cell>
          <table:table-cell table:formula="of:=[.E19]-[.B19]" office:value-type="float" office:value="0.008655252" calcext:value-type="float">
            <text:p>0.008655252</text:p>
          </table:table-cell>
          <table:table-cell table:formula="of:=[.B19]*1000000000" office:value-type="float" office:value="20294821" calcext:value-type="float">
            <text:p>20294821</text:p>
          </table:table-cell>
          <table:table-cell table:formula="of:=[.C19]*1000000000" office:value-type="float" office:value="2935998" calcext:value-type="float">
            <text:p>2935998</text:p>
          </table:table-cell>
          <table:table-cell table:formula="of:=[.D19]*1000000000" office:value-type="float" office:value="18339554" calcext:value-type="float">
            <text:p>18339554</text:p>
          </table:table-cell>
          <table:table-cell table:formula="of:=[.E19]*1000000000" office:value-type="float" office:value="28950073" calcext:value-type="float">
            <text:p>28950073</text:p>
          </table:table-cell>
          <table:table-cell table:formula="of:=[.F19]*1000000000" office:value-type="float" office:value="17358823" calcext:value-type="float">
            <text:p>17358823</text:p>
          </table:table-cell>
          <table:table-cell table:formula="of:=[.G19]*1000000000" office:value-type="float" office:value="23230819" calcext:value-type="float">
            <text:p>23230819</text:p>
          </table:table-cell>
          <table:table-cell table:formula="of:=[.H19]*1000000000" office:value-type="float" office:value="1955267" calcext:value-type="float">
            <text:p>1955267</text:p>
          </table:table-cell>
          <table:table-cell table:formula="of:=[.I19]*1000000000" office:value-type="float" office:value="8655252" calcext:value-type="float">
            <text:p>8655252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52760227" calcext:value-type="float">
            <text:p>0.052760227</text:p>
          </table:table-cell>
          <table:table-cell office:value-type="float" office:value="0.003125196" calcext:value-type="float">
            <text:p>0.003125196</text:p>
          </table:table-cell>
          <table:table-cell office:value-type="float" office:value="0.047319365" calcext:value-type="float">
            <text:p>0.047319365</text:p>
          </table:table-cell>
          <table:table-cell office:value-type="float" office:value="0.058032843" calcext:value-type="float">
            <text:p>0.058032843</text:p>
          </table:table-cell>
          <table:table-cell table:formula="of:=[.B20]-[.C20]" office:value-type="float" office:value="0.049635031" calcext:value-type="float">
            <text:p>0.049635031</text:p>
          </table:table-cell>
          <table:table-cell table:formula="of:=[.B20]+[.C20]" office:value-type="float" office:value="0.055885423" calcext:value-type="float">
            <text:p>0.055885423</text:p>
          </table:table-cell>
          <table:table-cell table:formula="of:=[.B20]-[.D20]" office:value-type="float" office:value="0.005440862" calcext:value-type="float">
            <text:p>0.005440862</text:p>
          </table:table-cell>
          <table:table-cell table:formula="of:=[.E20]-[.B20]" office:value-type="float" office:value="0.005272616" calcext:value-type="float">
            <text:p>0.005272616</text:p>
          </table:table-cell>
          <table:table-cell table:formula="of:=[.B20]*1000000000" office:value-type="float" office:value="52760227" calcext:value-type="float">
            <text:p>52760227</text:p>
          </table:table-cell>
          <table:table-cell table:formula="of:=[.C20]*1000000000" office:value-type="float" office:value="3125196" calcext:value-type="float">
            <text:p>3125196</text:p>
          </table:table-cell>
          <table:table-cell table:formula="of:=[.D20]*1000000000" office:value-type="float" office:value="47319365" calcext:value-type="float">
            <text:p>47319365</text:p>
          </table:table-cell>
          <table:table-cell table:formula="of:=[.E20]*1000000000" office:value-type="float" office:value="58032843" calcext:value-type="float">
            <text:p>58032843</text:p>
          </table:table-cell>
          <table:table-cell table:formula="of:=[.F20]*1000000000" office:value-type="float" office:value="49635031" calcext:value-type="float">
            <text:p>49635031</text:p>
          </table:table-cell>
          <table:table-cell table:formula="of:=[.G20]*1000000000" office:value-type="float" office:value="55885423" calcext:value-type="float">
            <text:p>55885423</text:p>
          </table:table-cell>
          <table:table-cell table:formula="of:=[.H20]*1000000000" office:value-type="float" office:value="5440862" calcext:value-type="float">
            <text:p>5440862</text:p>
          </table:table-cell>
          <table:table-cell table:formula="of:=[.I20]*1000000000" office:value-type="float" office:value="5272616" calcext:value-type="float">
            <text:p>5272616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98395646" calcext:value-type="float">
            <text:p>0.098395646</text:p>
          </table:table-cell>
          <table:table-cell office:value-type="float" office:value="0.005865191" calcext:value-type="float">
            <text:p>0.005865191</text:p>
          </table:table-cell>
          <table:table-cell office:value-type="float" office:value="0.088778834" calcext:value-type="float">
            <text:p>0.088778834</text:p>
          </table:table-cell>
          <table:table-cell office:value-type="float" office:value="0.108427206" calcext:value-type="float">
            <text:p>0.108427206</text:p>
          </table:table-cell>
          <table:table-cell table:formula="of:=[.B21]-[.C21]" office:value-type="float" office:value="0.092530455" calcext:value-type="float">
            <text:p>0.092530455</text:p>
          </table:table-cell>
          <table:table-cell table:formula="of:=[.B21]+[.C21]" office:value-type="float" office:value="0.104260837" calcext:value-type="float">
            <text:p>0.104260837</text:p>
          </table:table-cell>
          <table:table-cell table:formula="of:=[.B21]-[.D21]" office:value-type="float" office:value="0.009616812" calcext:value-type="float">
            <text:p>0.009616812</text:p>
          </table:table-cell>
          <table:table-cell table:formula="of:=[.E21]-[.B21]" office:value-type="float" office:value="0.01003156" calcext:value-type="float">
            <text:p>0.010031560</text:p>
          </table:table-cell>
          <table:table-cell table:formula="of:=[.B21]*1000000000" office:value-type="float" office:value="98395646" calcext:value-type="float">
            <text:p>98395646</text:p>
          </table:table-cell>
          <table:table-cell table:formula="of:=[.C21]*1000000000" office:value-type="float" office:value="5865191" calcext:value-type="float">
            <text:p>5865191</text:p>
          </table:table-cell>
          <table:table-cell table:formula="of:=[.D21]*1000000000" office:value-type="float" office:value="88778834" calcext:value-type="float">
            <text:p>88778834</text:p>
          </table:table-cell>
          <table:table-cell table:formula="of:=[.E21]*1000000000" office:value-type="float" office:value="108427206" calcext:value-type="float">
            <text:p>108427206</text:p>
          </table:table-cell>
          <table:table-cell table:formula="of:=[.F21]*1000000000" office:value-type="float" office:value="92530455" calcext:value-type="float">
            <text:p>92530455</text:p>
          </table:table-cell>
          <table:table-cell table:formula="of:=[.G21]*1000000000" office:value-type="float" office:value="104260837" calcext:value-type="float">
            <text:p>104260837</text:p>
          </table:table-cell>
          <table:table-cell table:formula="of:=[.H21]*1000000000" office:value-type="float" office:value="9616812" calcext:value-type="float">
            <text:p>9616812</text:p>
          </table:table-cell>
          <table:table-cell table:formula="of:=[.I21]*1000000000" office:value-type="float" office:value="10031560" calcext:value-type="float">
            <text:p>100315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8:32:23.474029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09:18:41.010235702</meta:creation-date>
    <dc:date>2021-06-10T18:36:57.458954486</dc:date>
    <meta:editing-duration>P3DT21H12M51S</meta:editing-duration>
    <meta:editing-cycles>25</meta:editing-cycles>
    <meta:generator>LibreOffice/6.1.4.2$MacOSX_X86_64 LibreOffice_project/9d0f32d1f0b509096fd65e0d4bec26ddd1938fd3</meta:generator>
    <meta:document-statistic meta:table-count="10" meta:cell-count="5795" meta:object-count="0"/>
  </office:meta>
</office:document-meta>
</file>